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1965in"/>
    </style:style>
    <style:style style:name="co21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61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7102in"/>
    </style:style>
    <style:style style:name="co22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539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1.6437in"/>
    </style:style>
    <style:style style:name="co32" style:family="table-column">
      <style:table-column-properties fo:break-before="auto" style:column-width="1.6543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9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0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07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8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5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3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4" table:number-columns-repeated="3" table:default-cell-style-name="ce35"/>
        <table:table-column table:style-name="co15" table:default-cell-style-name="ce35"/>
        <table:table-column table:style-name="co11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13" table:default-cell-style-name="ce35"/>
        <table:table-column table:style-name="co20" table:default-cell-style-name="ce123"/>
        <table:table-column table:style-name="co22" table:default-cell-style-name="ce132"/>
        <table:table-column table:style-name="co14" table:default-cell-style-name="ce132"/>
        <table:table-column table:style-name="co27" table:default-cell-style-name="ce147"/>
        <table:table-column table:style-name="co28" table:default-cell-style-name="ce153"/>
        <table:table-column table:style-name="co29" table:default-cell-style-name="ce161"/>
        <table:table-column table:style-name="co28" table:default-cell-style-name="ce167"/>
        <table:table-column table:style-name="co20" table:default-cell-style-name="ce172"/>
        <table:table-column table:style-name="co30" table:default-cell-style-name="ce177"/>
        <table:table-column table:style-name="co11" table:default-cell-style-name="ce182"/>
        <table:table-column table:style-name="co31" table:default-cell-style-name="ce35"/>
        <table:table-column table:style-name="co21" table:default-cell-style-name="ce35"/>
        <table:table-column table:style-name="co32" table:default-cell-style-name="ce35"/>
        <table:table-column table:style-name="co23" table:number-columns-repeated="35" table:default-cell-style-name="ce35"/>
        <table:table-row table:style-name="ro5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Exposed_</text:p>
            <text:p>posts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/</text:p>
            <text:p><text:span text:style-name="T1">Deny </text:span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Wei Avg</text:span></text:p>
            <text:p>Stance F1 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1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34" table:formula="of:=[$Results_01_12.E9]" office:value-type="float" office:value="0.842010393964795" calcext:value-type="float">
            <text:p>0.8420</text:p>
          </table:table-cell>
          <table:table-cell table:style-name="ce47" table:formula="of:=([.R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4]" office:value-type="float" office:value="0.6653" calcext:value-type="float">
            <text:p>0.6653</text:p>
          </table:table-cell>
          <table:table-cell table:style-name="ce56" table:formula="of:=[$Results_01_12.E15]" office:value-type="percentage" office:value="0.681" calcext:value-type="percentage">
            <text:p>68.1%</text:p>
          </table:table-cell>
          <table:table-cell table:formula="of:=2*[.R2]*[.V2]/([.R2]+[.V2])" office:value-type="float" office:value="0.678098945971844" calcext:value-type="float">
            <text:p>0.6781</text:p>
          </table:table-cell>
          <table:table-cell table:formula="of:=2*[.T2]*[.V2]/([.T2]+[.V2])" office:value-type="float" office:value="0.638756633191356" calcext:value-type="float">
            <text:p>0.6388</text:p>
          </table:table-cell>
          <table:table-cell/>
          <table:table-cell table:style-name="ce133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136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34" table:formula="of:=[$Results_01_12.K9]" office:value-type="float" office:value="0.843512293936854" calcext:value-type="float">
            <text:p>0.8435</text:p>
          </table:table-cell>
          <table:table-cell table:style-name="ce47" table:formula="of:=([.R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4]" office:value-type="float" office:value="0.6856" calcext:value-type="float">
            <text:p>0.6856</text:p>
          </table:table-cell>
          <table:table-cell table:style-name="ce56" table:formula="of:=[$Results_01_12.K15]" office:value-type="percentage" office:value="0.671" calcext:value-type="percentage">
            <text:p>67.1%</text:p>
          </table:table-cell>
          <table:table-cell table:formula="of:=2*[.R3]*[.V3]/([.R3]+[.V3])" office:value-type="float" office:value="0.675709343789302" calcext:value-type="float">
            <text:p>0.6757</text:p>
          </table:table-cell>
          <table:table-cell table:formula="of:=2*[.T3]*[.V3]/([.T3]+[.V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34" table:formula="of:=[$Results_01_12.Q9]" office:value-type="float" office:value="0.859191813355686" calcext:value-type="float">
            <text:p>0.8592</text:p>
          </table:table-cell>
          <table:table-cell table:style-name="ce47" table:formula="of:=([.R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4]" office:value-type="float" office:value="0.6627" calcext:value-type="float">
            <text:p>0.6627</text:p>
          </table:table-cell>
          <table:table-cell table:style-name="ce56" table:formula="of:=[$Results_01_12.Q15]" office:value-type="percentage" office:value="0.673" calcext:value-type="percentage">
            <text:p>67.3%</text:p>
          </table:table-cell>
          <table:table-cell table:formula="of:=2*[.R4]*[.V4]/([.R4]+[.V4])" office:value-type="float" office:value="0.683665083656024" calcext:value-type="float">
            <text:p>0.6837</text:p>
          </table:table-cell>
          <table:table-cell table:formula="of:=2*[.T4]*[.V4]/([.T4]+[.V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34" table:formula="of:=[$Results_01_12.W9]" office:value-type="float" office:value="0.87286999161777" calcext:value-type="float">
            <text:p>0.8729</text:p>
          </table:table-cell>
          <table:table-cell table:style-name="ce47" table:formula="of:=([.R5]-0.2)*5/4" office:value-type="float" office:value="0.65725" calcext:value-type="float">
            <text:p>0.6573</text:p>
          </table:table-cell>
          <table:table-cell table:style-name="ce37" table:formula="of:=[$Results_01_12.W10]" office:value-type="percentage" office:value="0.8909" calcext:value-type="percentage">
            <text:p>89.1%</text:p>
          </table:table-cell>
          <table:table-cell table:style-name="ce53" table:formula="of:=[$Results_01_12.W15]" office:value-type="float" office:value="0.651" calcext:value-type="float">
            <text:p>0.6510</text:p>
          </table:table-cell>
          <table:table-cell table:style-name="ce56" table:formula="of:=[$Results_01_12.W16]" office:value-type="percentage" office:value="0.6534" calcext:value-type="percentage">
            <text:p>65.3%</text:p>
          </table:table-cell>
          <table:table-cell table:formula="of:=2*[.R5]*[.V5]/([.R5]+[.V5])" office:value-type="float" office:value="0.686368099941894" calcext:value-type="float">
            <text:p>0.6864</text:p>
          </table:table-cell>
          <table:table-cell table:formula="of:=2*[.T5]*[.V5]/([.T5]+[.V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1]" office:value-type="float" office:value="0.1719" calcext:value-type="float">
            <text:p>0.1719</text:p>
          </table:table-cell>
          <table:table-cell table:style-name="ce34" table:formula="of:=[$Results_01_12.E25]" office:value-type="float" office:value="0.7372" calcext:value-type="float">
            <text:p>0.7372</text:p>
          </table:table-cell>
          <table:table-cell table:style-name="ce34" table:formula="of:=[$Results_01_12.E26]" office:value-type="float" office:value="0.864947611064543" calcext:value-type="float">
            <text:p>0.8649</text:p>
          </table:table-cell>
          <table:table-cell table:style-name="ce47" table:formula="of:=([.R6]-0.2)*5/4" office:value-type="float" office:value="0.6715" calcext:value-type="float">
            <text:p>0.6715</text:p>
          </table:table-cell>
          <table:table-cell table:style-name="ce37" table:formula="of:=[$Results_01_12.E27]" office:value-type="percentage" office:value="0.8787" calcext:value-type="percentage">
            <text:p>87.9%</text:p>
          </table:table-cell>
          <table:table-cell table:style-name="ce53" table:formula="of:=[$Results_01_12.E32]" office:value-type="float" office:value="0.6465" calcext:value-type="float">
            <text:p>0.6465</text:p>
          </table:table-cell>
          <table:table-cell table:style-name="ce56" table:formula="of:=[$Results_01_12.E33]" office:value-type="percentage" office:value="0.6534" calcext:value-type="percentage">
            <text:p>65.3%</text:p>
          </table:table-cell>
          <table:table-cell table:formula="of:=2*[.R6]*[.V6]/([.R6]+[.V6])" office:value-type="float" office:value="0.688877357808774" calcext:value-type="float">
            <text:p>0.6889</text:p>
          </table:table-cell>
          <table:table-cell table:formula="of:=2*[.T6]*[.V6]/([.T6]+[.V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1]" office:value-type="float" office:value="0" calcext:value-type="float">
            <text:p>0.0000</text:p>
          </table:table-cell>
          <table:table-cell table:style-name="ce34" table:formula="of:=[$Results_01_12.K25]" office:value-type="float" office:value="0.1448" calcext:value-type="float">
            <text:p>0.1448</text:p>
          </table:table-cell>
          <table:table-cell table:style-name="ce34" table:formula="of:=[$Results_01_12.K26]" office:value-type="float" office:value="0.450564599050014" calcext:value-type="float">
            <text:p>0.4506</text:p>
          </table:table-cell>
          <table:table-cell table:style-name="ce47" table:formula="of:=([.R7])*5/4" office:value-type="float" office:value="0.181" calcext:value-type="float">
            <text:p>0.1810</text:p>
          </table:table-cell>
          <table:table-cell table:style-name="ce37" table:formula="of:=[$Results_01_12.K27]" office:value-type="percentage" office:value="0.5675" calcext:value-type="percentage">
            <text:p>56.8%</text:p>
          </table:table-cell>
          <table:table-cell table:style-name="ce53" table:formula="of:=[$Results_01_12.K32]" office:value-type="float" office:value="0.662" calcext:value-type="float">
            <text:p>0.6620</text:p>
          </table:table-cell>
          <table:table-cell table:style-name="ce56" table:formula="of:=[$Results_01_12.K33]" office:value-type="percentage" office:value="0.6809" calcext:value-type="percentage">
            <text:p>68.1%</text:p>
          </table:table-cell>
          <table:table-cell table:formula="of:=2*[.R7]*[.V7]/([.R7]+[.V7])" office:value-type="float" office:value="0.237624194348042" calcext:value-type="float">
            <text:p>0.2376</text:p>
          </table:table-cell>
          <table:table-cell table:formula="of:=2*[.T7]*[.V7]/([.T7]+[.V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137"/>
          <table:table-cell table:number-columns-repeated="3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1]" office:value-type="float" office:value="0.2051" calcext:value-type="float">
            <text:p>0.2051</text:p>
          </table:table-cell>
          <table:table-cell table:style-name="ce34" table:formula="of:=[$Results_01_12.Q25]" office:value-type="float" office:value="0.7313" calcext:value-type="float">
            <text:p>0.7313</text:p>
          </table:table-cell>
          <table:table-cell table:style-name="ce34" table:formula="of:=[$Results_01_12.Q26]" office:value-type="float" office:value="0.860562419670299" calcext:value-type="float">
            <text:p>0.8606</text:p>
          </table:table-cell>
          <table:table-cell table:style-name="ce47" table:formula="of:=([.R8]-0.2)*5/4" office:value-type="float" office:value="0.664125" calcext:value-type="float">
            <text:p>0.6641</text:p>
          </table:table-cell>
          <table:table-cell table:style-name="ce37" table:formula="of:=[$Results_01_12.Q27]" office:value-type="percentage" office:value="0.8739" calcext:value-type="percentage">
            <text:p>87.4%</text:p>
          </table:table-cell>
          <table:table-cell table:style-name="ce53" table:formula="of:=[$Results_01_12.Q32]" office:value-type="float" office:value="0.6471" calcext:value-type="float">
            <text:p>0.6471</text:p>
          </table:table-cell>
          <table:table-cell table:style-name="ce56" table:formula="of:=[$Results_01_12.Q33]" office:value-type="percentage" office:value="0.6524" calcext:value-type="percentage">
            <text:p>65.2%</text:p>
          </table:table-cell>
          <table:table-cell table:formula="of:=2*[.R8]*[.V8]/([.R8]+[.V8])" office:value-type="float" office:value="0.686628308183401" calcext:value-type="float">
            <text:p>0.6866</text:p>
          </table:table-cell>
          <table:table-cell table:formula="of:=2*[.T8]*[.V8]/([.T8]+[.V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137"/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1]" office:value-type="float" office:value="0.1386" calcext:value-type="float">
            <text:p>0.1386</text:p>
          </table:table-cell>
          <table:table-cell table:style-name="ce34" table:formula="of:=[$Results_01_12.W25]" office:value-type="float" office:value="0.7229" calcext:value-type="float">
            <text:p>0.7229</text:p>
          </table:table-cell>
          <table:table-cell table:style-name="ce34" table:formula="of:=[$Results_01_12.W26]" office:value-type="float" office:value="0.859091841296451" calcext:value-type="float">
            <text:p>0.8591</text:p>
          </table:table-cell>
          <table:table-cell table:style-name="ce47" table:formula="of:=([.R9]-0.2)*5/4" office:value-type="float" office:value="0.653625" calcext:value-type="float">
            <text:p>0.6536</text:p>
          </table:table-cell>
          <table:table-cell table:style-name="ce37" table:formula="of:=[$Results_01_12.W27]" office:value-type="percentage" office:value="0.866" calcext:value-type="percentage">
            <text:p>86.6%</text:p>
          </table:table-cell>
          <table:table-cell table:style-name="ce53" table:formula="of:=[$Results_01_12.W32]" office:value-type="float" office:value="0.6385" calcext:value-type="float">
            <text:p>0.6385</text:p>
          </table:table-cell>
          <table:table-cell table:style-name="ce56" table:formula="of:=[$Results_01_12.W33]" office:value-type="percentage" office:value="0.6504" calcext:value-type="percentage">
            <text:p>65.0%</text:p>
          </table:table-cell>
          <table:table-cell table:formula="of:=2*[.R9]*[.V9]/([.R9]+[.V9])" office:value-type="float" office:value="0.678083810783017" calcext:value-type="float">
            <text:p>0.6781</text:p>
          </table:table-cell>
          <table:table-cell table:formula="of:=2*[.T9]*[.V9]/([.T9]+[.V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136" table:number-columns-spanned="1" table:number-rows-spanned="2"/>
          <table:table-cell table:number-columns-repeated="3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8]" office:value-type="float" office:value="0.1941" calcext:value-type="float">
            <text:p>0.1941</text:p>
          </table:table-cell>
          <table:table-cell table:style-name="ce34" table:formula="of:=[$Results_01_12.E42]" office:value-type="float" office:value="0.7379" calcext:value-type="float">
            <text:p>0.7379</text:p>
          </table:table-cell>
          <table:table-cell table:style-name="ce34" table:formula="of:=[$Results_01_12.E43]" office:value-type="float" office:value="0.859298379435596" calcext:value-type="float">
            <text:p>0.8593</text:p>
          </table:table-cell>
          <table:table-cell table:style-name="ce47" table:formula="of:=([.R10]-0.2)*5/4" office:value-type="float" office:value="0.672375" calcext:value-type="float">
            <text:p>0.6724</text:p>
          </table:table-cell>
          <table:table-cell table:style-name="ce37" table:formula="of:=[$Results_01_12.E44]" office:value-type="percentage" office:value="0.8642" calcext:value-type="percentage">
            <text:p>86.4%</text:p>
          </table:table-cell>
          <table:table-cell table:style-name="ce53" table:formula="of:=[$Results_01_12.E49]" office:value-type="float" office:value="0.671" calcext:value-type="float">
            <text:p>0.6710</text:p>
          </table:table-cell>
          <table:table-cell table:style-name="ce56" table:formula="of:=[$Results_01_12.E50]" office:value-type="percentage" office:value="0.6789" calcext:value-type="percentage">
            <text:p>67.9%</text:p>
          </table:table-cell>
          <table:table-cell table:formula="of:=2*[.R10]*[.V10]/([.R10]+[.V10])" office:value-type="float" office:value="0.702861665128824" calcext:value-type="float">
            <text:p>0.7029</text:p>
          </table:table-cell>
          <table:table-cell table:formula="of:=2*[.T10]*[.V10]/([.T10]+[.V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137"/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8]" office:value-type="float" office:value="0" calcext:value-type="float">
            <text:p>0.0000</text:p>
          </table:table-cell>
          <table:table-cell table:style-name="ce34" table:formula="of:=[$Results_01_12.K42]" office:value-type="float" office:value="0.1448" calcext:value-type="float">
            <text:p>0.1448</text:p>
          </table:table-cell>
          <table:table-cell table:style-name="ce34" table:formula="of:=[$Results_01_12.K43]" office:value-type="float" office:value="0.450564599050014" calcext:value-type="float">
            <text:p>0.4506</text:p>
          </table:table-cell>
          <table:table-cell table:style-name="ce47" table:formula="of:=([.R11])*5/4" office:value-type="float" office:value="0.181" calcext:value-type="float">
            <text:p>0.1810</text:p>
          </table:table-cell>
          <table:table-cell table:style-name="ce37" table:formula="of:=[$Results_01_12.K44]" office:value-type="percentage" office:value="0.5675" calcext:value-type="percentage">
            <text:p>56.8%</text:p>
          </table:table-cell>
          <table:table-cell table:style-name="ce53" table:formula="of:=[$Results_01_12.K49]" office:value-type="float" office:value="0.3434" calcext:value-type="float">
            <text:p>0.3434</text:p>
          </table:table-cell>
          <table:table-cell table:style-name="ce56" table:formula="of:=[$Results_01_12.K50]" office:value-type="percentage" office:value="0.5229" calcext:value-type="percentage">
            <text:p>52.3%</text:p>
          </table:table-cell>
          <table:table-cell table:formula="of:=2*[.R11]*[.V11]/([.R11]+[.V11])" office:value-type="float" office:value="0.203704711183941" calcext:value-type="float">
            <text:p>0.2037</text:p>
          </table:table-cell>
          <table:table-cell table:formula="of:=2*[.T11]*[.V11]/([.T11]+[.V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136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8]" office:value-type="float" office:value="0" calcext:value-type="float">
            <text:p>0.0000</text:p>
          </table:table-cell>
          <table:table-cell table:style-name="ce34" table:formula="of:=[$Results_01_12.Q42]" office:value-type="float" office:value="0.3807" calcext:value-type="float">
            <text:p>0.3807</text:p>
          </table:table-cell>
          <table:table-cell table:style-name="ce34" table:formula="of:=[$Results_01_12.Q43]" office:value-type="float" office:value="0.494511036602403" calcext:value-type="float">
            <text:p>0.4945</text:p>
          </table:table-cell>
          <table:table-cell table:style-name="ce47" table:formula="of:=([.R12]-0.2)*5/4" office:value-type="float" office:value="0.225875" calcext:value-type="float">
            <text:p>0.2259</text:p>
          </table:table-cell>
          <table:table-cell table:style-name="ce37" table:formula="of:=[$Results_01_12.Q44]" office:value-type="percentage" office:value="0.6279" calcext:value-type="percentage">
            <text:p>62.8%</text:p>
          </table:table-cell>
          <table:table-cell table:style-name="ce53" table:formula="of:=[$Results_01_12.Q49]" office:value-type="float" office:value="0.6698" calcext:value-type="float">
            <text:p>0.6698</text:p>
          </table:table-cell>
          <table:table-cell table:style-name="ce56" table:formula="of:=[$Results_01_12.Q50]" office:value-type="percentage" office:value="0.6922" calcext:value-type="percentage">
            <text:p>69.2%</text:p>
          </table:table-cell>
          <table:table-cell table:formula="of:=2*[.R12]*[.V12]/([.R12]+[.V12])" office:value-type="float" office:value="0.485469509757259" calcext:value-type="float">
            <text:p>0.4855</text:p>
          </table:table-cell>
          <table:table-cell table:formula="of:=2*[.T12]*[.V12]/([.T12]+[.V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/>
          <table:covered-table-cell/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12"/>
          <table:table-cell table:style-name="ce41"/>
          <table:table-cell table:style-name="ce34" table:number-columns-repeated="2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8]" office:value-type="float" office:value="0.2297" calcext:value-type="float">
            <text:p>0.2297</text:p>
          </table:table-cell>
          <table:table-cell table:style-name="ce34" table:formula="of:=[$Results_01_12.W42]" office:value-type="float" office:value="0.74" calcext:value-type="float">
            <text:p>0.7400</text:p>
          </table:table-cell>
          <table:table-cell table:style-name="ce34" table:formula="of:=[$Results_01_12.W43]" office:value-type="float" office:value="0.856477088572227" calcext:value-type="float">
            <text:p>0.8565</text:p>
          </table:table-cell>
          <table:table-cell table:style-name="ce47" table:formula="of:=([.R14]-0.2)*5/4" office:value-type="float" office:value="0.675" calcext:value-type="float">
            <text:p>0.6750</text:p>
          </table:table-cell>
          <table:table-cell table:style-name="ce37" table:formula="of:=[$Results_01_12.W44]" office:value-type="percentage" office:value="0.8639" calcext:value-type="percentage">
            <text:p>86.4%</text:p>
          </table:table-cell>
          <table:table-cell table:style-name="ce53" table:formula="of:=[$Results_01_12.W49]" office:value-type="float" office:value="0.6593" calcext:value-type="float">
            <text:p>0.6593</text:p>
          </table:table-cell>
          <table:table-cell table:style-name="ce56" table:formula="of:=[$Results_01_12.W50]" office:value-type="percentage" office:value="0.6779" calcext:value-type="percentage">
            <text:p>67.8%</text:p>
          </table:table-cell>
          <table:table-cell table:formula="of:=2*[.R14]*[.V14]/([.R14]+[.V14])" office:value-type="float" office:value="0.69732294718788" calcext:value-type="float">
            <text:p>0.6973</text:p>
          </table:table-cell>
          <table:table-cell table:formula="of:=2*[.T14]*[.V14]/([.T14]+[.V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2<text:span text:style-name="T2">nd</text:span> best SRQ/deny</text:p>
          </table:table-cell>
          <table:table-cell/>
          <table:table-cell office:value-type="string" calcext:value-type="string">
            <text:p>3. Green means best 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34" table:formula="of:=[$Results_13_24.E9]" office:value-type="float" office:value="0.862309891031014" calcext:value-type="float">
            <text:p>0.8623</text:p>
          </table:table-cell>
          <table:table-cell table:style-name="ce47" table:formula="of:=([.R15]-0.2)*5/4" office:value-type="float" office:value="0.681375" calcext:value-type="float">
            <text:p>0.6814</text:p>
          </table:table-cell>
          <table:table-cell table:style-name="ce37" table:formula="of:=[$Results_13_24.E10]" office:value-type="percentage" office:value="0.8703" calcext:value-type="percentage">
            <text:p>87.0%</text:p>
          </table:table-cell>
          <table:table-cell table:style-name="ce53" table:formula="of:=[$Results_13_24.E15]" office:value-type="float" office:value="0.6718" calcext:value-type="float">
            <text:p>0.6718</text:p>
          </table:table-cell>
          <table:table-cell table:style-name="ce56" table:formula="of:=[$Results_13_24.E16]" office:value-type="percentage" office:value="0.6789" calcext:value-type="percentage">
            <text:p>67.9%</text:p>
          </table:table-cell>
          <table:table-cell table:formula="of:=2*[.R15]*[.V15]/([.R15]+[.V15])" office:value-type="float" office:value="0.706553998165008" calcext:value-type="float">
            <text:p>0.7066</text:p>
          </table:table-cell>
          <table:table-cell table:formula="of:=2*[.T15]*[.V15]/([.T15]+[.V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2"/>
          <table:table-cell office:value-type="string" calcext:value-type="string">
            <text:p>Perf in that col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34" table:formula="of:=[$Results_13_24.K9]" office:value-type="float" office:value="0.846545822855546" calcext:value-type="float">
            <text:p>0.8465</text:p>
          </table:table-cell>
          <table:table-cell table:style-name="ce47" table:formula="of:=([.R16]-0.2)*5/4" office:value-type="float" office:value="0.672375" calcext:value-type="float">
            <text:p>0.6724</text:p>
          </table:table-cell>
          <table:table-cell table:style-name="ce37" table:formula="of:=[$Results_13_24.K10]" office:value-type="percentage" office:value="0.8504" calcext:value-type="percentage">
            <text:p>85.0%</text:p>
          </table:table-cell>
          <table:table-cell table:style-name="ce53" table:formula="of:=[$Results_13_24.K15]" office:value-type="float" office:value="0.6523" calcext:value-type="float">
            <text:p>0.6523</text:p>
          </table:table-cell>
          <table:table-cell table:style-name="ce56" table:formula="of:=[$Results_13_24.K16]" office:value-type="percentage" office:value="0.6555" calcext:value-type="percentage">
            <text:p>65.6%</text:p>
          </table:table-cell>
          <table:table-cell table:formula="of:=2*[.R16]*[.V16]/([.R16]+[.V16])" office:value-type="float" office:value="0.692464638181557" calcext:value-type="float">
            <text:p>0.6925</text:p>
          </table:table-cell>
          <table:table-cell table:formula="of:=2*[.T16]*[.V16]/([.T16]+[.V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34" table:formula="of:=[$Results_13_24.Q9]" office:value-type="float" office:value="0.849900055881531" calcext:value-type="float">
            <text:p>0.8499</text:p>
          </table:table-cell>
          <table:table-cell table:style-name="ce47" table:formula="of:=([.R17]-0.2)*5/4" office:value-type="float" office:value="0.65725" calcext:value-type="float">
            <text:p>0.6573</text:p>
          </table:table-cell>
          <table:table-cell table:style-name="ce37" table:formula="of:=[$Results_13_24.Q10]" office:value-type="percentage" office:value="0.8621" calcext:value-type="percentage">
            <text:p>86.2%</text:p>
          </table:table-cell>
          <table:table-cell table:style-name="ce53" table:formula="of:=[$Results_13_24.Q15]" office:value-type="float" office:value="0.6213" calcext:value-type="float">
            <text:p>0.6213</text:p>
          </table:table-cell>
          <table:table-cell table:style-name="ce56" table:formula="of:=[$Results_13_24.Q16]" office:value-type="percentage" office:value="0.6249" calcext:value-type="percentage">
            <text:p>62.5%</text:p>
          </table:table-cell>
          <table:table-cell table:formula="of:=2*[.R17]*[.V17]/([.R17]+[.V17])" office:value-type="float" office:value="0.669496755994358" calcext:value-type="float">
            <text:p>0.6695</text:p>
          </table:table-cell>
          <table:table-cell table:formula="of:=2*[.T17]*[.V17]/([.T17]+[.V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34" table:formula="of:=[$Results_13_24.W9]" office:value-type="float" office:value="0.862887119307069" calcext:value-type="float">
            <text:p>0.8629</text:p>
          </table:table-cell>
          <table:table-cell table:style-name="ce47" table:formula="of:=([.R18]-0.2)*5/4" office:value-type="float" office:value="0.6655" calcext:value-type="float">
            <text:p>0.6655</text:p>
          </table:table-cell>
          <table:table-cell table:style-name="ce37" table:formula="of:=[$Results_13_24.W10]" office:value-type="percentage" office:value="0.8759" calcext:value-type="percentage">
            <text:p>87.6%</text:p>
          </table:table-cell>
          <table:table-cell table:style-name="ce53" table:formula="of:=[$Results_13_24.W15]" office:value-type="float" office:value="0.6234" calcext:value-type="float">
            <text:p>0.6234</text:p>
          </table:table-cell>
          <table:table-cell table:style-name="ce56" table:formula="of:=[$Results_13_24.W16]" office:value-type="percentage" office:value="0.6269" calcext:value-type="percentage">
            <text:p>62.7%</text:p>
          </table:table-cell>
          <table:table-cell table:formula="of:=2*[.R18]*[.V18]/([.R18]+[.V18])" office:value-type="float" office:value="0.67351845404927" calcext:value-type="float">
            <text:p>0.6735</text:p>
          </table:table-cell>
          <table:table-cell table:formula="of:=2*[.T18]*[.V18]/([.T18]+[.V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1]" office:value-type="float" office:value="0.2018" calcext:value-type="float">
            <text:p>0.2018</text:p>
          </table:table-cell>
          <table:table-cell table:style-name="ce34" table:formula="of:=[$Results_13_24.E25]" office:value-type="float" office:value="0.739" calcext:value-type="float">
            <text:p>0.7390</text:p>
          </table:table-cell>
          <table:table-cell table:style-name="ce34" table:formula="of:=[$Results_13_24.E26]" office:value-type="float" office:value="0.862981223805532" calcext:value-type="float">
            <text:p>0.8630</text:p>
          </table:table-cell>
          <table:table-cell table:style-name="ce47" table:formula="of:=([.R19]-0.2)*5/4" office:value-type="float" office:value="0.67375" calcext:value-type="float">
            <text:p>0.6738</text:p>
          </table:table-cell>
          <table:table-cell table:style-name="ce37" table:formula="of:=[$Results_13_24.E27]" office:value-type="percentage" office:value="0.8784" calcext:value-type="percentage">
            <text:p>87.8%</text:p>
          </table:table-cell>
          <table:table-cell table:style-name="ce53" table:formula="of:=[$Results_13_24.E32]" office:value-type="float" office:value="0.6189" calcext:value-type="float">
            <text:p>0.6189</text:p>
          </table:table-cell>
          <table:table-cell table:style-name="ce56" table:formula="of:=[$Results_13_24.E33]" office:value-type="percentage" office:value="0.6218" calcext:value-type="percentage">
            <text:p>62.2%</text:p>
          </table:table-cell>
          <table:table-cell table:formula="of:=2*[.R19]*[.V19]/([.R19]+[.V19])" office:value-type="float" office:value="0.673638854112969" calcext:value-type="float">
            <text:p>0.6736</text:p>
          </table:table-cell>
          <table:table-cell table:formula="of:=2*[.T19]*[.V19]/([.T19]+[.V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1]" office:value-type="float" office:value="0.1474" calcext:value-type="float">
            <text:p>0.1474</text:p>
          </table:table-cell>
          <table:table-cell table:style-name="ce34" table:formula="of:=[$Results_13_24.K25]" office:value-type="float" office:value="0.7342" calcext:value-type="float">
            <text:p>0.7342</text:p>
          </table:table-cell>
          <table:table-cell table:style-name="ce34" table:formula="of:=[$Results_13_24.K26]" office:value-type="float" office:value="0.870694244202291" calcext:value-type="float">
            <text:p>0.8707</text:p>
          </table:table-cell>
          <table:table-cell table:style-name="ce47" table:formula="of:=([.R20]-0.2)*5/4" office:value-type="float" office:value="0.66775" calcext:value-type="float">
            <text:p>0.6678</text:p>
          </table:table-cell>
          <table:table-cell table:style-name="ce37" table:formula="of:=[$Results_13_24.K27]" office:value-type="percentage" office:value="0.8879" calcext:value-type="percentage">
            <text:p>88.8%</text:p>
          </table:table-cell>
          <table:table-cell table:style-name="ce53" table:formula="of:=[$Results_13_24.K32]" office:value-type="float" office:value="0.6515" calcext:value-type="float">
            <text:p>0.6515</text:p>
          </table:table-cell>
          <table:table-cell table:style-name="ce56" table:formula="of:=[$Results_13_24.K33]" office:value-type="percentage" office:value="0.6575" calcext:value-type="percentage">
            <text:p>65.8%</text:p>
          </table:table-cell>
          <table:table-cell table:formula="of:=2*[.R20]*[.V20]/([.R20]+[.V20])" office:value-type="float" office:value="0.690382189507108" calcext:value-type="float">
            <text:p>0.6904</text:p>
          </table:table-cell>
          <table:table-cell table:formula="of:=2*[.T20]*[.V20]/([.T20]+[.V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1]" office:value-type="float" office:value="0.1595" calcext:value-type="float">
            <text:p>0.1595</text:p>
          </table:table-cell>
          <table:table-cell table:style-name="ce34" table:formula="of:=[$Results_13_24.Q25]" office:value-type="float" office:value="0.7252" calcext:value-type="float">
            <text:p>0.7252</text:p>
          </table:table-cell>
          <table:table-cell table:style-name="ce34" table:formula="of:=[$Results_13_24.Q26]" office:value-type="float" office:value="0.860155602123498" calcext:value-type="float">
            <text:p>0.8602</text:p>
          </table:table-cell>
          <table:table-cell table:style-name="ce47" table:formula="of:=([.R21]-0.2)*5/4" office:value-type="float" office:value="0.6565" calcext:value-type="float">
            <text:p>0.6565</text:p>
          </table:table-cell>
          <table:table-cell table:style-name="ce37" table:formula="of:=[$Results_13_24.Q27]" office:value-type="percentage" office:value="0.8721" calcext:value-type="percentage">
            <text:p>87.2%</text:p>
          </table:table-cell>
          <table:table-cell table:style-name="ce53" table:formula="of:=[$Results_13_24.Q32]" office:value-type="float" office:value="0.6364" calcext:value-type="float">
            <text:p>0.6364</text:p>
          </table:table-cell>
          <table:table-cell table:style-name="ce56" table:formula="of:=[$Results_13_24.Q33]" office:value-type="percentage" office:value="0.6381" calcext:value-type="percentage">
            <text:p>63.8%</text:p>
          </table:table-cell>
          <table:table-cell table:formula="of:=2*[.R21]*[.V21]/([.R21]+[.V21])" office:value-type="float" office:value="0.677904347826087" calcext:value-type="float">
            <text:p>0.6779</text:p>
          </table:table-cell>
          <table:table-cell table:formula="of:=2*[.T21]*[.V21]/([.T21]+[.V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style-name="ce4" table:formula="of:=MAX([.T$1:.T$1048576])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1]" office:value-type="float" office:value="0.2014" calcext:value-type="float">
            <text:p>0.2014</text:p>
          </table:table-cell>
          <table:table-cell table:formula="of:=[$Results_13_24.W25]" office:value-type="float" office:value="0.6895" calcext:value-type="float">
            <text:p>0.6895</text:p>
          </table:table-cell>
          <table:table-cell table:style-name="ce75" table:formula="of:=[$Results_13_24.W26]" office:value-type="float" office:value="0.808067504889634" calcext:value-type="float">
            <text:p>0.8081</text:p>
          </table:table-cell>
          <table:table-cell table:formula="of:=([.R23]-0.2)*5/4" office:value-type="float" office:value="0.611875" calcext:value-type="float">
            <text:p>0.611875</text:p>
          </table:table-cell>
          <table:table-cell table:style-name="ce37" table:formula="of:=[$Results_13_24.W27]" office:value-type="percentage" office:value="0.8076" calcext:value-type="percentage">
            <text:p>80.8%</text:p>
          </table:table-cell>
          <table:table-cell table:formula="of:=[$Results_13_24.W32]" office:value-type="float" office:value="0.6717" calcext:value-type="float">
            <text:p>0.6717</text:p>
          </table:table-cell>
          <table:table-cell table:style-name="ce56" table:formula="of:=[$Results_13_24.W33]" office:value-type="percentage" office:value="0.6922" calcext:value-type="percentage">
            <text:p>69.2%</text:p>
          </table:table-cell>
          <table:table-cell table:formula="of:=2*[.R23]*[.V23]/([.R23]+[.V23])" office:value-type="float" office:value="0.680483617396415" calcext:value-type="float">
            <text:p>0.6805</text:p>
          </table:table-cell>
          <table:table-cell table:formula="of:=2*[.T23]*[.V23]/([.T23]+[.V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133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8]" office:value-type="float" office:value="0.1301" calcext:value-type="float">
            <text:p>0.1301</text:p>
          </table:table-cell>
          <table:table-cell table:formula="of:=[$Results_13_24.E42]" office:value-type="float" office:value="0.719" calcext:value-type="float">
            <text:p>0.719</text:p>
          </table:table-cell>
          <table:table-cell table:style-name="ce75" table:formula="of:=[$Results_13_24.E43]" office:value-type="float" office:value="0.854075719474714" calcext:value-type="float">
            <text:p>0.8541</text:p>
          </table:table-cell>
          <table:table-cell table:formula="of:=([.R24]-0.2)*5/4" office:value-type="float" office:value="0.64875" calcext:value-type="float">
            <text:p>0.64875</text:p>
          </table:table-cell>
          <table:table-cell table:style-name="ce37" table:formula="of:=[$Results_13_24.E44]" office:value-type="percentage" office:value="0.869" calcext:value-type="percentage">
            <text:p>86.9%</text:p>
          </table:table-cell>
          <table:table-cell table:formula="of:=[$Results_13_24.E49]" office:value-type="float" office:value="0.6228" calcext:value-type="float">
            <text:p>0.6228</text:p>
          </table:table-cell>
          <table:table-cell table:style-name="ce56" table:formula="of:=[$Results_13_24.E50]" office:value-type="percentage" office:value="0.6228" calcext:value-type="percentage">
            <text:p>62.3%</text:p>
          </table:table-cell>
          <table:table-cell table:formula="of:=2*[.R24]*[.V24]/([.R24]+[.V24])" office:value-type="float" office:value="0.667451483082427" calcext:value-type="float">
            <text:p>0.6675</text:p>
          </table:table-cell>
          <table:table-cell table:formula="of:=2*[.T24]*[.V24]/([.T24]+[.V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8]" office:value-type="float" office:value="0.1325" calcext:value-type="float">
            <text:p>0.1325</text:p>
          </table:table-cell>
          <table:table-cell table:formula="of:=[$Results_13_24.K42]" office:value-type="float" office:value="0.7203" calcext:value-type="float">
            <text:p>0.7203</text:p>
          </table:table-cell>
          <table:table-cell table:style-name="ce75" table:formula="of:=[$Results_13_24.K43]" office:value-type="float" office:value="0.854860491757474" calcext:value-type="float">
            <text:p>0.8549</text:p>
          </table:table-cell>
          <table:table-cell table:formula="of:=([.R25]-0.2)*5/4" office:value-type="float" office:value="0.650375" calcext:value-type="float">
            <text:p>0.650375</text:p>
          </table:table-cell>
          <table:table-cell table:style-name="ce37" table:formula="of:=[$Results_13_24.K44]" office:value-type="percentage" office:value="0.8665" calcext:value-type="percentage">
            <text:p>86.7%</text:p>
          </table:table-cell>
          <table:table-cell table:formula="of:=[$Results_13_24.K49]" office:value-type="float" office:value="0.6333" calcext:value-type="float">
            <text:p>0.6333</text:p>
          </table:table-cell>
          <table:table-cell table:style-name="ce56" table:formula="of:=[$Results_13_24.K50]" office:value-type="percentage" office:value="0.6351" calcext:value-type="percentage">
            <text:p>63.5%</text:p>
          </table:table-cell>
          <table:table-cell table:formula="of:=2*[.R25]*[.V25]/([.R25]+[.V25])" office:value-type="float" office:value="0.674004122340426" calcext:value-type="float">
            <text:p>0.6740</text:p>
          </table:table-cell>
          <table:table-cell table:formula="of:=2*[.T25]*[.V25]/([.T25]+[.V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3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8]" office:value-type="float" office:value="0.1791" calcext:value-type="float">
            <text:p>0.1791</text:p>
          </table:table-cell>
          <table:table-cell table:formula="of:=[$Results_13_24.Q42]" office:value-type="float" office:value="0.7206" calcext:value-type="float">
            <text:p>0.7206</text:p>
          </table:table-cell>
          <table:table-cell table:style-name="ce75" table:formula="of:=[$Results_13_24.Q43]" office:value-type="float" office:value="0.851364543168483" calcext:value-type="float">
            <text:p>0.8514</text:p>
          </table:table-cell>
          <table:table-cell table:formula="of:=([.R26]-0.2)*5/4" office:value-type="float" office:value="0.65075" calcext:value-type="float">
            <text:p>0.65075</text:p>
          </table:table-cell>
          <table:table-cell table:style-name="ce37" table:formula="of:=[$Results_13_24.Q44]" office:value-type="percentage" office:value="0.8631" calcext:value-type="percentage">
            <text:p>86.3%</text:p>
          </table:table-cell>
          <table:table-cell table:formula="of:=[$Results_13_24.Q49]" office:value-type="float" office:value="0.6391" calcext:value-type="float">
            <text:p>0.6391</text:p>
          </table:table-cell>
          <table:table-cell table:style-name="ce56" table:formula="of:=[$Results_13_24.Q50]" office:value-type="percentage" office:value="0.6412" calcext:value-type="percentage">
            <text:p>64.1%</text:p>
          </table:table-cell>
          <table:table-cell table:formula="of:=2*[.R26]*[.V26]/([.R26]+[.V26])" office:value-type="float" office:value="0.677407457527396" calcext:value-type="float">
            <text:p>0.6774</text:p>
          </table:table-cell>
          <table:table-cell table:formula="of:=2*[.T26]*[.V26]/([.T26]+[.V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13_24.W38]" office:value-type="float" office:value="0" calcext:value-type="float">
            <text:p>0.0000</text:p>
          </table:table-cell>
          <table:table-cell table:style-name="ce34" table:formula="of:=[$Results_13_24.W42]" office:value-type="float" office:value="0.6791" calcext:value-type="float">
            <text:p>0.6791</text:p>
          </table:table-cell>
          <table:table-cell table:style-name="ce75" table:formula="of:=[$Results_13_24.W43]" office:value-type="float" office:value="0.833681195864767" calcext:value-type="float">
            <text:p>0.8337</text:p>
          </table:table-cell>
          <table:table-cell table:formula="of:=([.R28]-0.2)*5/4" office:value-type="float" office:value="0.598875" calcext:value-type="float">
            <text:p>0.598875</text:p>
          </table:table-cell>
          <table:table-cell table:style-name="ce37" table:formula="of:=[$Results_13_24.W44]" office:value-type="percentage" office:value="0.8565" calcext:value-type="percentage">
            <text:p>85.7%</text:p>
          </table:table-cell>
          <table:table-cell table:style-name="ce53" table:formula="of:=[$Results_13_24.W49]" office:value-type="float" office:value="0.6677" calcext:value-type="float">
            <text:p>0.6677</text:p>
          </table:table-cell>
          <table:table-cell table:style-name="ce56" table:formula="of:=[$Results_13_24.W50]" office:value-type="percentage" office:value="0.6901" calcext:value-type="percentage">
            <text:p>69.0%</text:p>
          </table:table-cell>
          <table:table-cell table:formula="of:=2*[.R28]*[.V28]/([.R28]+[.V28])" office:value-type="float" office:value="0.673351752301752" calcext:value-type="float">
            <text:p>0.6734</text:p>
          </table:table-cell>
          <table:table-cell table:formula="of:=2*[.T28]*[.V28]/([.T28]+[.V28])" office:value-type="float" office:value="0.63141754337485" calcext:value-type="float">
            <text:p>0.6314</text:p>
          </table:table-cell>
          <table:table-cell office:value-type="float" office:value="0.263" calcext:value-type="float">
            <text:p>0.2630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E4]" office:value-type="float" office:value="0.1565" calcext:value-type="float">
            <text:p>0.1565</text:p>
          </table:table-cell>
          <table:table-cell table:formula="of:=[$Results_25_30.E8]" office:value-type="float" office:value="0.7171" calcext:value-type="float">
            <text:p>0.7171</text:p>
          </table:table-cell>
          <table:table-cell table:style-name="ce75" table:formula="of:=[$Results_25_30.E9]" office:value-type="float" office:value="0.852850796311819" calcext:value-type="float">
            <text:p>0.8529</text:p>
          </table:table-cell>
          <table:table-cell table:formula="of:=([.R29]-0.2)*5/4" office:value-type="float" office:value="0.646375" calcext:value-type="float">
            <text:p>0.646375</text:p>
          </table:table-cell>
          <table:table-cell table:style-name="ce37" table:formula="of:=[$Results_25_30.E10]" office:value-type="percentage" office:value="0.8703" calcext:value-type="percentage">
            <text:p>87.0%</text:p>
          </table:table-cell>
          <table:table-cell table:formula="of:=[$Results_25_30.E15]" office:value-type="float" office:value="0.6091" calcext:value-type="float">
            <text:p>0.6091</text:p>
          </table:table-cell>
          <table:table-cell table:style-name="ce56" table:formula="of:=[$Results_25_30.E16]" office:value-type="percentage" office:value="0.6106" calcext:value-type="percentage">
            <text:p>61.1%</text:p>
          </table:table-cell>
          <table:table-cell table:formula="of:=2*[.R29]*[.V29]/([.R29]+[.V29])" office:value-type="float" office:value="0.65870247323179" calcext:value-type="float">
            <text:p>0.6587</text:p>
          </table:table-cell>
          <table:table-cell table:formula="of:=2*[.T29]*[.V29]/([.T29]+[.V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style-name="ce133" office:value-type="string" calcext:value-type="string" table:number-columns-spanned="1" table:number-rows-spanned="3">
            <text:p>Really poor at deny</text:p>
          </table:table-cell>
          <table:table-cell table:number-columns-repeated="3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K4]" office:value-type="float" office:value="0.0471" calcext:value-type="float">
            <text:p>0.0471</text:p>
          </table:table-cell>
          <table:table-cell table:formula="of:=[$Results_25_30.K8]" office:value-type="float" office:value="0.6952" calcext:value-type="float">
            <text:p>0.6952</text:p>
          </table:table-cell>
          <table:table-cell table:style-name="ce75" table:formula="of:=[$Results_25_30.K9]" office:value-type="float" office:value="0.85335060072646" calcext:value-type="float">
            <text:p>0.8534</text:p>
          </table:table-cell>
          <table:table-cell table:formula="of:=([.R30]-0.2)*5/4" office:value-type="float" office:value="0.619" calcext:value-type="float">
            <text:p>0.619</text:p>
          </table:table-cell>
          <table:table-cell table:style-name="ce37" table:formula="of:=[$Results_25_30.K10]" office:value-type="percentage" office:value="0.8751" calcext:value-type="percentage">
            <text:p>87.5%</text:p>
          </table:table-cell>
          <table:table-cell table:formula="of:=[$Results_25_30.K15]" office:value-type="float" office:value="0.6303" calcext:value-type="float">
            <text:p>0.6303</text:p>
          </table:table-cell>
          <table:table-cell table:style-name="ce56" table:formula="of:=[$Results_25_30.K16]" office:value-type="percentage" office:value="0.631" calcext:value-type="percentage">
            <text:p>63.1%</text:p>
          </table:table-cell>
          <table:table-cell table:formula="of:=2*[.R30]*[.V30]/([.R30]+[.V30])" office:value-type="float" office:value="0.661161161825726" calcext:value-type="float">
            <text:p>0.6612</text:p>
          </table:table-cell>
          <table:table-cell table:formula="of:=2*[.T30]*[.V30]/([.T30]+[.V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0.Q4]" office:value-type="float" office:value="0.1087" calcext:value-type="float">
            <text:p>0.1087</text:p>
          </table:table-cell>
          <table:table-cell table:formula="of:=[$Results_25_30.Q8]" office:value-type="float" office:value="0.7166" calcext:value-type="float">
            <text:p>0.7166</text:p>
          </table:table-cell>
          <table:table-cell table:style-name="ce75" table:formula="of:=[$Results_25_30.Q9]" office:value-type="float" office:value="0.858778345906678" calcext:value-type="float">
            <text:p>0.8588</text:p>
          </table:table-cell>
          <table:table-cell table:formula="of:=([.R31]-0.2)*5/4" office:value-type="float" office:value="0.64575" calcext:value-type="float">
            <text:p>0.64575</text:p>
          </table:table-cell>
          <table:table-cell table:style-name="ce37" table:formula="of:=[$Results_25_30.Q10]" office:value-type="percentage" office:value="0.8761" calcext:value-type="percentage">
            <text:p>87.6%</text:p>
          </table:table-cell>
          <table:table-cell table:formula="of:=[$Results_25_30.Q15]" office:value-type="float" office:value="0.6373" calcext:value-type="float">
            <text:p>0.6373</text:p>
          </table:table-cell>
          <table:table-cell table:style-name="ce56" table:formula="of:=[$Results_25_30.Q16]" office:value-type="percentage" office:value="0.6473" calcext:value-type="percentage">
            <text:p>64.7%</text:p>
          </table:table-cell>
          <table:table-cell table:formula="of:=2*[.R31]*[.V31]/([.R31]+[.V31])" office:value-type="float" office:value="0.674627638673462" calcext:value-type="float">
            <text:p>0.6746</text:p>
          </table:table-cell>
          <table:table-cell table:formula="of:=2*[.T31]*[.V31]/([.T31]+[.V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30m</text:p>
          </table:table-cell>
          <table:table-cell/>
          <table:table-cell table:formula="of:=[$Results_25_30.W4]" office:value-type="float" office:value="0.2148" calcext:value-type="float">
            <text:p>0.2148</text:p>
          </table:table-cell>
          <table:table-cell table:formula="of:=[$Results_25_30.W8]" office:value-type="float" office:value="0.7424" calcext:value-type="float">
            <text:p>0.7424</text:p>
          </table:table-cell>
          <table:table-cell table:style-name="ce75" table:formula="of:=[$Results_25_30.W9]" office:value-type="float" office:value="0.865516596814753" calcext:value-type="float">
            <text:p>0.8655</text:p>
          </table:table-cell>
          <table:table-cell table:style-name="ce47" table:formula="of:=([.R33]-0.2)*5/4" office:value-type="float" office:value="0.678" calcext:value-type="float">
            <text:p>0.6780</text:p>
          </table:table-cell>
          <table:table-cell table:style-name="ce37" table:formula="of:=[$Results_25_30.W10]" office:value-type="percentage" office:value="0.8774" calcext:value-type="percentage">
            <text:p>87.7%</text:p>
          </table:table-cell>
          <table:table-cell table:style-name="ce53" table:formula="of:=[$Results_25_30.W15]" office:value-type="float" office:value="0.626" calcext:value-type="float">
            <text:p>0.6260</text:p>
          </table:table-cell>
          <table:table-cell table:style-name="ce56" table:formula="of:=[$Results_25_30.W16]" office:value-type="percentage" office:value="0.6279" calcext:value-type="percentage">
            <text:p>62.8%</text:p>
          </table:table-cell>
          <table:table-cell table:formula="of:=2*[.R33]*[.V33]/([.R33]+[.V33])" office:value-type="float" office:value="0.679249342297574" calcext:value-type="float">
            <text:p>0.6792</text:p>
          </table:table-cell>
          <table:table-cell table:formula="of:=2*[.T33]*[.V33]/([.T33]+[.V33])" office:value-type="float" office:value="0.650963190184049" calcext:value-type="float">
            <text:p>0.6510</text:p>
          </table:table-cell>
          <table:table-cell office:value-type="float" office:value="0.4134" calcext:value-type="float">
            <text:p>0.4134</text:p>
          </table:table-cell>
          <table:table-cell table:style-name="ce133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7"/>
        </table:table-row>
        <table:table-row table:style-name="ro2">
          <table:table-cell table:style-name="ce38" office:value-type="float" office:value="29" calcext:value-type="float">
            <text:p>29</text:p>
          </table:table-cell>
          <table:table-cell table:style-name="ce38" office:value-type="string" calcext:value-type="string">
            <text:p>ModelB3</text:p>
          </table:table-cell>
          <table:table-cell table:style-name="ce38" office:value-type="string" calcext:value-type="string">
            <text:p>ADAM</text:p>
          </table:table-cell>
          <table:table-cell table:style-name="ce44" office:value-type="float" office:value="0.0001" calcext:value-type="float">
            <text:p>0.0001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weighted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5h15m</text:p>
          </table:table-cell>
          <table:table-cell table:style-name="ce38"/>
          <table:table-cell table:style-name="ce59" table:formula="of:=[$Results_25_30.E21]" office:value-type="float" office:value="0.2517" calcext:value-type="float">
            <text:p>0.2517</text:p>
          </table:table-cell>
          <table:table-cell table:style-name="ce65" table:formula="of:=[$Results_25_30.E25]" office:value-type="float" office:value="0.7507" calcext:value-type="float">
            <text:p>0.7507</text:p>
          </table:table-cell>
          <table:table-cell table:style-name="ce93" table:formula="of:=[$Results_25_30.E26]" office:value-type="float" office:value="0.864298183850238" calcext:value-type="float">
            <text:p>0.8643</text:p>
          </table:table-cell>
          <table:table-cell table:style-name="ce85" table:formula="of:=([.R34]-0.2)*5/4" office:value-type="float" office:value="0.688375" calcext:value-type="float">
            <text:p>0.6884</text:p>
          </table:table-cell>
          <table:table-cell table:style-name="ce73" table:formula="of:=[$Results_25_30.E27]" office:value-type="percentage" office:value="0.8767" calcext:value-type="percentage">
            <text:p>87.7%</text:p>
          </table:table-cell>
          <table:table-cell table:style-name="ce100" table:formula="of:=[$Results_25_30.E25]" office:value-type="float" office:value="0.7507" calcext:value-type="float">
            <text:p>0.7507</text:p>
          </table:table-cell>
          <table:table-cell table:style-name="ce86" table:formula="of:=[$Results_25_30.E33]" office:value-type="percentage" office:value="0.6911" calcext:value-type="percentage">
            <text:p>69.1%</text:p>
          </table:table-cell>
          <table:table-cell table:style-name="ce89" table:formula="of:=2*[.R34]*[.V34]/([.R34]+[.V34])" office:value-type="float" office:value="0.7507" calcext:value-type="float">
            <text:p>0.7507</text:p>
          </table:table-cell>
          <table:table-cell table:style-name="ce92" table:formula="of:=2*[.T34]*[.V34]/([.T34]+[.V34])" office:value-type="float" office:value="0.718187881104182" calcext:value-type="float">
            <text:p>0.7182</text:p>
          </table:table-cell>
          <table:table-cell table:style-name="ce95" office:value-type="float" office:value="0.4303" calcext:value-type="float">
            <text:p>0.4303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25_30.K21]" office:value-type="float" office:value="0.15" calcext:value-type="float">
            <text:p>0.15</text:p>
          </table:table-cell>
          <table:table-cell table:formula="of:=[$Results_25_30.K25]" office:value-type="float" office:value="0.73" calcext:value-type="float">
            <text:p>0.73</text:p>
          </table:table-cell>
          <table:table-cell table:style-name="ce75" table:formula="of:=[$Results_25_30.K26]" office:value-type="float" office:value="0.862369796032411" calcext:value-type="float">
            <text:p>0.8624</text:p>
          </table:table-cell>
          <table:table-cell table:formula="of:=([.R35]-0.2)*5/4" office:value-type="float" office:value="0.6625" calcext:value-type="float">
            <text:p>0.6625</text:p>
          </table:table-cell>
          <table:table-cell table:style-name="ce37" table:formula="of:=[$Results_25_30.K27]" office:value-type="percentage" office:value="0.8767" calcext:value-type="percentage">
            <text:p>87.7%</text:p>
          </table:table-cell>
          <table:table-cell table:style-name="ce101" table:formula="of:=[$Results_25_30.E32]" office:value-type="float" office:value="0.6818" calcext:value-type="float">
            <text:p>0.6818</text:p>
          </table:table-cell>
          <table:table-cell table:style-name="ce56" table:formula="of:=[$Results_25_30.K33]" office:value-type="percentage" office:value="0.633" calcext:value-type="percentage">
            <text:p>63.3%</text:p>
          </table:table-cell>
          <table:table-cell table:formula="of:=2*[.R35]*[.V35]/([.R35]+[.V35])" office:value-type="float" office:value="0.705077206403173" calcext:value-type="float">
            <text:p>0.7051</text:p>
          </table:table-cell>
          <table:table-cell table:formula="of:=2*[.T35]*[.V35]/([.T35]+[.V35])" office:value-type="float" office:value="0.672011455776241" calcext:value-type="float">
            <text:p>0.6720</text:p>
          </table:table-cell>
          <table:table-cell office:value-type="float" office:value="0.4205" calcext:value-type="float">
            <text:p>0.4205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 table:number-columns-spanned="26" table:number-rows-spanned="1">
            <text:p>Coarse Discourse only</text:p>
          </table:table-cell>
          <table:covered-table-cell table:style-name="ce45"/>
          <table:covered-table-cell table:number-columns-repeated="14" table:style-name="ce49"/>
          <table:covered-table-cell table:style-name="ce70"/>
          <table:covered-table-cell table:number-columns-repeated="2" table:style-name="ce84"/>
          <table:covered-table-cell table:style-name="ce103"/>
          <table:covered-table-cell table:style-name="ce112"/>
          <table:covered-table-cell table:style-name="ce121"/>
          <table:covered-table-cell table:style-name="ce127"/>
          <table:covered-table-cell table:style-name="ce134"/>
          <table:covered-table-cell table:style-name="ce139"/>
          <table:covered-table-cell table:style-name="ce144"/>
          <table:table-cell table:number-columns-repeated="3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h15m</text:p>
          </table:table-cell>
          <table:table-cell/>
          <table:table-cell table:formula="of:=[$Results_31_38.E9]" office:value-type="float" office:value="0.3552" calcext:value-type="float">
            <text:p>0.3552</text:p>
          </table:table-cell>
          <table:table-cell table:style-name="ce75" table:formula="of:=[$Results_31_38.E14]" office:value-type="float" office:value="0.512936363636364" calcext:value-type="float">
            <text:p>0.5129</text:p>
          </table:table-cell>
          <table:table-cell table:style-name="ce75" table:formula="of:=[$Results_31_38.E16]" office:value-type="float" office:value="0.653246287157796" calcext:value-type="float">
            <text:p>0.6532</text:p>
          </table:table-cell>
          <table:table-cell table:style-name="ce88" table:formula="of:=[$Results_31_38.E15]" office:value-type="float" office:value="0.46423" calcext:value-type="float">
            <text:p>0.4642</text:p>
          </table:table-cell>
          <table:table-cell table:style-name="ce37" table:formula="of:=[$Results_31_38.E17]" office:value-type="percentage" office:value="0.6732" calcext:value-type="percentage">
            <text:p>67.3%</text:p>
          </table:table-cell>
          <table:table-cell table:formula="of:=[$Results_31_38.E22]" office:value-type="float" office:value="0.54485" calcext:value-type="float">
            <text:p>0.54485</text:p>
          </table:table-cell>
          <table:table-cell table:style-name="ce56" table:formula="of:=[$Results_31_38.E23]" office:value-type="percentage" office:value="0.6417" calcext:value-type="percentage">
            <text:p>64.2%</text:p>
          </table:table-cell>
          <table:table-cell table:formula="of:=2*[.R38]*[.V38]/([.R38]+[.V38])" office:value-type="float" office:value="0.528411761268172" calcext:value-type="float">
            <text:p>0.5284</text:p>
          </table:table-cell>
          <table:table-cell table:formula="of:=2*[.T38]*[.V38]/([.T38]+[.V38])" office:value-type="float" office:value="0.501319450390455" calcext:value-type="float">
            <text:p>0.5013</text:p>
          </table:table-cell>
          <table:table-cell office:value-type="float" office:value="0.3319" calcext:value-type="float">
            <text:p>0.3319</text:p>
          </table:table-cell>
          <table:table-cell table:style-name="ce133" office:value-type="string" calcext:value-type="string" table:number-columns-spanned="1" table:number-rows-spanned="8">
            <text:p>Weights are 10x for</text:p>
            <text:p>deny, disagree</text:p>
            <text:p>Do badly for agree </text:p>
            <text:p>class</text:p>
          </table:table-cell>
          <table:table-cell/>
          <table:table-cell table:style-name="ce133" office:value-type="string" calcext:value-type="string" table:number-columns-spanned="1" table:number-rows-spanned="8">
            <text:p>This section naturally</text:p>
            <text:p>will do worse in stance </text:p>
            <text:p>F1 because the classes </text:p>
            <text:p>are spread over 11</text:p>
            <text:p>As compared to 5 above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h30m</text:p>
          </table:table-cell>
          <table:table-cell/>
          <table:table-cell table:formula="of:=[$Results_31_38.K9]" office:value-type="float" office:value="0.3537" calcext:value-type="float">
            <text:p>0.3537</text:p>
          </table:table-cell>
          <table:table-cell table:style-name="ce75" table:formula="of:=[$Results_31_38.K14]" office:value-type="float" office:value="0.511936363636364" calcext:value-type="float">
            <text:p>0.5119</text:p>
          </table:table-cell>
          <table:table-cell table:style-name="ce75" table:formula="of:=[$Results_31_38.K16]" office:value-type="float" office:value="0.659224785571613" calcext:value-type="float">
            <text:p>0.6592</text:p>
          </table:table-cell>
          <table:table-cell table:style-name="ce88" table:formula="of:=[$Results_31_38.K15]" office:value-type="float" office:value="0.46313" calcext:value-type="float">
            <text:p>0.4631</text:p>
          </table:table-cell>
          <table:table-cell table:style-name="ce37" table:formula="of:=[$Results_31_38.K17]" office:value-type="percentage" office:value="0.6778" calcext:value-type="percentage">
            <text:p>67.8%</text:p>
          </table:table-cell>
          <table:table-cell table:formula="of:=[$Results_31_38.K22]" office:value-type="float" office:value="0.5191" calcext:value-type="float">
            <text:p>0.5191</text:p>
          </table:table-cell>
          <table:table-cell table:style-name="ce56" table:formula="of:=[$Results_31_38.K23]" office:value-type="percentage" office:value="0.6224" calcext:value-type="percentage">
            <text:p>62.2%</text:p>
          </table:table-cell>
          <table:table-cell table:formula="of:=2*[.R39]*[.V39]/([.R39]+[.V39])" office:value-type="float" office:value="0.515493295360361" calcext:value-type="float">
            <text:p>0.5155</text:p>
          </table:table-cell>
          <table:table-cell table:formula="of:=2*[.T39]*[.V39]/([.T39]+[.V39])" office:value-type="float" office:value="0.489520342485976" calcext:value-type="float">
            <text:p>0.4895</text:p>
          </table:table-cell>
          <table:table-cell office:value-type="float" office:value="0.3566" calcext:value-type="float">
            <text:p>0.356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h15m</text:p>
          </table:table-cell>
          <table:table-cell/>
          <table:table-cell table:formula="of:=[$Results_31_38.Q9]" office:value-type="float" office:value="0.2893" calcext:value-type="float">
            <text:p>0.2893</text:p>
          </table:table-cell>
          <table:table-cell table:style-name="ce75" table:formula="of:=[$Results_31_38.Q14]" office:value-type="float" office:value="0.482218181818182" calcext:value-type="float">
            <text:p>0.4822</text:p>
          </table:table-cell>
          <table:table-cell table:style-name="ce75" table:formula="of:=[$Results_31_38.Q16]" office:value-type="float" office:value="0.634227270591" calcext:value-type="float">
            <text:p>0.6342</text:p>
          </table:table-cell>
          <table:table-cell table:style-name="ce88" table:formula="of:=[$Results_31_38.Q15]" office:value-type="float" office:value="0.43044" calcext:value-type="float">
            <text:p>0.4304</text:p>
          </table:table-cell>
          <table:table-cell table:style-name="ce37" table:formula="of:=[$Results_31_38.Q17]" office:value-type="percentage" office:value="0.6476" calcext:value-type="percentage">
            <text:p>64.8%</text:p>
          </table:table-cell>
          <table:table-cell table:formula="of:=[$Results_31_38.Q22]" office:value-type="float" office:value="0.5454" calcext:value-type="float">
            <text:p>0.5454</text:p>
          </table:table-cell>
          <table:table-cell table:style-name="ce56" table:formula="of:=[$Results_31_38.Q23]" office:value-type="percentage" office:value="0.668" calcext:value-type="percentage">
            <text:p>66.8%</text:p>
          </table:table-cell>
          <table:table-cell table:formula="of:=2*[.R40]*[.V40]/([.R40]+[.V40])" office:value-type="float" office:value="0.511866763389303" calcext:value-type="float">
            <text:p>0.5119</text:p>
          </table:table-cell>
          <table:table-cell table:formula="of:=2*[.T40]*[.V40]/([.T40]+[.V40])" office:value-type="float" office:value="0.481148499754058" calcext:value-type="float">
            <text:p>0.4811</text:p>
          </table:table-cell>
          <table:table-cell office:value-type="float" office:value="0.3459" calcext:value-type="float">
            <text:p>0.3459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formula="of:=[$Results_31_38.W9]" office:value-type="float" office:value="0.3473" calcext:value-type="float">
            <text:p>0.3473</text:p>
          </table:table-cell>
          <table:table-cell table:style-name="ce75" table:formula="of:=[$Results_31_38.W14]" office:value-type="float" office:value="0.5027" calcext:value-type="float">
            <text:p>0.5027</text:p>
          </table:table-cell>
          <table:table-cell table:style-name="ce75" table:formula="of:=[$Results_31_38.W16]" office:value-type="float" office:value="0.642359528845024" calcext:value-type="float">
            <text:p>0.6424</text:p>
          </table:table-cell>
          <table:table-cell table:style-name="ce88" table:formula="of:=[$Results_31_38.W15]" office:value-type="float" office:value="0.45297" calcext:value-type="float">
            <text:p>0.4530</text:p>
          </table:table-cell>
          <table:table-cell table:style-name="ce37" table:formula="of:=[$Results_31_38.W17]" office:value-type="percentage" office:value="0.6649" calcext:value-type="percentage">
            <text:p>66.5%</text:p>
          </table:table-cell>
          <table:table-cell table:formula="of:=[$Results_31_38.W22]" office:value-type="float" office:value="0.539" calcext:value-type="float">
            <text:p>0.539</text:p>
          </table:table-cell>
          <table:table-cell table:style-name="ce56" table:formula="of:=[$Results_31_38.W23]" office:value-type="percentage" office:value="0.6663" calcext:value-type="percentage">
            <text:p>66.6%</text:p>
          </table:table-cell>
          <table:table-cell table:formula="of:=2*[.R41]*[.V41]/([.R41]+[.V41])" office:value-type="float" office:value="0.520217529039071" calcext:value-type="float">
            <text:p>0.5202</text:p>
          </table:table-cell>
          <table:table-cell table:formula="of:=2*[.T41]*[.V41]/([.T41]+[.V41])" office:value-type="float" office:value="0.492254463340625" calcext:value-type="float">
            <text:p>0.4923</text:p>
          </table:table-cell>
          <table:table-cell office:value-type="float" office:value="0.356" calcext:value-type="float">
            <text:p>0.3560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style-name="ce67" table:formula="of:=[$Results_31_38.E33]" office:value-type="float" office:value="0.3343" calcext:value-type="float">
            <text:p>0.3343</text:p>
          </table:table-cell>
          <table:table-cell table:style-name="ce75" table:formula="of:=[$Results_31_38.E38]" office:value-type="float" office:value="0.510136363636364" calcext:value-type="float">
            <text:p>0.5101</text:p>
          </table:table-cell>
          <table:table-cell table:style-name="ce75" table:formula="of:=[$Results_31_38.E40]" office:value-type="float" office:value="0.649604846669017" calcext:value-type="float">
            <text:p>0.6496</text:p>
          </table:table-cell>
          <table:table-cell table:style-name="ce88" table:formula="of:=[$Results_31_38.E39]" office:value-type="float" office:value="0.46115" calcext:value-type="float">
            <text:p>0.4612</text:p>
          </table:table-cell>
          <table:table-cell table:style-name="ce37" table:formula="of:=[$Results_31_38.E41]" office:value-type="percentage" office:value="0.6584" calcext:value-type="percentage">
            <text:p>65.8%</text:p>
          </table:table-cell>
          <table:table-cell table:formula="of:=[$Results_31_38.E46]" office:value-type="float" office:value="0.5548" calcext:value-type="float">
            <text:p>0.5548</text:p>
          </table:table-cell>
          <table:table-cell table:style-name="ce56" table:formula="of:=[$Results_31_38.E47]" office:value-type="percentage" office:value="0.667" calcext:value-type="percentage">
            <text:p>66.7%</text:p>
          </table:table-cell>
          <table:table-cell table:formula="of:=2*[.R42]*[.V42]/([.R42]+[.V42])" office:value-type="float" office:value="0.531531581059048" calcext:value-type="float">
            <text:p>0.5315</text:p>
          </table:table-cell>
          <table:table-cell table:formula="of:=2*[.T42]*[.V42]/([.T42]+[.V42])" office:value-type="float" office:value="0.503658683990354" calcext:value-type="float">
            <text:p>0.5037</text:p>
          </table:table-cell>
          <table:table-cell office:value-type="float" office:value="0.3845" calcext:value-type="float">
            <text:p>0.384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30m</text:p>
          </table:table-cell>
          <table:table-cell/>
          <table:table-cell table:formula="of:=[$Results_31_38.K33]" office:value-type="float" office:value="0.3288" calcext:value-type="float">
            <text:p>0.3288</text:p>
          </table:table-cell>
          <table:table-cell table:style-name="ce75" table:formula="of:=[$Results_31_38.K38]" office:value-type="float" office:value="0.484663636363636" calcext:value-type="float">
            <text:p>0.4847</text:p>
          </table:table-cell>
          <table:table-cell table:style-name="ce75" table:formula="of:=[$Results_31_38.K40]" office:value-type="float" office:value="0.63517018564211" calcext:value-type="float">
            <text:p>0.6352</text:p>
          </table:table-cell>
          <table:table-cell table:style-name="ce88" table:formula="of:=[$Results_31_38.K39]" office:value-type="float" office:value="0.43313" calcext:value-type="float">
            <text:p>0.4331</text:p>
          </table:table-cell>
          <table:table-cell table:style-name="ce37" table:formula="of:=[$Results_31_38.K41]" office:value-type="percentage" office:value="0.6443" calcext:value-type="percentage">
            <text:p>64.4%</text:p>
          </table:table-cell>
          <table:table-cell table:formula="of:=[$Results_31_38.K46]" office:value-type="float" office:value="0.5435" calcext:value-type="float">
            <text:p>0.5435</text:p>
          </table:table-cell>
          <table:table-cell table:style-name="ce56" table:formula="of:=[$Results_31_38.K47]" office:value-type="percentage" office:value="0.6762" calcext:value-type="percentage">
            <text:p>67.6%</text:p>
          </table:table-cell>
          <table:table-cell table:formula="of:=2*[.R43]*[.V43]/([.R43]+[.V43])" office:value-type="float" office:value="0.512398371323984" calcext:value-type="float">
            <text:p>0.5124</text:p>
          </table:table-cell>
          <table:table-cell table:formula="of:=2*[.T43]*[.V43]/([.T43]+[.V43])" office:value-type="float" office:value="0.482078484175174" calcext:value-type="float">
            <text:p>0.4821</text:p>
          </table:table-cell>
          <table:table-cell office:value-type="float" office:value="0.3635" calcext:value-type="float">
            <text:p>0.363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</text:p>
          </table:table-cell>
          <table:table-cell/>
          <table:table-cell table:formula="of:=[$Results_31_38.Q33]" office:value-type="float" office:value="0.3493" calcext:value-type="float">
            <text:p>0.3493</text:p>
          </table:table-cell>
          <table:table-cell table:style-name="ce75" table:formula="of:=[$Results_31_38.Q38]" office:value-type="float" office:value="0.516972727272727" calcext:value-type="float">
            <text:p>0.5170</text:p>
          </table:table-cell>
          <table:table-cell table:style-name="ce75" table:formula="of:=[$Results_31_38.Q40]" office:value-type="float" office:value="0.651200064622254" calcext:value-type="float">
            <text:p>0.6512</text:p>
          </table:table-cell>
          <table:table-cell table:style-name="ce88" table:formula="of:=[$Results_31_38.Q39]" office:value-type="float" office:value="0.46867" calcext:value-type="float">
            <text:p>0.4687</text:p>
          </table:table-cell>
          <table:table-cell table:style-name="ce37" table:formula="of:=[$Results_31_38.Q41]" office:value-type="percentage" office:value="0.6643" calcext:value-type="percentage">
            <text:p>66.4%</text:p>
          </table:table-cell>
          <table:table-cell table:formula="of:=[$Results_31_38.Q46]" office:value-type="float" office:value="0.53895" calcext:value-type="float">
            <text:p>0.53895</text:p>
          </table:table-cell>
          <table:table-cell table:style-name="ce56" table:formula="of:=[$Results_31_38.Q47]" office:value-type="percentage" office:value="0.6364" calcext:value-type="percentage">
            <text:p>63.6%</text:p>
          </table:table-cell>
          <table:table-cell table:formula="of:=2*[.R44]*[.V44]/([.R44]+[.V44])" office:value-type="float" office:value="0.527732653474127" calcext:value-type="float">
            <text:p>0.5277</text:p>
          </table:table-cell>
          <table:table-cell table:formula="of:=2*[.T44]*[.V44]/([.T44]+[.V44])" office:value-type="float" office:value="0.501359037137016" calcext:value-type="float">
            <text:p>0.5014</text:p>
          </table:table-cell>
          <table:table-cell office:value-type="float" office:value="0.3811" calcext:value-type="float">
            <text:p>0.3811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1_38.W33]" office:value-type="float" office:value="0.3749" calcext:value-type="float">
            <text:p>0.3749</text:p>
          </table:table-cell>
          <table:table-cell table:style-name="ce75" table:formula="of:=[$Results_31_38.W38]" office:value-type="float" office:value="0.507045454545455" calcext:value-type="float">
            <text:p>0.5070</text:p>
          </table:table-cell>
          <table:table-cell table:style-name="ce75" table:formula="of:=[$Results_31_38.W40]" office:value-type="float" office:value="0.649351433439079" calcext:value-type="float">
            <text:p>0.6494</text:p>
          </table:table-cell>
          <table:table-cell table:style-name="ce88" table:formula="of:=[$Results_31_38.W39]" office:value-type="float" office:value="0.45775" calcext:value-type="float">
            <text:p>0.4578</text:p>
          </table:table-cell>
          <table:table-cell table:style-name="ce37" table:formula="of:=[$Results_31_38.W41]" office:value-type="percentage" office:value="0.6564" calcext:value-type="percentage">
            <text:p>65.6%</text:p>
          </table:table-cell>
          <table:table-cell table:formula="of:=[$Results_31_38.W46]" office:value-type="float" office:value="0.523" calcext:value-type="float">
            <text:p>0.523</text:p>
          </table:table-cell>
          <table:table-cell table:style-name="ce56" table:formula="of:=[$Results_31_38.W47]" office:value-type="percentage" office:value="0.6013" calcext:value-type="percentage">
            <text:p>60.1%</text:p>
          </table:table-cell>
          <table:table-cell table:formula="of:=2*[.R45]*[.V45]/([.R45]+[.V45])" office:value-type="float" office:value="0.514899165967963" calcext:value-type="float">
            <text:p>0.5149</text:p>
          </table:table-cell>
          <table:table-cell table:formula="of:=2*[.T45]*[.V45]/([.T45]+[.V45])" office:value-type="float" office:value="0.488204435381086" calcext:value-type="float">
            <text:p>0.4882</text:p>
          </table:table-cell>
          <table:table-cell office:value-type="float" office:value="0.3706" calcext:value-type="float">
            <text:p>0.370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30m</text:p>
          </table:table-cell>
          <table:table-cell/>
          <table:table-cell table:formula="of:=[$Results_39_46.E9]" office:value-type="float" office:value="0.2746" calcext:value-type="float">
            <text:p>0.2746</text:p>
          </table:table-cell>
          <table:table-cell table:style-name="ce75" table:formula="of:=[$Results_39_46.E14]" office:value-type="float" office:value="0.501836363636363" calcext:value-type="float">
            <text:p>0.5018</text:p>
          </table:table-cell>
          <table:table-cell table:style-name="ce75" table:formula="of:=[$Results_39_46.E16]" office:value-type="float" office:value="0.6445990894137" calcext:value-type="float">
            <text:p>0.6446</text:p>
          </table:table-cell>
          <table:table-cell table:style-name="ce88" table:formula="of:=[$Results_39_46.E15]" office:value-type="float" office:value="0.45202" calcext:value-type="float">
            <text:p>0.4520</text:p>
          </table:table-cell>
          <table:table-cell table:style-name="ce37" table:formula="of:=[$Results_39_46.E17]" office:value-type="percentage" office:value="0.6661" calcext:value-type="percentage">
            <text:p>66.6%</text:p>
          </table:table-cell>
          <table:table-cell table:formula="of:=[$Results_39_46.E22]" office:value-type="float" office:value="0.56365" calcext:value-type="float">
            <text:p>0.56365</text:p>
          </table:table-cell>
          <table:table-cell table:style-name="ce56" table:formula="of:=[$Results_39_46.E23]" office:value-type="percentage" office:value="0.7041" calcext:value-type="percentage">
            <text:p>70.4%</text:p>
          </table:table-cell>
          <table:table-cell table:formula="of:=2*[.R47]*[.V47]/([.R47]+[.V47])" office:value-type="float" office:value="0.530950138861041" calcext:value-type="float">
            <text:p>0.5310</text:p>
          </table:table-cell>
          <table:table-cell table:formula="of:=2*[.T47]*[.V47]/([.T47]+[.V47])" office:value-type="float" office:value="0.501700499177882" calcext:value-type="float">
            <text:p>0.5017</text:p>
          </table:table-cell>
          <table:table-cell office:value-type="float" office:value="0.3424" calcext:value-type="float">
            <text:p>0.3424</text:p>
          </table:table-cell>
          <table:table-cell table:style-name="ce11"/>
          <table:table-cell table:number-columns-repeated="3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15m</text:p>
          </table:table-cell>
          <table:table-cell/>
          <table:table-cell table:formula="of:=[$Results_39_46.K9]" office:value-type="float" office:value="0.335" calcext:value-type="float">
            <text:p>0.335</text:p>
          </table:table-cell>
          <table:table-cell table:style-name="ce75" table:formula="of:=[$Results_39_46.K14]" office:value-type="float" office:value="0.520190909090909" calcext:value-type="float">
            <text:p>0.5202</text:p>
          </table:table-cell>
          <table:table-cell table:style-name="ce75" table:formula="of:=[$Results_39_46.K16]" office:value-type="float" office:value="0.658391193749266" calcext:value-type="float">
            <text:p>0.6584</text:p>
          </table:table-cell>
          <table:table-cell table:style-name="ce88" table:formula="of:=[$Results_39_46.K15]" office:value-type="float" office:value="0.47221" calcext:value-type="float">
            <text:p>0.4722</text:p>
          </table:table-cell>
          <table:table-cell table:style-name="ce37" table:formula="of:=[$Results_39_46.K17]" office:value-type="percentage" office:value="0.6604" calcext:value-type="percentage">
            <text:p>66.0%</text:p>
          </table:table-cell>
          <table:table-cell table:formula="of:=[$Results_39_46.K22]" office:value-type="float" office:value="0.54195" calcext:value-type="float">
            <text:p>0.54195</text:p>
          </table:table-cell>
          <table:table-cell table:style-name="ce56" table:formula="of:=[$Results_39_46.K23]" office:value-type="percentage" office:value="0.6707" calcext:value-type="percentage">
            <text:p>67.1%</text:p>
          </table:table-cell>
          <table:table-cell table:formula="of:=2*[.R48]*[.V48]/([.R48]+[.V48])" office:value-type="float" office:value="0.53084757543726" calcext:value-type="float">
            <text:p>0.5308</text:p>
          </table:table-cell>
          <table:table-cell table:formula="of:=2*[.T48]*[.V48]/([.T48]+[.V48])" office:value-type="float" office:value="0.504682120178276" calcext:value-type="float">
            <text:p>0.5047</text:p>
          </table:table-cell>
          <table:table-cell office:value-type="float" office:value="0.393" calcext:value-type="float">
            <text:p>0.3930</text:p>
          </table:table-cell>
          <table:table-cell table:number-columns-repeated="3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30m</text:p>
          </table:table-cell>
          <table:table-cell/>
          <table:table-cell table:formula="of:=[$Results_39_46.Q9]" office:value-type="float" office:value="0.243" calcext:value-type="float">
            <text:p>0.243</text:p>
          </table:table-cell>
          <table:table-cell table:style-name="ce75" table:formula="of:=[$Results_39_46.Q14]" office:value-type="float" office:value="0.4968" calcext:value-type="float">
            <text:p>0.4968</text:p>
          </table:table-cell>
          <table:table-cell table:style-name="ce75" table:formula="of:=[$Results_39_46.Q16]" office:value-type="float" office:value="0.652453189989426" calcext:value-type="float">
            <text:p>0.6525</text:p>
          </table:table-cell>
          <table:table-cell table:style-name="ce88" table:formula="of:=[$Results_39_46.Q15]" office:value-type="float" office:value="0.44648" calcext:value-type="float">
            <text:p>0.4465</text:p>
          </table:table-cell>
          <table:table-cell table:style-name="ce37" table:formula="of:=[$Results_39_46.Q17]" office:value-type="percentage" office:value="0.6758" calcext:value-type="percentage">
            <text:p>67.6%</text:p>
          </table:table-cell>
          <table:table-cell table:formula="of:=[$Results_39_46.Q22]" office:value-type="float" office:value="0.57335" calcext:value-type="float">
            <text:p>0.57335</text:p>
          </table:table-cell>
          <table:table-cell table:style-name="ce56" table:formula="of:=[$Results_39_46.Q23]" office:value-type="percentage" office:value="0.7314" calcext:value-type="percentage">
            <text:p>73.1%</text:p>
          </table:table-cell>
          <table:table-cell table:formula="of:=2*[.R49]*[.V49]/([.R49]+[.V49])" office:value-type="float" office:value="0.532337111619866" calcext:value-type="float">
            <text:p>0.5323</text:p>
          </table:table-cell>
          <table:table-cell table:formula="of:=2*[.T49]*[.V49]/([.T49]+[.V49])" office:value-type="float" office:value="0.502023490189541" calcext:value-type="float">
            <text:p>0.5020</text:p>
          </table:table-cell>
          <table:table-cell office:value-type="float" office:value="0.318" calcext:value-type="float">
            <text:p>0.3180</text:p>
          </table:table-cell>
          <table:table-cell office:value-type="string" calcext:value-type="string">
            <text:p>Best in length</text:p>
          </table:table-cell>
          <table:table-cell table:number-columns-repeated="3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</text:p>
          </table:table-cell>
          <table:table-cell/>
          <table:table-cell table:formula="of:=[$Results_39_46.W9]" office:value-type="float" office:value="0.3119" calcext:value-type="float">
            <text:p>0.3119</text:p>
          </table:table-cell>
          <table:table-cell table:style-name="ce75" table:formula="of:=[$Results_39_46.W14]" office:value-type="float" office:value="0.514772727272727" calcext:value-type="float">
            <text:p>0.5148</text:p>
          </table:table-cell>
          <table:table-cell table:style-name="ce75" table:formula="of:=[$Results_39_46.W16]" office:value-type="float" office:value="0.658267289390201" calcext:value-type="float">
            <text:p>0.6583</text:p>
          </table:table-cell>
          <table:table-cell table:style-name="ce88" table:formula="of:=[$Results_39_46.W15]" office:value-type="float" office:value="0.46625" calcext:value-type="float">
            <text:p>0.4663</text:p>
          </table:table-cell>
          <table:table-cell table:style-name="ce37" table:formula="of:=[$Results_39_46.W17]" office:value-type="percentage" office:value="0.6605" calcext:value-type="percentage">
            <text:p>66.1%</text:p>
          </table:table-cell>
          <table:table-cell table:formula="of:=[$Results_39_46.W22]" office:value-type="float" office:value="0.5117" calcext:value-type="float">
            <text:p>0.5117</text:p>
          </table:table-cell>
          <table:table-cell table:style-name="ce56" table:formula="of:=[$Results_39_46.W23]" office:value-type="percentage" office:value="0.605" calcext:value-type="percentage">
            <text:p>60.5%</text:p>
          </table:table-cell>
          <table:table-cell table:formula="of:=2*[.R50]*[.V50]/([.R50]+[.V50])" office:value-type="float" office:value="0.513231764560011" calcext:value-type="float">
            <text:p>0.5132</text:p>
          </table:table-cell>
          <table:table-cell table:formula="of:=2*[.T50]*[.V50]/([.T50]+[.V50])" office:value-type="float" office:value="0.487918860882458" calcext:value-type="float">
            <text:p>0.4879</text:p>
          </table:table-cell>
          <table:table-cell office:value-type="float" office:value="0.3761" calcext:value-type="float">
            <text:p>0.3761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9_46.E33]" office:value-type="float" office:value="0.3096" calcext:value-type="float">
            <text:p>0.3096</text:p>
          </table:table-cell>
          <table:table-cell table:style-name="ce75" table:formula="of:=[$Results_39_46.E38]" office:value-type="float" office:value="0.486445454545455" calcext:value-type="float">
            <text:p>0.4864</text:p>
          </table:table-cell>
          <table:table-cell table:style-name="ce75" table:formula="of:=[$Results_39_46.E40]" office:value-type="float" office:value="0.625856644342616" calcext:value-type="float">
            <text:p>0.6259</text:p>
          </table:table-cell>
          <table:table-cell table:style-name="ce88" table:formula="of:=[$Results_39_46.E39]" office:value-type="float" office:value="0.43509" calcext:value-type="float">
            <text:p>0.4351</text:p>
          </table:table-cell>
          <table:table-cell table:style-name="ce37" table:formula="of:=[$Results_39_46.E41]" office:value-type="percentage" office:value="0.6342" calcext:value-type="percentage">
            <text:p>63.4%</text:p>
          </table:table-cell>
          <table:table-cell table:formula="of:=[$Results_39_46.E46]" office:value-type="float" office:value="0.54455" calcext:value-type="float">
            <text:p>0.54455</text:p>
          </table:table-cell>
          <table:table-cell table:style-name="ce56" table:formula="of:=[$Results_39_46.E41]" office:value-type="percentage" office:value="0.6342" calcext:value-type="percentage">
            <text:p>63.4%</text:p>
          </table:table-cell>
          <table:table-cell table:formula="of:=2*[.R52]*[.V52]/([.R52]+[.V52])" office:value-type="float" office:value="0.513860407637808" calcext:value-type="float">
            <text:p>0.5139</text:p>
          </table:table-cell>
          <table:table-cell table:formula="of:=2*[.T52]*[.V52]/([.T52]+[.V52])" office:value-type="float" office:value="0.483704747662407" calcext:value-type="float">
            <text:p>0.4837</text:p>
          </table:table-cell>
          <table:table-cell office:value-type="float" office:value="0.3887" calcext:value-type="float">
            <text:p>0.3887</text:p>
          </table:table-cell>
          <table:table-cell table:style-name="ce133" office:value-type="string" calcext:value-type="string" table:number-columns-spanned="1" table:number-rows-spanned="4">
            <text:p><text:span text:style-name="T1">Looks promising</text:span></text:p>
            <text:p><text:span text:style-name="T1">Weights: 10x for</text:span></text:p>
            <text:p><text:span text:style-name="T1">deny/agree/disagree</text:span></text:p>
            <text:p><text:span text:style-name="T1">Didn’t saturate</text:span></text:p>
          </table:table-cell>
          <table:table-cell table:number-columns-repeated="3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K33]" office:value-type="float" office:value="0.3568" calcext:value-type="float">
            <text:p>0.3568</text:p>
          </table:table-cell>
          <table:table-cell table:style-name="ce75" table:formula="of:=[$Results_39_46.K38]" office:value-type="float" office:value="0.506" calcext:value-type="float">
            <text:p>0.5060</text:p>
          </table:table-cell>
          <table:table-cell table:style-name="ce75" table:formula="of:=[$Results_39_46.K40]" office:value-type="float" office:value="0.642810327811068" calcext:value-type="float">
            <text:p>0.6428</text:p>
          </table:table-cell>
          <table:table-cell table:style-name="ce88" table:formula="of:=[$Results_39_46.K39]" office:value-type="float" office:value="0.4566" calcext:value-type="float">
            <text:p>0.4566</text:p>
          </table:table-cell>
          <table:table-cell table:style-name="ce37" table:formula="of:=[$Results_39_46.K41]" office:value-type="percentage" office:value="0.6577" calcext:value-type="percentage">
            <text:p>65.8%</text:p>
          </table:table-cell>
          <table:table-cell table:formula="of:=[$Results_39_46.K46]" office:value-type="float" office:value="0.53545" calcext:value-type="float">
            <text:p>0.53545</text:p>
          </table:table-cell>
          <table:table-cell table:style-name="ce56" table:formula="of:=[$Results_39_46.K41]" office:value-type="percentage" office:value="0.6577" calcext:value-type="percentage">
            <text:p>65.8%</text:p>
          </table:table-cell>
          <table:table-cell table:formula="of:=2*[.R53]*[.V53]/([.R53]+[.V53])" office:value-type="float" office:value="0.520308608190504" calcext:value-type="float">
            <text:p>0.5203</text:p>
          </table:table-cell>
          <table:table-cell table:formula="of:=2*[.T53]*[.V53]/([.T53]+[.V53])" office:value-type="float" office:value="0.492891426843405" calcext:value-type="float">
            <text:p>0.4929</text:p>
          </table:table-cell>
          <table:table-cell office:value-type="float" office:value="0.3829" calcext:value-type="float">
            <text:p>0.3829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15m</text:p>
          </table:table-cell>
          <table:table-cell/>
          <table:table-cell table:formula="of:=[$Results_39_46.Q33]" office:value-type="float" office:value="0.3445" calcext:value-type="float">
            <text:p>0.3445</text:p>
          </table:table-cell>
          <table:table-cell table:style-name="ce75" table:formula="of:=[$Results_39_46.Q38]" office:value-type="float" office:value="0.496154545454546" calcext:value-type="float">
            <text:p>0.4962</text:p>
          </table:table-cell>
          <table:table-cell table:style-name="ce75" table:formula="of:=[$Results_39_46.Q40]" office:value-type="float" office:value="0.633383233462578" calcext:value-type="float">
            <text:p>0.6334</text:p>
          </table:table-cell>
          <table:table-cell table:style-name="ce88" table:formula="of:=[$Results_39_46.Q39]" office:value-type="float" office:value="0.44577" calcext:value-type="float">
            <text:p>0.4458</text:p>
          </table:table-cell>
          <table:table-cell table:style-name="ce37" table:formula="of:=[$Results_39_46.Q41]" office:value-type="percentage" office:value="0.6473" calcext:value-type="percentage">
            <text:p>64.7%</text:p>
          </table:table-cell>
          <table:table-cell table:formula="of:=[$Results_39_46.Q46]" office:value-type="float" office:value="0.5375" calcext:value-type="float">
            <text:p>0.5375</text:p>
          </table:table-cell>
          <table:table-cell table:style-name="ce56" table:formula="of:=[$Results_39_46.Q41]" office:value-type="percentage" office:value="0.6473" calcext:value-type="percentage">
            <text:p>64.7%</text:p>
          </table:table-cell>
          <table:table-cell table:formula="of:=2*[.R54]*[.V54]/([.R54]+[.V54])" office:value-type="float" office:value="0.516000378181562" calcext:value-type="float">
            <text:p>0.5160</text:p>
          </table:table-cell>
          <table:table-cell table:formula="of:=2*[.T54]*[.V54]/([.T54]+[.V54])" office:value-type="float" office:value="0.487356219553124" calcext:value-type="float">
            <text:p>0.4874</text:p>
          </table:table-cell>
          <table:table-cell office:value-type="float" office:value="0.3927" calcext:value-type="float">
            <text:p>0.392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W33]" office:value-type="float" office:value="0.3469" calcext:value-type="float">
            <text:p>0.3469</text:p>
          </table:table-cell>
          <table:table-cell table:style-name="ce75" table:formula="of:=[$Results_39_46.W38]" office:value-type="float" office:value="0.507981818181818" calcext:value-type="float">
            <text:p>0.5080</text:p>
          </table:table-cell>
          <table:table-cell table:style-name="ce75" table:formula="of:=[$Results_39_46.W40]" office:value-type="float" office:value="0.640738949594642" calcext:value-type="float">
            <text:p>0.6407</text:p>
          </table:table-cell>
          <table:table-cell table:style-name="ce88" table:formula="of:=[$Results_39_46.W39]" office:value-type="float" office:value="0.45878" calcext:value-type="float">
            <text:p>0.4588</text:p>
          </table:table-cell>
          <table:table-cell table:style-name="ce37" table:formula="of:=[$Results_39_46.W41]" office:value-type="percentage" office:value="0.6481" calcext:value-type="percentage">
            <text:p>64.8%</text:p>
          </table:table-cell>
          <table:table-cell table:formula="of:=[$Results_39_46.W46]" office:value-type="float" office:value="0.553" calcext:value-type="float">
            <text:p>0.553</text:p>
          </table:table-cell>
          <table:table-cell table:style-name="ce56" table:formula="of:=[$Results_39_46.W41]" office:value-type="percentage" office:value="0.6481" calcext:value-type="percentage">
            <text:p>64.8%</text:p>
          </table:table-cell>
          <table:table-cell table:formula="of:=2*[.R55]*[.V55]/([.R55]+[.V55])" office:value-type="float" office:value="0.529535833019159" calcext:value-type="float">
            <text:p>0.5295</text:p>
          </table:table-cell>
          <table:table-cell table:formula="of:=2*[.T55]*[.V55]/([.T55]+[.V55])" office:value-type="float" office:value="0.50150297495503" calcext:value-type="float">
            <text:p>0.5015</text:p>
          </table:table-cell>
          <table:table-cell office:value-type="float" office:value="0.3993" calcext:value-type="float">
            <text:p>0.3993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2h15m</text:p>
          </table:table-cell>
          <table:table-cell/>
          <table:table-cell table:formula="of:=[$Results_47_54.E9]" office:value-type="float" office:value="0.3488" calcext:value-type="float">
            <text:p>0.3488</text:p>
          </table:table-cell>
          <table:table-cell table:style-name="ce75" table:formula="of:=[$Results_47_54.E14]" office:value-type="float" office:value="0.5053" calcext:value-type="float">
            <text:p>0.5053</text:p>
          </table:table-cell>
          <table:table-cell table:style-name="ce75" table:formula="of:=[$Results_47_54.E16]" office:value-type="float" office:value="0.636155105158031" calcext:value-type="float">
            <text:p>0.6362</text:p>
          </table:table-cell>
          <table:table-cell table:style-name="ce88" table:formula="of:=[$Results_47_54.E15]" office:value-type="float" office:value="0.45583" calcext:value-type="float">
            <text:p>0.4558</text:p>
          </table:table-cell>
          <table:table-cell table:style-name="ce37" table:formula="of:=[$Results_47_54.E17]" office:value-type="percentage" office:value="0.6321" calcext:value-type="percentage">
            <text:p>63.2%</text:p>
          </table:table-cell>
          <table:table-cell table:formula="of:=[$Results_47_54.E22]" office:value-type="float" office:value="0.52695" calcext:value-type="float">
            <text:p>0.52695</text:p>
          </table:table-cell>
          <table:table-cell table:style-name="ce56" table:formula="of:=[$Results_47_54.E23]" office:value-type="percentage" office:value="0.6151" calcext:value-type="percentage">
            <text:p>61.5%</text:p>
          </table:table-cell>
          <table:table-cell table:formula="of:=2*[.R57]*[.V57]/([.R57]+[.V57])" office:value-type="float" office:value="0.515897960765319" calcext:value-type="float">
            <text:p>0.5159</text:p>
          </table:table-cell>
          <table:table-cell table:formula="of:=2*[.T57]*[.V57]/([.T57]+[.V57])" office:value-type="float" office:value="0.488816659883189" calcext:value-type="float">
            <text:p>0.4888</text:p>
          </table:table-cell>
          <table:table-cell office:value-type="float" office:value="0.3921" calcext:value-type="float">
            <text:p>0.3921</text:p>
          </table:table-cell>
          <table:table-cell table:style-name="ce133" office:value-type="string" calcext:value-type="string" table:number-columns-spanned="1" table:number-rows-spanned="2">
            <text:p>Double step. 10x deny/</text:p>
            <text:p>disagree, 20x agree</text:p>
          </table:table-cell>
          <table:table-cell table:number-columns-repeated="3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</text:p>
          </table:table-cell>
          <table:table-cell/>
          <table:table-cell table:formula="of:=[$Results_47_54.K9]" office:value-type="float" office:value="0.3201" calcext:value-type="float">
            <text:p>0.3201</text:p>
          </table:table-cell>
          <table:table-cell table:style-name="ce75" table:formula="of:=[$Results_47_54.K14]" office:value-type="float" office:value="0.491072727272727" calcext:value-type="float">
            <text:p>0.4911</text:p>
          </table:table-cell>
          <table:table-cell table:style-name="ce75" table:formula="of:=[$Results_47_54.K16]" office:value-type="float" office:value="0.630267213018447" calcext:value-type="float">
            <text:p>0.6303</text:p>
          </table:table-cell>
          <table:table-cell table:style-name="ce88" table:formula="of:=[$Results_47_54.K15]" office:value-type="float" office:value="0.44018" calcext:value-type="float">
            <text:p>0.4402</text:p>
          </table:table-cell>
          <table:table-cell table:style-name="ce37" table:formula="of:=[$Results_47_54.K17]" office:value-type="percentage" office:value="0.6418" calcext:value-type="percentage">
            <text:p>64.2%</text:p>
          </table:table-cell>
          <table:table-cell table:formula="of:=[$Results_47_54.K22]" office:value-type="float" office:value="0.5671" calcext:value-type="float">
            <text:p>0.5671</text:p>
          </table:table-cell>
          <table:table-cell table:style-name="ce56" table:formula="of:=[$Results_47_54.K23]" office:value-type="percentage" office:value="0.6871" calcext:value-type="percentage">
            <text:p>68.7%</text:p>
          </table:table-cell>
          <table:table-cell table:formula="of:=2*[.R58]*[.V58]/([.R58]+[.V58])" office:value-type="float" office:value="0.526355171436181" calcext:value-type="float">
            <text:p>0.5264</text:p>
          </table:table-cell>
          <table:table-cell table:formula="of:=2*[.T58]*[.V58]/([.T58]+[.V58])" office:value-type="float" office:value="0.495643868636328" calcext:value-type="float">
            <text:p>0.4956</text:p>
          </table:table-cell>
          <table:table-cell office:value-type="float" office:value="0.4042" calcext:value-type="float">
            <text:p>0.4042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13"/>
          <table:table-cell table:style-name="ce75" table:number-columns-repeated="2"/>
          <table:table-cell table:style-name="ce88"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delE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h</text:p>
          </table:table-cell>
          <table:table-cell/>
          <table:table-cell table:formula="of:=[$Results_47_54.Q9]" office:value-type="float" office:value="0.3374" calcext:value-type="float">
            <text:p>0.3374</text:p>
          </table:table-cell>
          <table:table-cell table:style-name="ce75" table:formula="of:=[$Results_47_54.Q14]" office:value-type="float" office:value="0.501445454545455" calcext:value-type="float">
            <text:p>0.5014</text:p>
          </table:table-cell>
          <table:table-cell table:style-name="ce75" table:formula="of:=[$Results_47_54.Q16]" office:value-type="float" office:value="0.637197256491599" calcext:value-type="float">
            <text:p>0.6372</text:p>
          </table:table-cell>
          <table:table-cell table:style-name="ce88" table:formula="of:=[$Results_47_54.Q15]" office:value-type="float" office:value="0.45159" calcext:value-type="float">
            <text:p>0.4516</text:p>
          </table:table-cell>
          <table:table-cell table:style-name="ce37" table:formula="of:=[$Results_47_54.Q17]" office:value-type="percentage" office:value="0.6488" calcext:value-type="percentage">
            <text:p>64.9%</text:p>
          </table:table-cell>
          <table:table-cell table:formula="of:=[$Results_47_54.Q22]" office:value-type="float" office:value="0.5552" calcext:value-type="float">
            <text:p>0.5552</text:p>
          </table:table-cell>
          <table:table-cell table:style-name="ce56" table:formula="of:=[$Results_47_54.Q23]" office:value-type="percentage" office:value="0.6803" calcext:value-type="percentage">
            <text:p>68.0%</text:p>
          </table:table-cell>
          <table:table-cell table:formula="of:=2*[.R60]*[.V60]/([.R60]+[.V60])" office:value-type="float" office:value="0.526955404324148" calcext:value-type="float">
            <text:p>0.5270</text:p>
          </table:table-cell>
          <table:table-cell table:formula="of:=2*[.T60]*[.V60]/([.T60]+[.V60])" office:value-type="float" office:value="0.498063683588435" calcext:value-type="float">
            <text:p>0.4981</text:p>
          </table:table-cell>
          <table:table-cell office:value-type="float" office:value="0.3726" calcext:value-type="float">
            <text:p>0.3726</text:p>
          </table:table-cell>
          <table:table-cell table:style-name="ce133" office:value-type="string" calcext:value-type="string" table:number-columns-spanned="1" table:number-rows-spanned="2">
            <text:p>20x agree,10x </text:p>
            <text:p>disagree/deny</text:p>
          </table:table-cell>
          <table:table-cell table:number-columns-repeated="3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delE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h</text:p>
          </table:table-cell>
          <table:table-cell/>
          <table:table-cell table:formula="of:=[$Results_47_54.W9]" office:value-type="float" office:value="0.332" calcext:value-type="float">
            <text:p>0.332</text:p>
          </table:table-cell>
          <table:table-cell table:style-name="ce75" table:formula="of:=[$Results_47_54.W14]" office:value-type="float" office:value="0.513454545454545" calcext:value-type="float">
            <text:p>0.5135</text:p>
          </table:table-cell>
          <table:table-cell table:style-name="ce75" table:formula="of:=[$Results_47_54.W16]" office:value-type="float" office:value="0.644962278228175" calcext:value-type="float">
            <text:p>0.6450</text:p>
          </table:table-cell>
          <table:table-cell table:style-name="ce88" table:formula="of:=[$Results_47_54.W15]" office:value-type="float" office:value="0.4648" calcext:value-type="float">
            <text:p>0.4648</text:p>
          </table:table-cell>
          <table:table-cell table:style-name="ce37" table:formula="of:=[$Results_47_54.W17]" office:value-type="percentage" office:value="0.6418" calcext:value-type="percentage">
            <text:p>64.2%</text:p>
          </table:table-cell>
          <table:table-cell table:formula="of:=[$Results_47_54.W22]" office:value-type="float" office:value="0.5253" calcext:value-type="float">
            <text:p>0.5253</text:p>
          </table:table-cell>
          <table:table-cell table:style-name="ce56" table:formula="of:=[$Results_47_54.W23]" office:value-type="percentage" office:value="0.6303" calcext:value-type="percentage">
            <text:p>63.0%</text:p>
          </table:table-cell>
          <table:table-cell table:formula="of:=2*[.R61]*[.V61]/([.R61]+[.V61])" office:value-type="float" office:value="0.519309732809396" calcext:value-type="float">
            <text:p>0.5193</text:p>
          </table:table-cell>
          <table:table-cell table:formula="of:=2*[.T61]*[.V61]/([.T61]+[.V61])" office:value-type="float" office:value="0.493201575598424" calcext:value-type="float">
            <text:p>0.4932</text:p>
          </table:table-cell>
          <table:table-cell office:value-type="float" office:value="0.3678" calcext:value-type="float">
            <text:p>0.3678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odelE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30m</text:p>
          </table:table-cell>
          <table:table-cell/>
          <table:table-cell table:formula="of:=[$Results_47_54.E33]" office:value-type="float" office:value="0.3365" calcext:value-type="float">
            <text:p>0.3365</text:p>
          </table:table-cell>
          <table:table-cell table:style-name="ce75" table:formula="of:=[$Results_47_54.E38]" office:value-type="float" office:value="0.499236363636364" calcext:value-type="float">
            <text:p>0.4992</text:p>
          </table:table-cell>
          <table:table-cell table:style-name="ce75" table:formula="of:=[$Results_47_54.E40]" office:value-type="float" office:value="0.636466090941135" calcext:value-type="float">
            <text:p>0.6365</text:p>
          </table:table-cell>
          <table:table-cell table:style-name="ce88" table:formula="of:=[$Results_47_54.E39]" office:value-type="float" office:value="0.44916" calcext:value-type="float">
            <text:p>0.4492</text:p>
          </table:table-cell>
          <table:table-cell table:style-name="ce37" table:formula="of:=[$Results_47_54.E41]" office:value-type="percentage" office:value="0.6431" calcext:value-type="percentage">
            <text:p>64.3%</text:p>
          </table:table-cell>
          <table:table-cell table:formula="of:=[$Results_47_54.E46]" office:value-type="float" office:value="0.5401" calcext:value-type="float">
            <text:p>0.5401</text:p>
          </table:table-cell>
          <table:table-cell table:style-name="ce56" table:formula="of:=[$Results_47_54.E47]" office:value-type="percentage" office:value="0.6306" calcext:value-type="percentage">
            <text:p>63.1%</text:p>
          </table:table-cell>
          <table:table-cell table:formula="of:=2*[.R63]*[.V63]/([.R63]+[.V63])" office:value-type="float" office:value="0.518864863068217" calcext:value-type="float">
            <text:p>0.5189</text:p>
          </table:table-cell>
          <table:table-cell table:formula="of:=2*[.T63]*[.V63]/([.T63]+[.V63])" office:value-type="float" office:value="0.490450065705679" calcext:value-type="float">
            <text:p>0.4905</text:p>
          </table:table-cell>
          <table:table-cell office:value-type="float" office:value="0.3985" calcext:value-type="float">
            <text:p>0.3985</text:p>
          </table:table-cell>
          <table:table-cell table:style-name="ce133" office:value-type="string" calcext:value-type="string" table:number-columns-spanned="1" table:number-rows-spanned="4">
            <text:p><text:span text:style-name="T1">20x agree,10x deny/</text:span></text:p>
            <text:p><text:span text:style-name="T1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delE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15m</text:p>
          </table:table-cell>
          <table:table-cell/>
          <table:table-cell table:formula="of:=[$Results_47_54.K33]" office:value-type="float" office:value="0.3407" calcext:value-type="float">
            <text:p>0.3407</text:p>
          </table:table-cell>
          <table:table-cell table:style-name="ce75" table:formula="of:=[$Results_47_54.K38]" office:value-type="float" office:value="0.496581818181818" calcext:value-type="float">
            <text:p>0.4966</text:p>
          </table:table-cell>
          <table:table-cell table:style-name="ce75" table:formula="of:=[$Results_47_54.K40]" office:value-type="float" office:value="0.637586311831747" calcext:value-type="float">
            <text:p>0.6376</text:p>
          </table:table-cell>
          <table:table-cell table:style-name="ce88" table:formula="of:=[$Results_47_54.K39]" office:value-type="float" office:value="0.44624" calcext:value-type="float">
            <text:p>0.4462</text:p>
          </table:table-cell>
          <table:table-cell table:style-name="ce37" table:formula="of:=[$Results_47_54.K41]" office:value-type="percentage" office:value="0.6424" calcext:value-type="percentage">
            <text:p>64.2%</text:p>
          </table:table-cell>
          <table:table-cell table:formula="of:=[$Results_47_54.K46]" office:value-type="float" office:value="0.54535" calcext:value-type="float">
            <text:p>0.54535</text:p>
          </table:table-cell>
          <table:table-cell table:style-name="ce56" table:formula="of:=[$Results_47_54.K47]" office:value-type="percentage" office:value="0.6548" calcext:value-type="percentage">
            <text:p>65.5%</text:p>
          </table:table-cell>
          <table:table-cell table:formula="of:=2*[.R64]*[.V64]/([.R64]+[.V64])" office:value-type="float" office:value="0.519824598538554" calcext:value-type="float">
            <text:p>0.5198</text:p>
          </table:table-cell>
          <table:table-cell table:formula="of:=2*[.T64]*[.V64]/([.T64]+[.V64])" office:value-type="float" office:value="0.490841948789318" calcext:value-type="float">
            <text:p>0.4908</text:p>
          </table:table-cell>
          <table:table-cell office:value-type="float" office:value="0.4007" calcext:value-type="float">
            <text:p>0.400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30m</text:p>
          </table:table-cell>
          <table:table-cell/>
          <table:table-cell table:formula="of:=[$Results_47_54.Q33]" office:value-type="float" office:value="0.3274" calcext:value-type="float">
            <text:p>0.3274</text:p>
          </table:table-cell>
          <table:table-cell table:style-name="ce75" table:formula="of:=[$Results_47_54.Q38]" office:value-type="float" office:value="0.504836363636364" calcext:value-type="float">
            <text:p>0.5048</text:p>
          </table:table-cell>
          <table:table-cell table:style-name="ce75" table:formula="of:=[$Results_47_54.Q40]" office:value-type="float" office:value="0.641087486781812" calcext:value-type="float">
            <text:p>0.6411</text:p>
          </table:table-cell>
          <table:table-cell table:style-name="ce88" table:formula="of:=[$Results_47_54.Q39]" office:value-type="float" office:value="0.45532" calcext:value-type="float">
            <text:p>0.4553</text:p>
          </table:table-cell>
          <table:table-cell table:style-name="ce37" table:formula="of:=[$Results_47_54.Q41]" office:value-type="percentage" office:value="0.6403" calcext:value-type="percentage">
            <text:p>64.0%</text:p>
          </table:table-cell>
          <table:table-cell table:formula="of:=[$Results_47_54.Q46]" office:value-type="float" office:value="0.5363" calcext:value-type="float">
            <text:p>0.5363</text:p>
          </table:table-cell>
          <table:table-cell table:style-name="ce56" table:formula="of:=[$Results_47_54.Q47]" office:value-type="percentage" office:value="0.6717" calcext:value-type="percentage">
            <text:p>67.2%</text:p>
          </table:table-cell>
          <table:table-cell table:formula="of:=2*[.R65]*[.V65]/([.R65]+[.V65])" office:value-type="float" office:value="0.520092758786291" calcext:value-type="float">
            <text:p>0.5201</text:p>
          </table:table-cell>
          <table:table-cell table:formula="of:=2*[.T65]*[.V65]/([.T65]+[.V65])" office:value-type="float" office:value="0.492503410580666" calcext:value-type="float">
            <text:p>0.4925</text:p>
          </table:table-cell>
          <table:table-cell office:value-type="float" office:value="0.3794" calcext:value-type="float">
            <text:p>0.3794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45m</text:p>
          </table:table-cell>
          <table:table-cell/>
          <table:table-cell table:formula="of:=[$Results_47_54.W33]" office:value-type="float" office:value="0.3512" calcext:value-type="float">
            <text:p>0.3512</text:p>
          </table:table-cell>
          <table:table-cell table:style-name="ce75" table:formula="of:=[$Results_47_54.W38]" office:value-type="float" office:value="0.496872727272727" calcext:value-type="float">
            <text:p>0.4969</text:p>
          </table:table-cell>
          <table:table-cell table:style-name="ce75" table:formula="of:=[$Results_47_54.W40]" office:value-type="float" office:value="0.632997561978616" calcext:value-type="float">
            <text:p>0.6330</text:p>
          </table:table-cell>
          <table:table-cell table:style-name="ce88" table:formula="of:=[$Results_47_54.W39]" office:value-type="float" office:value="0.44656" calcext:value-type="float">
            <text:p>0.4466</text:p>
          </table:table-cell>
          <table:table-cell table:style-name="ce37" table:formula="of:=[$Results_47_54.W41]" office:value-type="percentage" office:value="0.6294" calcext:value-type="percentage">
            <text:p>62.9%</text:p>
          </table:table-cell>
          <table:table-cell table:formula="of:=[$Results_47_54.W46]" office:value-type="float" office:value="0.5448" calcext:value-type="float">
            <text:p>0.5448</text:p>
          </table:table-cell>
          <table:table-cell table:style-name="ce56" table:formula="of:=[$Results_47_54.W47]" office:value-type="percentage" office:value="0.6647" calcext:value-type="percentage">
            <text:p>66.5%</text:p>
          </table:table-cell>
          <table:table-cell table:formula="of:=2*[.R66]*[.V66]/([.R66]+[.V66])" office:value-type="float" office:value="0.519733798785171" calcext:value-type="float">
            <text:p>0.5197</text:p>
          </table:table-cell>
          <table:table-cell table:formula="of:=2*[.T66]*[.V66]/([.T66]+[.V66])" office:value-type="float" office:value="0.490812395093609" calcext:value-type="float">
            <text:p>0.4908</text:p>
          </table:table-cell>
          <table:table-cell office:value-type="float" office:value="0.4112" calcext:value-type="float">
            <text:p>0.4112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formula="of:=[$Results_55_60.E9]" office:value-type="float" office:value="0.3234" calcext:value-type="float">
            <text:p>0.3234</text:p>
          </table:table-cell>
          <table:table-cell table:style-name="ce75" table:formula="of:=[$Results_55_60.E14]" office:value-type="float" office:value="0.494736363636364" calcext:value-type="float">
            <text:p>0.4947</text:p>
          </table:table-cell>
          <table:table-cell table:style-name="ce75" table:formula="of:=[$Results_55_60.E16]" office:value-type="float" office:value="0.629484502408648" calcext:value-type="float">
            <text:p>0.6295</text:p>
          </table:table-cell>
          <table:table-cell table:style-name="ce88" table:formula="of:=[$Results_55_60.E15]" office:value-type="float" office:value="0.44421" calcext:value-type="float">
            <text:p>0.4442</text:p>
          </table:table-cell>
          <table:table-cell table:style-name="ce37" table:formula="of:=[$Results_55_60.E17]" office:value-type="percentage" office:value="0.6448" calcext:value-type="percentage">
            <text:p>64.5%</text:p>
          </table:table-cell>
          <table:table-cell table:formula="of:=[$Results_55_60.E22]" office:value-type="float" office:value="0.5302" calcext:value-type="float">
            <text:p>0.5302</text:p>
          </table:table-cell>
          <table:table-cell table:style-name="ce56" table:formula="of:=[$Results_55_60.E23]" office:value-type="percentage" office:value="0.6294" calcext:value-type="percentage">
            <text:p>62.9%</text:p>
          </table:table-cell>
          <table:table-cell table:formula="of:=2*[.R68]*[.V68]/([.R68]+[.V68])" office:value-type="float" office:value="0.511854646408203" calcext:value-type="float">
            <text:p>0.5119</text:p>
          </table:table-cell>
          <table:table-cell table:formula="of:=2*[.T68]*[.V68]/([.T68]+[.V68])" office:value-type="float" office:value="0.48341076548886" calcext:value-type="float">
            <text:p>0.4834</text:p>
          </table:table-cell>
          <table:table-cell office:value-type="float" office:value="0.3693" calcext:value-type="float">
            <text:p>0.3693</text:p>
          </table:table-cell>
          <table:table-cell table:style-name="ce133" office:value-type="string" calcext:value-type="string" table:number-columns-spanned="1" table:number-rows-spanned="6">
            <text:p><text:span text:style-name="T1">20x agree,10x deny/</text:span></text:p>
            <text:p><text:span text:style-name="T1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45m</text:p>
          </table:table-cell>
          <table:table-cell/>
          <table:table-cell table:formula="of:=[$Results_55_60.K9]" office:value-type="float" office:value="0.3295" calcext:value-type="float">
            <text:p>0.3295</text:p>
          </table:table-cell>
          <table:table-cell table:style-name="ce75" table:formula="of:=[$Results_55_60.K14]" office:value-type="float" office:value="0.478090909090909" calcext:value-type="float">
            <text:p>0.4781</text:p>
          </table:table-cell>
          <table:table-cell table:style-name="ce75" table:formula="of:=[$Results_55_60.K16]" office:value-type="float" office:value="0.622665944072377" calcext:value-type="float">
            <text:p>0.6227</text:p>
          </table:table-cell>
          <table:table-cell table:style-name="ce88" table:formula="of:=[$Results_55_60.K15]" office:value-type="float" office:value="0.4259" calcext:value-type="float">
            <text:p>0.4259</text:p>
          </table:table-cell>
          <table:table-cell table:style-name="ce37" table:formula="of:=[$Results_55_60.K17]" office:value-type="percentage" office:value="0.6275" calcext:value-type="percentage">
            <text:p>62.8%</text:p>
          </table:table-cell>
          <table:table-cell table:formula="of:=[$Results_55_60.K22]" office:value-type="float" office:value="0.54225" calcext:value-type="float">
            <text:p>0.54225</text:p>
          </table:table-cell>
          <table:table-cell table:style-name="ce56" table:formula="of:=[$Results_55_60.K23]" office:value-type="percentage" office:value="0.6612" calcext:value-type="percentage">
            <text:p>66.1%</text:p>
          </table:table-cell>
          <table:table-cell table:formula="of:=2*[.R69]*[.V69]/([.R69]+[.V69])" office:value-type="float" office:value="0.508153291012362" calcext:value-type="float">
            <text:p>0.5082</text:p>
          </table:table-cell>
          <table:table-cell table:formula="of:=2*[.T69]*[.V69]/([.T69]+[.V69])" office:value-type="float" office:value="0.477083664721376" calcext:value-type="float">
            <text:p>0.4771</text:p>
          </table:table-cell>
          <table:table-cell office:value-type="float" office:value="0.3981" calcext:value-type="float">
            <text:p>0.398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4" calcext:value-type="float">
            <text:p>0.0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 21h titan</text:p>
          </table:table-cell>
          <table:table-cell/>
          <table:table-cell table:formula="of:=[$Results_55_60.Q9]" office:value-type="float" office:value="0" calcext:value-type="float">
            <text:p>0</text:p>
          </table:table-cell>
          <table:table-cell table:style-name="ce75" table:formula="of:=[$Results_55_60.Q14]" office:value-type="float" office:value="1" calcext:value-type="float">
            <text:p>1.0000</text:p>
          </table:table-cell>
          <table:table-cell table:style-name="ce75" table:formula="of:=[$Results_55_60.Q16]" office:value-type="float" office:value="0" calcext:value-type="float">
            <text:p>0.0000</text:p>
          </table:table-cell>
          <table:table-cell table:formula="of:=[$Results_55_60.Q15]" office:value-type="string" office:string-value="" calcext:value-type="error">
            <text:p>#DIV/0!</text:p>
          </table:table-cell>
          <table:table-cell table:style-name="ce37" table:formula="of:=[$Results_55_60.Q17]" office:value-type="percentage" office:value="0" calcext:value-type="percentage">
            <text:p>0.0%</text:p>
          </table:table-cell>
          <table:table-cell table:formula="of:=[$Results_55_60.Q22]" office:value-type="string" office:string-value="" calcext:value-type="error">
            <text:p>#DIV/0!</text:p>
          </table:table-cell>
          <table:table-cell table:style-name="ce56" table:formula="of:=[$Results_55_60.Q23]" office:value-type="percentage" office:value="0" calcext:value-type="percentage">
            <text:p>0.0%</text:p>
          </table:table-cell>
          <table:table-cell table:formula="of:=2*[.R70]*[.V70]/([.R70]+[.V70])" office:value-type="string" office:string-value="" calcext:value-type="error">
            <text:p>#DIV/0!</text:p>
          </table:table-cell>
          <table:table-cell table:formula="of:=2*[.T70]*[.V70]/([.T70]+[.V70])" office:value-type="string" office:string-value="" calcext:value-type="error">
            <text:p>#DIV/0!</text:p>
          </table:table-cell>
          <table:table-cell/>
          <table:covered-table-cell/>
          <table:table-cell table:number-columns-repeated="3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4" calcext:value-type="float">
            <text:p>0.0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 21h titan</text:p>
          </table:table-cell>
          <table:table-cell/>
          <table:table-cell table:formula="of:=[$Results_55_60.W9]" office:value-type="float" office:value="0" calcext:value-type="float">
            <text:p>0</text:p>
          </table:table-cell>
          <table:table-cell table:style-name="ce75" table:formula="of:=[$Results_55_60.W14]" office:value-type="float" office:value="1" calcext:value-type="float">
            <text:p>1.0000</text:p>
          </table:table-cell>
          <table:table-cell table:style-name="ce75" table:formula="of:=[$Results_55_60.W16]" office:value-type="float" office:value="0" calcext:value-type="float">
            <text:p>0.0000</text:p>
          </table:table-cell>
          <table:table-cell table:formula="of:=[$Results_55_60.W15]" office:value-type="string" office:string-value="" calcext:value-type="error">
            <text:p>#DIV/0!</text:p>
          </table:table-cell>
          <table:table-cell table:style-name="ce37" table:formula="of:=[$Results_55_60.W17]" office:value-type="percentage" office:value="0" calcext:value-type="percentage">
            <text:p>0.0%</text:p>
          </table:table-cell>
          <table:table-cell table:formula="of:=[$Results_55_60.W22]" office:value-type="string" office:string-value="" calcext:value-type="error">
            <text:p>#DIV/0!</text:p>
          </table:table-cell>
          <table:table-cell table:style-name="ce56" table:formula="of:=[$Results_55_60.W23]" office:value-type="percentage" office:value="0" calcext:value-type="percentage">
            <text:p>0.0%</text:p>
          </table:table-cell>
          <table:table-cell table:formula="of:=2*[.R71]*[.V71]/([.R71]+[.V71])" office:value-type="string" office:string-value="" calcext:value-type="error">
            <text:p>#DIV/0!</text:p>
          </table:table-cell>
          <table:table-cell table:formula="of:=2*[.T71]*[.V71]/([.T71]+[.V71])" office:value-type="string" office:string-value="" calcext:value-type="error">
            <text:p>#DIV/0!</text:p>
          </table:table-cell>
          <table:table-cell/>
          <table:covered-table-cell/>
          <table:table-cell table:number-columns-repeated="3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8" calcext:value-type="float">
            <text:p>0.00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 21h titan</text:p>
          </table:table-cell>
          <table:table-cell/>
          <table:table-cell table:formula="of:=[$Results_55_60.E33]" office:value-type="float" office:value="0" calcext:value-type="float">
            <text:p>0</text:p>
          </table:table-cell>
          <table:table-cell table:style-name="ce75" table:formula="of:=[$Results_55_60.E38]" office:value-type="float" office:value="1" calcext:value-type="float">
            <text:p>1.0000</text:p>
          </table:table-cell>
          <table:table-cell table:style-name="ce75" table:formula="of:=[$Results_55_60.E40]" office:value-type="float" office:value="0" calcext:value-type="float">
            <text:p>0.0000</text:p>
          </table:table-cell>
          <table:table-cell table:formula="of:=[$Results_55_60.E39]" office:value-type="string" office:string-value="" calcext:value-type="error">
            <text:p>#DIV/0!</text:p>
          </table:table-cell>
          <table:table-cell table:style-name="ce37" table:formula="of:=[$Results_55_60.E41]" office:value-type="percentage" office:value="0" calcext:value-type="percentage">
            <text:p>0.0%</text:p>
          </table:table-cell>
          <table:table-cell table:formula="of:=[$Results_55_60.E46]" office:value-type="string" office:string-value="" calcext:value-type="error">
            <text:p>#DIV/0!</text:p>
          </table:table-cell>
          <table:table-cell table:style-name="ce56" table:formula="of:=[$Results_55_60.E47]" office:value-type="percentage" office:value="0" calcext:value-type="percentage">
            <text:p>0.0%</text:p>
          </table:table-cell>
          <table:table-cell table:formula="of:=2*[.R72]*[.V72]/([.R72]+[.V72])" office:value-type="string" office:string-value="" calcext:value-type="error">
            <text:p>#DIV/0!</text:p>
          </table:table-cell>
          <table:table-cell table:formula="of:=2*[.T72]*[.V72]/([.T72]+[.V72])" office:value-type="string" office:string-value="" calcext:value-type="error">
            <text:p>#DIV/0!</text:p>
          </table:table-cell>
          <table:table-cell/>
          <table:covered-table-cell/>
          <table:table-cell table:number-columns-repeated="3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8" calcext:value-type="float">
            <text:p>0.00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 21h titan</text:p>
          </table:table-cell>
          <table:table-cell/>
          <table:table-cell table:formula="of:=[$Results_55_60.K33]" office:value-type="float" office:value="0" calcext:value-type="float">
            <text:p>0</text:p>
          </table:table-cell>
          <table:table-cell table:style-name="ce75" table:formula="of:=[$Results_55_60.K38]" office:value-type="float" office:value="1" calcext:value-type="float">
            <text:p>1.0000</text:p>
          </table:table-cell>
          <table:table-cell table:style-name="ce75" table:formula="of:=[$Results_55_60.K40]" office:value-type="float" office:value="0" calcext:value-type="float">
            <text:p>0.0000</text:p>
          </table:table-cell>
          <table:table-cell table:formula="of:=[$Results_55_60.K39]" office:value-type="string" office:string-value="" calcext:value-type="error">
            <text:p>#DIV/0!</text:p>
          </table:table-cell>
          <table:table-cell table:style-name="ce37" table:formula="of:=[$Results_55_60.K41]" office:value-type="percentage" office:value="0" calcext:value-type="percentage">
            <text:p>0.0%</text:p>
          </table:table-cell>
          <table:table-cell table:formula="of:=[$Results_55_60.K46]" office:value-type="string" office:string-value="" calcext:value-type="error">
            <text:p>#DIV/0!</text:p>
          </table:table-cell>
          <table:table-cell table:style-name="ce56" table:formula="of:=[$Results_55_60.K47]" office:value-type="percentage" office:value="0" calcext:value-type="percentage">
            <text:p>0.0%</text:p>
          </table:table-cell>
          <table:table-cell table:formula="of:=2*[.R73]*[.V73]/([.R73]+[.V73])" office:value-type="string" office:string-value="" calcext:value-type="error">
            <text:p>#DIV/0!</text:p>
          </table:table-cell>
          <table:table-cell table:formula="of:=2*[.T73]*[.V73]/([.T73]+[.V73])" office:value-type="string" office:string-value="" calcext:value-type="error">
            <text:p>#DIV/0!</text:p>
          </table:table-cell>
          <table:table-cell/>
          <table:covered-table-cell/>
          <table:table-cell table:number-columns-repeated="37"/>
        </table:table-row>
        <table:table-row table:style-name="ro2" table:number-rows-repeated="1048502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R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35"/>
        <table:table-column table:style-name="co25" table:default-cell-style-name="ce133"/>
        <table:table-column table:style-name="co23" table:number-columns-repeated="4" table:default-cell-style-name="ce133"/>
        <table:table-column table:style-name="co26" table:default-cell-style-name="ce133"/>
        <table:table-column table:style-name="co25" table:default-cell-style-name="ce133"/>
        <table:table-column table:style-name="co23" table:number-columns-repeated="4" table:default-cell-style-name="ce133"/>
        <table:table-column table:style-name="co26" table:default-cell-style-name="ce133"/>
        <table:table-column table:style-name="co25" table:default-cell-style-name="ce133"/>
        <table:table-column table:style-name="co23" table:number-columns-repeated="4" table:default-cell-style-name="ce133"/>
        <table:table-column table:style-name="co21" table:default-cell-style-name="ce133"/>
        <table:table-column table:style-name="co25" table:default-cell-style-name="ce133"/>
        <table:table-column table:style-name="co23" table:number-columns-repeated="44" table:default-cell-style-name="ce133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48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48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style-name="ce148" office:value-type="float" office:value="0.5" calcext:value-type="float">
            <text:p>0.5000</text:p>
          </table:table-cell>
          <table:table-cell table:style-name="ce148" office:value-type="float" office:value="0.0256" calcext:value-type="float">
            <text:p>0.0256</text:p>
          </table:table-cell>
          <table:table-cell table:style-name="ce148" office:value-type="float" office:value="0.0488" calcext:value-type="float">
            <text:p>0.0488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style-name="ce148" office:value-type="float" office:value="0.4444" calcext:value-type="float">
            <text:p>0.4444</text:p>
          </table:table-cell>
          <table:table-cell table:style-name="ce148" office:value-type="float" office:value="0.0513" calcext:value-type="float">
            <text:p>0.0513</text:p>
          </table:table-cell>
          <table:table-cell table:style-name="ce148" office:value-type="float" office:value="0.092" calcext:value-type="float">
            <text:p>0.0920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table:style-name="ce148" office:value-type="float" office:value="0.8063" calcext:value-type="float">
            <text:p>0.8063</text:p>
          </table:table-cell>
          <table:table-cell table:style-name="ce148" office:value-type="float" office:value="0.7984" calcext:value-type="float">
            <text:p>0.7984</text:p>
          </table:table-cell>
          <table:table-cell table:style-name="ce148" office:value-type="float" office:value="0.8023" calcext:value-type="float">
            <text:p>0.8023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table:style-name="ce148" office:value-type="float" office:value="0.8411" calcext:value-type="float">
            <text:p>0.8411</text:p>
          </table:table-cell>
          <table:table-cell table:style-name="ce148" office:value-type="float" office:value="0.7849" calcext:value-type="float">
            <text:p>0.7849</text:p>
          </table:table-cell>
          <table:table-cell table:style-name="ce148" office:value-type="float" office:value="0.812" calcext:value-type="float">
            <text:p>0.8120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table:style-name="ce148" office:value-type="float" office:value="0.8576" calcext:value-type="float">
            <text:p>0.8576</text:p>
          </table:table-cell>
          <table:table-cell table:style-name="ce148" office:value-type="float" office:value="0.8692" calcext:value-type="float">
            <text:p>0.8692</text:p>
          </table:table-cell>
          <table:table-cell table:style-name="ce148" office:value-type="float" office:value="0.8633" calcext:value-type="float">
            <text:p>0.8633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table:style-name="ce148" office:value-type="float" office:value="0.7647" calcext:value-type="float">
            <text:p>0.7647</text:p>
          </table:table-cell>
          <table:table-cell table:style-name="ce148" office:value-type="float" office:value="0.7521" calcext:value-type="float">
            <text:p>0.7521</text:p>
          </table:table-cell>
          <table:table-cell table:style-name="ce148" office:value-type="float" office:value="0.7583" calcext:value-type="float">
            <text:p>0.7583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table:style-name="ce148" office:value-type="float" office:value="0.687" calcext:value-type="float">
            <text:p>0.6870</text:p>
          </table:table-cell>
          <table:table-cell table:style-name="ce148" office:value-type="float" office:value="0.7438" calcext:value-type="float">
            <text:p>0.7438</text:p>
          </table:table-cell>
          <table:table-cell table:style-name="ce148" office:value-type="float" office:value="0.7143" calcext:value-type="float">
            <text:p>0.7143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table:style-name="ce148" office:value-type="float" office:value="0.7373" calcext:value-type="float">
            <text:p>0.7373</text:p>
          </table:table-cell>
          <table:table-cell table:style-name="ce148" office:value-type="float" office:value="0.7769" calcext:value-type="float">
            <text:p>0.7769</text:p>
          </table:table-cell>
          <table:table-cell table:style-name="ce148" office:value-type="float" office:value="0.7565" calcext:value-type="float">
            <text:p>0.7565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table:style-name="ce148" office:value-type="float" office:value="0.8851" calcext:value-type="float">
            <text:p>0.8851</text:p>
          </table:table-cell>
          <table:table-cell table:style-name="ce148" office:value-type="float" office:value="0.9133" calcext:value-type="float">
            <text:p>0.9133</text:p>
          </table:table-cell>
          <table:table-cell table:style-name="ce148" office:value-type="float" office:value="0.899" calcext:value-type="float">
            <text:p>0.8990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table:style-name="ce148" office:value-type="float" office:value="0.8776" calcext:value-type="float">
            <text:p>0.8776</text:p>
          </table:table-cell>
          <table:table-cell table:style-name="ce148" office:value-type="float" office:value="0.9273" calcext:value-type="float">
            <text:p>0.9273</text:p>
          </table:table-cell>
          <table:table-cell table:style-name="ce148" office:value-type="float" office:value="0.9017" calcext:value-type="float">
            <text:p>0.9017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table:style-name="ce148" office:value-type="float" office:value="0.8909" calcext:value-type="float">
            <text:p>0.8909</text:p>
          </table:table-cell>
          <table:table-cell table:style-name="ce148" office:value-type="float" office:value="0.9273" calcext:value-type="float">
            <text:p>0.9273</text:p>
          </table:table-cell>
          <table:table-cell table:style-name="ce148" office:value-type="float" office:value="0.9087" calcext:value-type="float">
            <text:p>0.9087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table:style-name="ce148" office:value-type="float" office:value="0.9088" calcext:value-type="float">
            <text:p>0.9088</text:p>
          </table:table-cell>
          <table:table-cell table:style-name="ce148" office:value-type="float" office:value="0.9259" calcext:value-type="float">
            <text:p>0.9259</text:p>
          </table:table-cell>
          <table:table-cell table:style-name="ce148" office:value-type="float" office:value="0.9173" calcext:value-type="float">
            <text:p>0.9173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914" calcext:value-type="float">
            <text:p>0.6914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5" office:value-type="float" office:value="0.6661" calcext:value-type="float">
            <text:p>0.666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63" office:value-type="float" office:value="0.706" calcext:value-type="float">
            <text:p>0.7060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58" calcext:value-type="float">
            <text:p>0.7258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7];[.F4:.F7])/SUM([.F4:.F7])" office:value-type="float" office:value="0.842010393964795" calcext:value-type="float">
            <text:p>0.8420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7];[.L4:.L7])/SUM([.L4:.L7])" office:value-type="float" office:value="0.843512293936854" calcext:value-type="float">
            <text:p>0.8435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7];[.R4:.R7])/SUM([.R4:.R7])" office:value-type="float" office:value="0.859191813355686" calcext:value-type="float">
            <text:p>0.8592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7];[.X4:.X7])/SUM([.X4:.X7])" office:value-type="float" office:value="0.87286999161777" calcext:value-type="float">
            <text:p>0.8729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909" calcext:value-type="percentage">
            <text:p>89.1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table:style-name="ce149" office:value-type="float" office:value="0.7575" calcext:value-type="float">
            <text:p>0.7575</text:p>
          </table:table-cell>
          <table:table-cell table:style-name="ce149" office:value-type="float" office:value="0.4872" calcext:value-type="float">
            <text:p>0.4872</text:p>
          </table:table-cell>
          <table:table-cell table:style-name="ce148" office:value-type="float" office:value="0.593" calcext:value-type="float">
            <text:p>0.5930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table:style-name="ce35" office:value-type="float" office:value="0.7143" calcext:value-type="float">
            <text:p>0.7143</text:p>
          </table:table-cell>
          <table:table-cell table:style-name="ce35" office:value-type="float" office:value="0.5235" calcext:value-type="float">
            <text:p>0.5235</text:p>
          </table:table-cell>
          <table:table-cell table:style-name="ce35" office:value-type="float" office:value="0.6042" calcext:value-type="float">
            <text:p>0.6042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table:style-name="ce149" office:value-type="float" office:value="0.6471" calcext:value-type="float">
            <text:p>0.6471</text:p>
          </table:table-cell>
          <table:table-cell table:style-name="ce149" office:value-type="float" office:value="0.8577" calcext:value-type="float">
            <text:p>0.8577</text:p>
          </table:table-cell>
          <table:table-cell table:style-name="ce149" office:value-type="float" office:value="0.7376" calcext:value-type="float">
            <text:p>0.7376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table:style-name="ce35" office:value-type="float" office:value="0.6505" calcext:value-type="float">
            <text:p>0.6505</text:p>
          </table:table-cell>
          <table:table-cell table:style-name="ce35" office:value-type="float" office:value="0.809" calcext:value-type="float">
            <text:p>0.809</text:p>
          </table:table-cell>
          <table:table-cell table:style-name="ce35" office:value-type="float" office:value="0.7211" calcext:value-type="float">
            <text:p>0.7211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653" calcext:value-type="float">
            <text:p>0.665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856" calcext:value-type="float">
            <text:p>0.6856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38" office:value-type="float" office:value="0.6627" calcext:value-type="float">
            <text:p>0.6627</text:p>
          </table:table-cell>
          <table:table-cell table:style-name="ce159"/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81" calcext:value-type="percentage">
            <text:p>68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1" calcext:value-type="percentage">
            <text:p>67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64" office:value-type="percentage" office:value="0.673" calcext:value-type="percentage">
            <text:p>67.3%</text:p>
          </table:table-cell>
          <table:table-cell table:style-name="ce160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51" calcext:value-type="float">
            <text:p>0.651</text:p>
          </table:table-cell>
          <table:table-cell table:style-name="ce159"/>
          <table:table-cell table:number-columns-repeated="40"/>
        </table:table-row>
        <table:table-row table:style-name="ro2">
          <table:table-cell table:number-columns-repeated="19"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34" calcext:value-type="percentage">
            <text:p>65.3%</text:p>
          </table:table-cell>
          <table:table-cell table:style-name="ce160"/>
          <table:table-cell table:number-columns-repeated="40"/>
        </table:table-row>
        <table:table-row table:style-name="ro4">
          <table:table-cell/>
          <table:table-cell table:style-name="ce35" table:number-columns-repeated="17"/>
          <table:table-cell table:number-columns-repeated="46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45"/>
          <table:covered-table-cell table:style-name="ce157"/>
          <table:table-cell table:style-name="ce35"/>
          <table:table-cell table:style-name="ce138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345" calcext:value-type="float">
            <text:p>345</text:p>
          </table:table-cell>
          <table:table-cell table:style-name="ce35"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table:style-name="ce148" office:value-type="float" office:value="0.22" calcext:value-type="float">
            <text:p>0.2200</text:p>
          </table:table-cell>
          <table:table-cell table:style-name="ce148" office:value-type="float" office:value="0.141" calcext:value-type="float">
            <text:p>0.1410</text:p>
          </table:table-cell>
          <table:table-cell table:style-name="ce148" office:value-type="float" office:value="0.1719" calcext:value-type="float">
            <text:p>0.1719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 table:style-name="ce35"/>
          <table:table-cell table:style-name="ce141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1032" calcext:value-type="float">
            <text:p>1032</text:p>
          </table:table-cell>
          <table:table-cell table:style-name="ce35"/>
          <table:table-cell table:style-name="ce141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242" calcext:value-type="float">
            <text:p>242</text:p>
          </table:table-cell>
          <table:table-cell table:style-name="ce35"/>
          <table:table-cell table:style-name="ce141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162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159" office:value-type="float" office:value="2227" calcext:value-type="float">
            <text:p>2227</text:p>
          </table:table-cell>
          <table:table-cell table:style-name="ce35"/>
          <table:table-cell table:style-name="ce141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5" office:value-type="float" office:value="0.7372" calcext:value-type="float">
            <text:p>0.7372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63" office:value-type="float" office:value="0.1448" calcext:value-type="float">
            <text:p>0.1448</text:p>
          </table:table-cell>
          <table:table-cell table:style-name="ce159"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13" calcext:value-type="float">
            <text:p>0.731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29" calcext:value-type="float">
            <text:p>0.7229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1:.E24];[.F21:.F24])/SUM([.F21:.F24])" office:value-type="float" office:value="0.864947611064543" calcext:value-type="float">
            <text:p>0.8649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1:.K24];[.L21:.L24])/SUM([.L21:.L24])" office:value-type="float" office:value="0.450564599050014" calcext:value-type="float">
            <text:p>0.4506</text:p>
          </table:table-cell>
          <table:table-cell table:style-name="ce159"/>
          <table:table-cell table:style-name="ce35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1:.Q24];[.R21:.R24])/SUM([.R21:.R24])" office:value-type="float" office:value="0.860562419670299" calcext:value-type="float">
            <text:p>0.8606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1:.W24];[.X21:.X24])/SUM([.X21:.X24])" office:value-type="float" office:value="0.859091841296451" calcext:value-type="float">
            <text:p>0.8591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87" calcext:value-type="percentage">
            <text:p>87.9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5675" calcext:value-type="percentage">
            <text:p>56.8%</text:p>
          </table:table-cell>
          <table:table-cell table:style-name="ce159"/>
          <table:table-cell table:style-name="ce35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39" calcext:value-type="percentage">
            <text:p>87.4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6" calcext:value-type="percentage">
            <text:p>86.6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2"/>
          <table:table-cell table:style-name="ce156"/>
          <table:table-cell table:style-name="ce159"/>
          <table:table-cell table:style-name="ce35"/>
          <table:table-cell table:style-name="ce141"/>
          <table:table-cell table:style-name="ce149" table:number-columns-repeated="2"/>
          <table:table-cell table:style-name="ce156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159" office:value-type="float" office:value="468" calcext:value-type="float">
            <text:p>468</text:p>
          </table:table-cell>
          <table:table-cell table:style-name="ce35"/>
          <table:table-cell table:style-name="ce141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159" office:value-type="float" office:value="513" calcext:value-type="float">
            <text:p>513</text:p>
          </table:table-cell>
          <table:table-cell table:style-name="ce35"/>
          <table:table-cell table:style-name="ce141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465" calcext:value-type="float">
            <text:p>0.6465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38" office:value-type="float" office:value="0.662" calcext:value-type="float">
            <text:p>0.662</text:p>
          </table:table-cell>
          <table:table-cell table:style-name="ce159"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471" calcext:value-type="float">
            <text:p>0.647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85" calcext:value-type="float">
            <text:p>0.6385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34" calcext:value-type="percentage">
            <text:p>65.3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64" office:value-type="percentage" office:value="0.6809" calcext:value-type="percentage">
            <text:p>68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24" calcext:value-type="percentage">
            <text:p>65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04" calcext:value-type="percentage">
            <text:p>65.0%</text:p>
          </table:table-cell>
          <table:table-cell table:style-name="ce160"/>
          <table:table-cell table:number-columns-repeated="40"/>
        </table:table-row>
        <table:table-row table:style-name="ro4">
          <table:table-cell/>
          <table:table-cell table:style-name="ce35" table:number-columns-repeated="17"/>
          <table:table-cell table:number-columns-repeated="46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45"/>
          <table:covered-table-cell table:style-name="ce157"/>
          <table:table-cell table:style-name="ce35"/>
          <table:table-cell table:style-name="ce138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style-name="ce35"/>
          <table:table-cell table:style-name="ce141" office:value-type="string" calcext:value-type="string">
            <text:p>isEmpt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159" office:value-type="float" office:value="78" calcext:value-type="float">
            <text:p>78</text:p>
          </table:table-cell>
          <table:table-cell table:style-name="ce35"/>
          <table:table-cell table:style-name="ce141" office:value-type="string" calcext:value-type="string">
            <text:p>Den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159" office:value-type="float" office:value="1032" calcext:value-type="float">
            <text:p>1032</text:p>
          </table:table-cell>
          <table:table-cell table:style-name="ce35"/>
          <table:table-cell table:style-name="ce141" office:value-type="string" calcext:value-type="string">
            <text:p>Support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159" office:value-type="float" office:value="242" calcext:value-type="float">
            <text:p>242</text:p>
          </table:table-cell>
          <table:table-cell table:style-name="ce35"/>
          <table:table-cell table:style-name="ce141" office:value-type="string" calcext:value-type="string">
            <text:p>Query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159" office:value-type="float" office:value="2227" calcext:value-type="float">
            <text:p>2227</text:p>
          </table:table-cell>
          <table:table-cell table:style-name="ce35"/>
          <table:table-cell table:style-name="ce141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79" calcext:value-type="float">
            <text:p>0.7379</text:p>
          </table:table-cell>
          <table:table-cell table:style-name="ce159"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1448" calcext:value-type="float">
            <text:p>0.144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3807" calcext:value-type="float">
            <text:p>0.3807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4" calcext:value-type="float">
            <text:p>0.74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38:.E41];[.F38:.F41])/SUM([.F38:.F41])" office:value-type="float" office:value="0.859298379435596" calcext:value-type="float">
            <text:p>0.8593</text:p>
          </table:table-cell>
          <table:table-cell table:style-name="ce159"/>
          <table:table-cell table:style-name="ce35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38:.K41];[.L38:.L41])/SUM([.L38:.L41])" office:value-type="float" office:value="0.450564599050014" calcext:value-type="float">
            <text:p>0.4506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38:.Q41];[.R38:.R41])/SUM([.R38:.R41])" office:value-type="float" office:value="0.494511036602403" calcext:value-type="float">
            <text:p>0.4945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38:.W41];[.X38:.X41])/SUM([.X38:.X41])" office:value-type="float" office:value="0.856477088572227" calcext:value-type="float">
            <text:p>0.8565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42" calcext:value-type="percentage">
            <text:p>86.4%</text:p>
          </table:table-cell>
          <table:table-cell table:style-name="ce159"/>
          <table:table-cell table:style-name="ce35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5675" calcext:value-type="percentage">
            <text:p>56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279" calcext:value-type="percentage">
            <text:p>62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39" calcext:value-type="percentage">
            <text:p>86.4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 table:style-name="ce35"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159" office:value-type="float" office:value="468" calcext:value-type="float">
            <text:p>468</text:p>
          </table:table-cell>
          <table:table-cell table:style-name="ce35"/>
          <table:table-cell table:style-name="ce141" office:value-type="string" calcext:value-type="string">
            <text:p>Short &lt;9</text:p>
          </table:table-cell>
          <table:table-cell table:number-columns-repeated="3" table:style-name="ce162" office:value-type="float" office:value="0" calcext:value-type="float">
            <text:p>0.0000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159" office:value-type="float" office:value="513" calcext:value-type="float">
            <text:p>513</text:p>
          </table:table-cell>
          <table:table-cell table:style-name="ce35"/>
          <table:table-cell table:style-name="ce141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71" calcext:value-type="float">
            <text:p>0.671</text:p>
          </table:table-cell>
          <table:table-cell table:style-name="ce159"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3434" calcext:value-type="float">
            <text:p>0.3434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698" calcext:value-type="float">
            <text:p>0.669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593" calcext:value-type="float">
            <text:p>0.6593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89" calcext:value-type="percentage">
            <text:p>67.9%</text:p>
          </table:table-cell>
          <table:table-cell table:style-name="ce160"/>
          <table:table-cell table:style-name="ce35"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5229" calcext:value-type="percentage">
            <text:p>52.3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922" calcext:value-type="percentage">
            <text:p>69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79" calcext:value-type="percentage">
            <text:p>67.8%</text:p>
          </table:table-cell>
          <table:table-cell table:style-name="ce160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35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35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35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35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35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21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21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21" table:default-cell-style-name="ce35"/>
        <table:table-column table:style-name="co25" table:default-cell-style-name="ce35"/>
        <table:table-column table:style-name="co23" table:number-columns-repeated="44" table:default-cell-style-name="ce35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451" calcext:value-type="float">
            <text:p>0.745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79" calcext:value-type="float">
            <text:p>0.737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58" calcext:value-type="float">
            <text:p>0.725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24" calcext:value-type="float">
            <text:p>0.7324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7];[.F4:.F7])/SUM([.F4:.F7])" office:value-type="float" office:value="0.862309891031014" calcext:value-type="float">
            <text:p>0.8623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7];[.L4:.L7])/SUM([.L4:.L7])" office:value-type="float" office:value="0.846545822855546" calcext:value-type="float">
            <text:p>0.8465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7];[.R4:.R7])/SUM([.R4:.R7])" office:value-type="float" office:value="0.849900055881531" calcext:value-type="float">
            <text:p>0.8499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7];[.X4:.X7])/SUM([.X4:.X7])" office:value-type="float" office:value="0.862887119307069" calcext:value-type="float">
            <text:p>0.8629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03" calcext:value-type="percentage">
            <text:p>87.0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504" calcext:value-type="percentage">
            <text:p>85.0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21" calcext:value-type="percentage">
            <text:p>86.2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59" calcext:value-type="percentage">
            <text:p>87.6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2"/>
          <table:table-cell table:style-name="ce156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718" calcext:value-type="float">
            <text:p>0.671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523" calcext:value-type="float">
            <text:p>0.652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213" calcext:value-type="float">
            <text:p>0.621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234" calcext:value-type="float">
            <text:p>0.6234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89" calcext:value-type="percentage">
            <text:p>67.9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55" calcext:value-type="percentage">
            <text:p>65.6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49" calcext:value-type="percentage">
            <text:p>62.5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69" calcext:value-type="percentage">
            <text:p>62.7%</text:p>
          </table:table-cell>
          <table:table-cell table:style-name="ce160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9" calcext:value-type="float">
            <text:p>0.73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42" calcext:value-type="float">
            <text:p>0.7342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52" calcext:value-type="float">
            <text:p>0.7252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895" calcext:value-type="float">
            <text:p>0.6895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1:.E24];[.F21:.F24])/SUM([.F21:.F24])" office:value-type="float" office:value="0.862981223805532" calcext:value-type="float">
            <text:p>0.8630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1:.K24];[.L21:.L24])/SUM([.L21:.L24])" office:value-type="float" office:value="0.870694244202291" calcext:value-type="float">
            <text:p>0.8707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1:.Q24];[.R21:.R24])/SUM([.R21:.R24])" office:value-type="float" office:value="0.860155602123498" calcext:value-type="float">
            <text:p>0.8602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1:.W24];[.X21:.X24])/SUM([.X21:.X24])" office:value-type="float" office:value="0.808067504889634" calcext:value-type="float">
            <text:p>0.8081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84" calcext:value-type="percentage">
            <text:p>87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879" calcext:value-type="percentage">
            <text:p>88.8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21" calcext:value-type="percentage">
            <text:p>87.2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076" calcext:value-type="percentage">
            <text:p>80.8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189" calcext:value-type="float">
            <text:p>0.618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515" calcext:value-type="float">
            <text:p>0.6515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64" calcext:value-type="float">
            <text:p>0.6364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717" calcext:value-type="float">
            <text:p>0.6717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18" calcext:value-type="percentage">
            <text:p>62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75" calcext:value-type="percentage">
            <text:p>65.8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81" calcext:value-type="percentage">
            <text:p>63.8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922" calcext:value-type="percentage">
            <text:p>69.2%</text:p>
          </table:table-cell>
          <table:table-cell table:style-name="ce160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table:number-columns-repeated="3" table:style-name="ce148" office:value-type="float" office:value="0" calcext:value-type="float">
            <text:p>0.0000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table:style-name="ce149" office:value-type="float" office:value="0.8404" calcext:value-type="float">
            <text:p>0.8404</text:p>
          </table:table-cell>
          <table:table-cell table:style-name="ce149" office:value-type="float" office:value="0.7703" calcext:value-type="float">
            <text:p>0.7703</text:p>
          </table:table-cell>
          <table:table-cell table:style-name="ce149" office:value-type="float" office:value="0.8038" calcext:value-type="float">
            <text:p>0.8038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table:style-name="ce149" office:value-type="float" office:value="0.6246" calcext:value-type="float">
            <text:p>0.6246</text:p>
          </table:table-cell>
          <table:table-cell table:style-name="ce149" office:value-type="float" office:value="0.7975" calcext:value-type="float">
            <text:p>0.7975</text:p>
          </table:table-cell>
          <table:table-cell table:style-name="ce149" office:value-type="float" office:value="0.7005" calcext:value-type="float">
            <text:p>0.7005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table:style-name="ce149" office:value-type="float" office:value="0.8726" calcext:value-type="float">
            <text:p>0.8726</text:p>
          </table:table-cell>
          <table:table-cell table:style-name="ce149" office:value-type="float" office:value="0.9106" calcext:value-type="float">
            <text:p>0.9106</text:p>
          </table:table-cell>
          <table:table-cell table:style-name="ce149" office:value-type="float" office:value="0.8912" calcext:value-type="float">
            <text:p>0.8912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19" calcext:value-type="float">
            <text:p>0.719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03" calcext:value-type="float">
            <text:p>0.720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206" calcext:value-type="float">
            <text:p>0.7206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791" calcext:value-type="float">
            <text:p>0.6791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38:.E41];[.F38:.F41])/SUM([.F38:.F41])" office:value-type="float" office:value="0.854075719474714" calcext:value-type="float">
            <text:p>0.8541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38:.K41];[.L38:.L41])/SUM([.L38:.L41])" office:value-type="float" office:value="0.854860491757474" calcext:value-type="float">
            <text:p>0.8549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38:.Q41];[.R38:.R41])/SUM([.R38:.R41])" office:value-type="float" office:value="0.851364543168483" calcext:value-type="float">
            <text:p>0.8514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38:.W41];[.X38:.X41])/SUM([.X38:.X41])" office:value-type="float" office:value="0.833681195864767" calcext:value-type="float">
            <text:p>0.8337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9" calcext:value-type="percentage">
            <text:p>86.9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65" calcext:value-type="percentage">
            <text:p>86.7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631" calcext:value-type="percentage">
            <text:p>86.3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565" calcext:value-type="percentage">
            <text:p>85.7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table:style-name="ce149" office:value-type="float" office:value="0.8178" calcext:value-type="float">
            <text:p>0.8178</text:p>
          </table:table-cell>
          <table:table-cell table:style-name="ce149" office:value-type="float" office:value="0.4509" calcext:value-type="float">
            <text:p>0.4509</text:p>
          </table:table-cell>
          <table:table-cell table:style-name="ce148" office:value-type="float" office:value="0.5813" calcext:value-type="float">
            <text:p>0.5813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table:style-name="ce149" office:value-type="float" office:value="0.6445" calcext:value-type="float">
            <text:p>0.6445</text:p>
          </table:table-cell>
          <table:table-cell table:style-name="ce149" office:value-type="float" office:value="0.9084" calcext:value-type="float">
            <text:p>0.9084</text:p>
          </table:table-cell>
          <table:table-cell table:style-name="ce149" office:value-type="float" office:value="0.754" calcext:value-type="float">
            <text:p>0.754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228" calcext:value-type="float">
            <text:p>0.622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33" calcext:value-type="float">
            <text:p>0.633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91" calcext:value-type="float">
            <text:p>0.639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677" calcext:value-type="float">
            <text:p>0.6677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28" calcext:value-type="percentage">
            <text:p>62.3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51" calcext:value-type="percentage">
            <text:p>63.5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412" calcext:value-type="percentage">
            <text:p>64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901" calcext:value-type="percentage">
            <text:p>69.0%</text:p>
          </table:table-cell>
          <table:table-cell table:style-name="ce160"/>
          <table:table-cell table:number-columns-repeated="40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0" table:style-name="ta1">
        <table:table-column table:style-name="co13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13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13" table:default-cell-style-name="ce35"/>
        <table:table-column table:style-name="co25" table:default-cell-style-name="ce35"/>
        <table:table-column table:style-name="co23" table:number-columns-repeated="4" table:default-cell-style-name="ce35"/>
        <table:table-column table:style-name="co13" table:default-cell-style-name="ce35"/>
        <table:table-column table:style-name="co25" table:default-cell-style-name="ce35"/>
        <table:table-column table:style-name="co23" table:number-columns-repeated="44" table:default-cell-style-name="ce35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45"/>
          <table:covered-table-cell table:style-name="ce157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148" calcext:value-type="float">
            <text:p>0.2148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08" calcext:value-type="float">
            <text:p>0.8608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11" calcext:value-type="float">
            <text:p>0.7311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51" calcext:value-type="float">
            <text:p>0.9051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171" calcext:value-type="float">
            <text:p>0.717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952" calcext:value-type="float">
            <text:p>0.6952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166" calcext:value-type="float">
            <text:p>0.7166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38" office:value-type="float" office:value="0.7424" calcext:value-type="float">
            <text:p>0.7424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7];[.F4:.F7])/SUM([.F4:.F7])" office:value-type="float" office:value="0.852850796311819" calcext:value-type="float">
            <text:p>0.8529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7];[.L4:.L7])/SUM([.L4:.L7])" office:value-type="float" office:value="0.85335060072646" calcext:value-type="float">
            <text:p>0.8534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7];[.R4:.R7])/SUM([.R4:.R7])" office:value-type="float" office:value="0.858778345906678" calcext:value-type="float">
            <text:p>0.8588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7];[.X4:.X7])/SUM([.X4:.X7])" office:value-type="float" office:value="0.865516596814753" calcext:value-type="float">
            <text:p>0.8655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03" calcext:value-type="percentage">
            <text:p>87.0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51" calcext:value-type="percentage">
            <text:p>87.5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61" calcext:value-type="percentage">
            <text:p>87.6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74" calcext:value-type="percentage">
            <text:p>87.7%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40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93" calcext:value-type="float">
            <text:p>0.5993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527" calcext:value-type="float">
            <text:p>0.6527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091" calcext:value-type="float">
            <text:p>0.6091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03" calcext:value-type="float">
            <text:p>0.630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73" calcext:value-type="float">
            <text:p>0.6373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63" office:value-type="float" office:value="0.626" calcext:value-type="float">
            <text:p>0.6260</text:p>
          </table:table-cell>
          <table:table-cell table:style-name="ce159"/>
          <table:table-cell table:number-columns-repeated="40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106" calcext:value-type="percentage">
            <text:p>61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1" calcext:value-type="percentage">
            <text:p>63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473" calcext:value-type="percentage">
            <text:p>64.7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79" calcext:value-type="percentage">
            <text:p>62.8%</text:p>
          </table:table-cell>
          <table:table-cell table:style-name="ce160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45"/>
          <table:covered-table-cell table:style-name="ce157"/>
          <table:table-cell table:number-columns-repeated="52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345" calcext:value-type="float">
            <text:p>345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Deny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17" calcext:value-type="float">
            <text:p>0.2517</text:p>
          </table:table-cell>
          <table:table-cell table:style-name="ce159" office:value-type="float" office:value="78" calcext:value-type="float">
            <text:p>78</text:p>
          </table:table-cell>
          <table:table-cell/>
          <table:table-cell table:style-name="ce141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table:style-name="ce159"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Support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69" calcext:value-type="float">
            <text:p>0.8469</text:p>
          </table:table-cell>
          <table:table-cell table:style-name="ce159" office:value-type="float" office:value="1032" calcext:value-type="float">
            <text:p>1032</text:p>
          </table:table-cell>
          <table:table-cell/>
          <table:table-cell table:style-name="ce141"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table:style-name="ce159"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Query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85" calcext:value-type="float">
            <text:p>0.7485</text:p>
          </table:table-cell>
          <table:table-cell table:style-name="ce159" office:value-type="float" office:value="242" calcext:value-type="float">
            <text:p>242</text:p>
          </table:table-cell>
          <table:table-cell/>
          <table:table-cell table:style-name="ce141"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table:style-name="ce159"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Comment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064" calcext:value-type="float">
            <text:p>0.9064</text:p>
          </table:table-cell>
          <table:table-cell table:style-name="ce159" office:value-type="float" office:value="2227" calcext:value-type="float">
            <text:p>2227</text:p>
          </table:table-cell>
          <table:table-cell/>
          <table:table-cell table:style-name="ce141"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table:style-name="ce159"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507" calcext:value-type="float">
            <text:p>0.7507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73" calcext:value-type="float">
            <text:p>0.73</text:p>
          </table:table-cell>
          <table:table-cell table:style-name="ce159"/>
          <table:table-cell table:number-columns-repeated="52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1:.E24];[.F21:.F24])/SUM([.F21:.F24])" office:value-type="float" office:value="0.864298183850238" calcext:value-type="float">
            <text:p>0.8643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1:.K24];[.L21:.L24])/SUM([.L21:.L24])" office:value-type="float" office:value="0.862369796032411" calcext:value-type="float">
            <text:p>0.8624</text:p>
          </table:table-cell>
          <table:table-cell table:style-name="ce159"/>
          <table:table-cell table:number-columns-repeated="52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67" calcext:value-type="percentage">
            <text:p>87.7%</text:p>
          </table:table-cell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8767" calcext:value-type="percentage">
            <text:p>87.7%</text:p>
          </table:table-cell>
          <table:table-cell table:style-name="ce159"/>
          <table:table-cell table:number-columns-repeated="52"/>
        </table:table-row>
        <table:table-row table:style-name="ro2">
          <table:table-cell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  <table:table-cell table:number-columns-repeated="52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273" calcext:value-type="float">
            <text:p>0.6273</text:p>
          </table:table-cell>
          <table:table-cell table:style-name="ce159" office:value-type="float" office:value="468" calcext:value-type="float">
            <text:p>468</text:p>
          </table:table-cell>
          <table:table-cell/>
          <table:table-cell table:style-name="ce141" office:value-type="string" calcext:value-type="string">
            <text:p>Short &lt;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table:style-name="ce159"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7363" calcext:value-type="float">
            <text:p>0.7363</text:p>
          </table:table-cell>
          <table:table-cell table:style-name="ce159" office:value-type="float" office:value="513" calcext:value-type="float">
            <text:p>513</text:p>
          </table:table-cell>
          <table:table-cell/>
          <table:table-cell table:style-name="ce141" office:value-type="string" calcext:value-type="string">
            <text:p>Long &gt;=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table:style-name="ce159"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818" calcext:value-type="float">
            <text:p>0.6818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office:value-type="float" office:value="0.6312" calcext:value-type="float">
            <text:p>0.6312</text:p>
          </table:table-cell>
          <table:table-cell table:style-name="ce159"/>
          <table:table-cell table:number-columns-repeated="52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911" calcext:value-type="percentage">
            <text:p>69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3" calcext:value-type="percentage">
            <text:p>63.3%</text:p>
          </table:table-cell>
          <table:table-cell table:style-name="ce160"/>
          <table:table-cell table:number-columns-repeated="52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hort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Long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31_38" table:style-name="ta1"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45"/>
          <table:covered-table-cell table:style-name="ce157"/>
          <table:table-cell table:style-name="ce35"/>
          <table:table-cell table:style-name="ce138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35"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717" calcext:value-type="float">
            <text:p>0.8717</text:p>
          </table:table-cell>
          <table:table-cell office:value-type="float" office:value="5537" calcext:value-type="float">
            <text:p>5537</text:p>
          </table:table-cell>
          <table:table-cell table:style-name="ce35"/>
          <table:table-cell office:value-type="string" calcext:value-type="string">
            <text:p>Question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633" calcext:value-type="float">
            <text:p>0.86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5" calcext:value-type="float">
            <text:p>0.865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12" calcext:value-type="float">
            <text:p>0.7712</text:p>
          </table:table-cell>
          <table:table-cell office:value-type="float" office:value="4587" calcext:value-type="float">
            <text:p>4587</text:p>
          </table:table-cell>
          <table:table-cell table:style-name="ce35"/>
          <table:table-cell office:value-type="string" calcext:value-type="string">
            <text:p>Answer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739" calcext:value-type="float">
            <text:p>0.773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7654" calcext:value-type="float">
            <text:p>0.7654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658" calcext:value-type="float">
            <text:p>0.7658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96" calcext:value-type="float">
            <text:p>0.5396</text:p>
          </table:table-cell>
          <table:table-cell office:value-type="float" office:value="1267" calcext:value-type="float">
            <text:p>1267</text:p>
          </table:table-cell>
          <table:table-cell table:style-name="ce35"/>
          <table:table-cell office:value-type="string" calcext:value-type="string">
            <text:p>Announcement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531" calcext:value-type="float">
            <text:p>0.553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828" calcext:value-type="float">
            <text:p>0.482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5028" calcext:value-type="float">
            <text:p>0.5028</text:p>
          </table:table-cell>
          <table:table-cell office:value-type="float" office:value="486" calcext:value-type="float">
            <text:p>486</text:p>
          </table:table-cell>
          <table:table-cell table:style-name="ce35"/>
          <table:table-cell office:value-type="string" calcext:value-type="string">
            <text:p>Agreement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14" calcext:value-type="float">
            <text:p>0.501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67" calcext:value-type="float">
            <text:p>0.56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7" calcext:value-type="float">
            <text:p>0.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5253" calcext:value-type="float">
            <text:p>0.525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68" calcext:value-type="float">
            <text:p>0.668</text:p>
          </table:table-cell>
          <table:table-cell office:value-type="float" office:value="923" calcext:value-type="float">
            <text:p>923</text:p>
          </table:table-cell>
          <table:table-cell table:style-name="ce35"/>
          <table:table-cell office:value-type="string" calcext:value-type="string">
            <text:p>Appreciation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879" calcext:value-type="float">
            <text:p>0.68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619" calcext:value-type="float">
            <text:p>0.661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3552" calcext:value-type="float">
            <text:p>0.3552</text:p>
          </table:table-cell>
          <table:table-cell office:value-type="float" office:value="418" calcext:value-type="float">
            <text:p>418</text:p>
          </table:table-cell>
          <table:table-cell table:style-name="ce35"/>
          <table:table-cell office:value-type="string" calcext:value-type="string">
            <text:p>Disagreement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3537" calcext:value-type="float">
            <text:p>0.353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893" calcext:value-type="float">
            <text:p>0.28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3473" calcext:value-type="float">
            <text:p>0.3473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 table:style-name="ce35"/>
          <table:table-cell office:value-type="string" calcext:value-type="string">
            <text:p>-ve Reaction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2478" calcext:value-type="float">
            <text:p>0.24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179" calcext:value-type="float">
            <text:p>0.1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5" calcext:value-type="float">
            <text:p>0.218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08" calcext:value-type="float">
            <text:p>1908</text:p>
          </table:table-cell>
          <table:table-cell table:style-name="ce35"/>
          <table:table-cell office:value-type="string" calcext:value-type="string">
            <text:p>Elaboration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9" calcext:value-type="float">
            <text:p>0.39</text:p>
          </table:table-cell>
          <table:table-cell office:value-type="float" office:value="0.4001" calcext:value-type="float">
            <text:p>0.400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315" calcext:value-type="float">
            <text:p>0.33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6" calcext:value-type="float">
            <text:p>0.36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1" calcext:value-type="float">
            <text:p>0.1</text:p>
          </table:table-cell>
          <table:table-cell office:value-type="float" office:value="0.1359" calcext:value-type="float">
            <text:p>0.1359</text:p>
          </table:table-cell>
          <table:table-cell office:value-type="float" office:value="280" calcext:value-type="float">
            <text:p>280</text:p>
          </table:table-cell>
          <table:table-cell table:style-name="ce35"/>
          <table:table-cell office:value-type="string" calcext:value-type="string">
            <text:p>Humor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08" calcext:value-type="float">
            <text:p>0.040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" calcext:value-type="float">
            <text:p>0.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35" calcext:value-type="float">
            <text:p>0.1935</text:p>
          </table:table-cell>
          <table:table-cell office:value-type="float" office:value="1439" calcext:value-type="float">
            <text:p>1439</text:p>
          </table:table-cell>
          <table:table-cell table:style-name="ce35"/>
          <table:table-cell office:value-type="string" calcext:value-type="string">
            <text:p>Other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985" calcext:value-type="float">
            <text:p>0.198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594" calcext:value-type="float">
            <text:p>0.159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75" calcext:value-type="float">
            <text:p>0.1575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3:.E13])" office:value-type="float" office:value="0.512936363636364" calcext:value-type="float">
            <text:p>0.5129</text:p>
          </table:table-cell>
          <table:table-cell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3:.K13])" office:value-type="float" office:value="0.511936363636364" calcext:value-type="float">
            <text:p>0.5119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3:.Q13])" office:value-type="float" office:value="0.482218181818182" calcext:value-type="float">
            <text:p>0.482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3:.W13])" office:value-type="float" office:value="0.5027" calcext:value-type="float">
            <text:p>0.5027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4:.E13])" office:value-type="float" office:value="0.46423" calcext:value-type="float">
            <text:p>0.4642</text:p>
          </table:table-cell>
          <table:table-cell/>
          <table:table-cell table:style-name="ce35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4:.K13])" office:value-type="float" office:value="0.46313" calcext:value-type="float">
            <text:p>0.4631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4:.Q13])" office:value-type="float" office:value="0.43044" calcext:value-type="float">
            <text:p>0.4304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4:.W13])" office:value-type="float" office:value="0.45297" calcext:value-type="float">
            <text:p>0.453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13]; [.F4:.F13])/SUM([.F4:.F13])" office:value-type="float" office:value="0.653246287157796" calcext:value-type="float">
            <text:p>0.6532</text:p>
          </table:table-cell>
          <table:table-cell/>
          <table:table-cell table:style-name="ce35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13]; [.L4:.L13])/SUM([.L4:.L13])" office:value-type="float" office:value="0.659224785571613" calcext:value-type="float">
            <text:p>0.659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13]; [.R4:.R13])/SUM([.R4:.R13])" office:value-type="float" office:value="0.634227270591" calcext:value-type="float">
            <text:p>0.634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13]; [.X4:.X13])/SUM([.X4:.X13])" office:value-type="float" office:value="0.642359528845024" calcext:value-type="float">
            <text:p>0.6424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732" calcext:value-type="percentage">
            <text:p>67.3%</text:p>
          </table:table-cell>
          <table:table-cell/>
          <table:table-cell table:style-name="ce35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778" calcext:value-type="percentage">
            <text:p>67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76" calcext:value-type="percentage">
            <text:p>64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49" calcext:value-type="percentage">
            <text:p>66.5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/>
          <table:table-cell table:style-name="ce35"/>
          <table:table-cell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349" calcext:value-type="float">
            <text:p>0.3349</text:p>
          </table:table-cell>
          <table:table-cell office:value-type="float" office:value="1127" calcext:value-type="float">
            <text:p>1127</text:p>
          </table:table-cell>
          <table:table-cell table:style-name="ce35"/>
          <table:table-cell office:value-type="string" calcext:value-type="string">
            <text:p>Short &lt;8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62" calcext:value-type="float">
            <text:p>0.296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968" calcext:value-type="float">
            <text:p>0.2968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7548" calcext:value-type="float">
            <text:p>0.7548</text:p>
          </table:table-cell>
          <table:table-cell office:value-type="float" office:value="4737" calcext:value-type="float">
            <text:p>4737</text:p>
          </table:table-cell>
          <table:table-cell table:style-name="ce35"/>
          <table:table-cell office:value-type="string" calcext:value-type="string">
            <text:p>Long &gt;=8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42" calcext:value-type="float">
            <text:p>0.7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815" calcext:value-type="float">
            <text:p>0.781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812" calcext:value-type="float">
            <text:p>0.781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20:.E21])" office:value-type="float" office:value="0.54485" calcext:value-type="float">
            <text:p>0.54485</text:p>
          </table:table-cell>
          <table:table-cell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20:.K21])" office:value-type="float" office:value="0.5191" calcext:value-type="float">
            <text:p>0.519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20:.Q21])" office:value-type="float" office:value="0.5454" calcext:value-type="float">
            <text:p>0.5454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20:.W21])" office:value-type="float" office:value="0.539" calcext:value-type="float">
            <text:p>0.539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417" calcext:value-type="percentage">
            <text:p>64.2%</text:p>
          </table:table-cell>
          <table:table-cell table:style-name="ce160"/>
          <table:table-cell table:style-name="ce35"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24" calcext:value-type="percentage">
            <text:p>62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8" calcext:value-type="percentage">
            <text:p>66.8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63" calcext:value-type="percentage">
            <text:p>66.6%</text:p>
          </table:table-cell>
          <table:table-cell table:style-name="ce16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76" calcext:value-type="float">
            <text:p>0.867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3" calcext:value-type="float">
            <text:p>0.8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14" calcext:value-type="float">
            <text:p>0.871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681" calcext:value-type="float">
            <text:p>0.868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568" calcext:value-type="float">
            <text:p>0.756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483" calcext:value-type="float">
            <text:p>0.74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7548" calcext:value-type="float">
            <text:p>0.75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553" calcext:value-type="float">
            <text:p>0.7553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5278" calcext:value-type="float">
            <text:p>0.527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8" calcext:value-type="float">
            <text:p>0.5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266" calcext:value-type="float">
            <text:p>0.526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185" calcext:value-type="float">
            <text:p>0.518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954" calcext:value-type="float">
            <text:p>0.495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834" calcext:value-type="float">
            <text:p>0.483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5362" calcext:value-type="float">
            <text:p>0.536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77" calcext:value-type="float">
            <text:p>0.497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.7042" calcext:value-type="float">
            <text:p>0.704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696" calcext:value-type="float">
            <text:p>0.69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972" calcext:value-type="float">
            <text:p>0.697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4" calcext:value-type="float">
            <text:p>0.6944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3343" calcext:value-type="float">
            <text:p>0.33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88" calcext:value-type="float">
            <text:p>0.32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493" calcext:value-type="float">
            <text:p>0.34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3749" calcext:value-type="float">
            <text:p>0.374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2315" calcext:value-type="float">
            <text:p>0.231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1779" calcext:value-type="float">
            <text:p>0.17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1882" calcext:value-type="float">
            <text:p>0.1882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336" calcext:value-type="float">
            <text:p>0.433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3705" calcext:value-type="float">
            <text:p>0.370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345" calcext:value-type="float">
            <text:p>0.4345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379" calcext:value-type="float">
            <text:p>0.137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1" calcext:value-type="float">
            <text:p>0.006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27" calcext:value-type="float">
            <text:p>0.092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27" calcext:value-type="float">
            <text:p>0.1127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224" calcext:value-type="float">
            <text:p>0.122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773" calcext:value-type="float">
            <text:p>0.0773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825" calcext:value-type="float">
            <text:p>0.182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332" calcext:value-type="float">
            <text:p>0.133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27:.E37])" office:value-type="float" office:value="0.510136363636364" calcext:value-type="float">
            <text:p>0.510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27:.K37])" office:value-type="float" office:value="0.484663636363636" calcext:value-type="float">
            <text:p>0.4847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27:.Q37])" office:value-type="float" office:value="0.516972727272727" calcext:value-type="float">
            <text:p>0.5170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27:.W37])" office:value-type="float" office:value="0.507045454545455" calcext:value-type="float">
            <text:p>0.507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28:.E37])" office:value-type="float" office:value="0.46115" calcext:value-type="float">
            <text:p>0.461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28:.K37])" office:value-type="float" office:value="0.43313" calcext:value-type="float">
            <text:p>0.4331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28:.Q37])" office:value-type="float" office:value="0.46867" calcext:value-type="float">
            <text:p>0.4687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28:.W37])" office:value-type="float" office:value="0.45775" calcext:value-type="float">
            <text:p>0.4578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8:.E37]; [.F28:.F37])/SUM([.F28:.F37])" office:value-type="float" office:value="0.649604846669017" calcext:value-type="float">
            <text:p>0.6496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8:.K37]; [.L28:.L37])/SUM([.L28:.L37])" office:value-type="float" office:value="0.63517018564211" calcext:value-type="float">
            <text:p>0.635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8:.Q37]; [.R28:.R37])/SUM([.R28:.R37])" office:value-type="float" office:value="0.651200064622254" calcext:value-type="float">
            <text:p>0.651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8:.W37]; [.X28:.X37])/SUM([.X28:.X37])" office:value-type="float" office:value="0.649351433439079" calcext:value-type="float">
            <text:p>0.6494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584" calcext:value-type="percentage">
            <text:p>65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43" calcext:value-type="percentage">
            <text:p>64.4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43" calcext:value-type="percentage">
            <text:p>66.4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564" calcext:value-type="percentage">
            <text:p>65.6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314" calcext:value-type="float">
            <text:p>0.331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974" calcext:value-type="float">
            <text:p>0.297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27" calcext:value-type="float">
            <text:p>0.32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3297" calcext:value-type="float">
            <text:p>0.3297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7782" calcext:value-type="float">
            <text:p>0.778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896" calcext:value-type="float">
            <text:p>0.789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509" calcext:value-type="float">
            <text:p>0.750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623" calcext:value-type="float">
            <text:p>0.623</text:p>
          </table:table-cell>
          <table:table-cell office:value-type="float" office:value="0.7163" calcext:value-type="float">
            <text:p>0.7163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44:.E45])" office:value-type="float" office:value="0.5548" calcext:value-type="float">
            <text:p>0.5548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44:.K45])" office:value-type="float" office:value="0.5435" calcext:value-type="float">
            <text:p>0.543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44:.Q45])" office:value-type="float" office:value="0.53895" calcext:value-type="float">
            <text:p>0.5389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44:.W45])" office:value-type="float" office:value="0.523" calcext:value-type="float">
            <text:p>0.523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7" calcext:value-type="percentage">
            <text:p>66.7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62" calcext:value-type="percentage">
            <text:p>67.6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64" calcext:value-type="percentage">
            <text:p>63.6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013" calcext:value-type="percentage">
            <text:p>60.1%</text:p>
          </table:table-cell>
          <table:table-cell table:style-name="ce160"/>
        </table:table-row>
      </table:table>
      <table:table table:name="Results_39_46" table:style-name="ta1"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45"/>
          <table:covered-table-cell table:style-name="ce157"/>
          <table:table-cell table:style-name="ce35"/>
          <table:table-cell table:style-name="ce138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35"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632" calcext:value-type="float">
            <text:p>0.8632</text:p>
          </table:table-cell>
          <table:table-cell office:value-type="float" office:value="5537" calcext:value-type="float">
            <text:p>5537</text:p>
          </table:table-cell>
          <table:table-cell table:style-name="ce35"/>
          <table:table-cell office:value-type="string" calcext:value-type="string">
            <text:p>Question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667" calcext:value-type="float">
            <text:p>0.8667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515" calcext:value-type="float">
            <text:p>0.7515</text:p>
          </table:table-cell>
          <table:table-cell office:value-type="float" office:value="4587" calcext:value-type="float">
            <text:p>4587</text:p>
          </table:table-cell>
          <table:table-cell table:style-name="ce35"/>
          <table:table-cell office:value-type="string" calcext:value-type="string">
            <text:p>Answer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563" calcext:value-type="float">
            <text:p>0.756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48" calcext:value-type="float">
            <text:p>0.7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527" calcext:value-type="float">
            <text:p>0.752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926" calcext:value-type="float">
            <text:p>0.4926</text:p>
          </table:table-cell>
          <table:table-cell office:value-type="float" office:value="1267" calcext:value-type="float">
            <text:p>1267</text:p>
          </table:table-cell>
          <table:table-cell table:style-name="ce35"/>
          <table:table-cell office:value-type="string" calcext:value-type="string">
            <text:p>Announcement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5339" calcext:value-type="float">
            <text:p>0.533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5238" calcext:value-type="float">
            <text:p>0.523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" calcext:value-type="float">
            <text:p>0.5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291" calcext:value-type="float">
            <text:p>0.5291</text:p>
          </table:table-cell>
          <table:table-cell office:value-type="float" office:value="486" calcext:value-type="float">
            <text:p>486</text:p>
          </table:table-cell>
          <table:table-cell table:style-name="ce35"/>
          <table:table-cell office:value-type="string" calcext:value-type="string">
            <text:p>Agreement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4976" calcext:value-type="float">
            <text:p>0.497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167" calcext:value-type="float">
            <text:p>0.51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4967" calcext:value-type="float">
            <text:p>0.496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863" calcext:value-type="float">
            <text:p>0.6863</text:p>
          </table:table-cell>
          <table:table-cell office:value-type="float" office:value="923" calcext:value-type="float">
            <text:p>923</text:p>
          </table:table-cell>
          <table:table-cell table:style-name="ce35"/>
          <table:table-cell office:value-type="string" calcext:value-type="string">
            <text:p>Appreciation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6893" calcext:value-type="float">
            <text:p>0.689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6979" calcext:value-type="float">
            <text:p>0.69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7035" calcext:value-type="float">
            <text:p>0.703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746" calcext:value-type="float">
            <text:p>0.2746</text:p>
          </table:table-cell>
          <table:table-cell office:value-type="float" office:value="418" calcext:value-type="float">
            <text:p>418</text:p>
          </table:table-cell>
          <table:table-cell table:style-name="ce35"/>
          <table:table-cell office:value-type="string" calcext:value-type="string">
            <text:p>Dis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5" calcext:value-type="float">
            <text:p>0.33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46" calcext:value-type="float">
            <text:p>0.46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43" calcext:value-type="float">
            <text:p>0.2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3119" calcext:value-type="float">
            <text:p>0.311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967" calcext:value-type="float">
            <text:p>0.1967</text:p>
          </table:table-cell>
          <table:table-cell office:value-type="float" office:value="177" calcext:value-type="float">
            <text:p>177</text:p>
          </table:table-cell>
          <table:table-cell table:style-name="ce35"/>
          <table:table-cell office:value-type="string" calcext:value-type="string">
            <text:p>-ve Reaction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44" calcext:value-type="float">
            <text:p>0.244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83" calcext:value-type="float">
            <text:p>0.383</text:p>
          </table:table-cell>
          <table:table-cell office:value-type="float" office:value="1908" calcext:value-type="float">
            <text:p>1908</text:p>
          </table:table-cell>
          <table:table-cell table:style-name="ce35"/>
          <table:table-cell office:value-type="string" calcext:value-type="string">
            <text:p>Elaboration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135" calcext:value-type="float">
            <text:p>0.41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335" calcext:value-type="float">
            <text:p>0.43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331" calcext:value-type="float">
            <text:p>0.4331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236" calcext:value-type="float">
            <text:p>0.1236</text:p>
          </table:table-cell>
          <table:table-cell office:value-type="float" office:value="280" calcext:value-type="float">
            <text:p>280</text:p>
          </table:table-cell>
          <table:table-cell table:style-name="ce35"/>
          <table:table-cell office:value-type="string" calcext:value-type="string">
            <text:p>Humor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07" calcext:value-type="float">
            <text:p>0.150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68" calcext:value-type="float">
            <text:p>0.026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96" calcext:value-type="float">
            <text:p>0.2196</text:p>
          </table:table-cell>
          <table:table-cell office:value-type="float" office:value="1439" calcext:value-type="float">
            <text:p>1439</text:p>
          </table:table-cell>
          <table:table-cell table:style-name="ce35"/>
          <table:table-cell office:value-type="string" calcext:value-type="string">
            <text:p>Other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387" calcext:value-type="float">
            <text:p>0.238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207" calcext:value-type="float">
            <text:p>0.20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3:.E13])" office:value-type="float" office:value="0.501836363636363" calcext:value-type="float">
            <text:p>0.5018</text:p>
          </table:table-cell>
          <table:table-cell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3:.K13])" office:value-type="float" office:value="0.520190909090909" calcext:value-type="float">
            <text:p>0.520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3:.Q13])" office:value-type="float" office:value="0.4968" calcext:value-type="float">
            <text:p>0.4968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3:.W13])" office:value-type="float" office:value="0.514772727272727" calcext:value-type="float">
            <text:p>0.5148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4:.E13])" office:value-type="float" office:value="0.45202" calcext:value-type="float">
            <text:p>0.4520</text:p>
          </table:table-cell>
          <table:table-cell/>
          <table:table-cell table:style-name="ce35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4:.K13])" office:value-type="float" office:value="0.47221" calcext:value-type="float">
            <text:p>0.472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4:.Q13])" office:value-type="float" office:value="0.44648" calcext:value-type="float">
            <text:p>0.4465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4:.W13])" office:value-type="float" office:value="0.46625" calcext:value-type="float">
            <text:p>0.4663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13]; [.F4:.F13])/SUM([.F4:.F13])" office:value-type="float" office:value="0.6445990894137" calcext:value-type="float">
            <text:p>0.6446</text:p>
          </table:table-cell>
          <table:table-cell/>
          <table:table-cell table:style-name="ce35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13]; [.L4:.L13])/SUM([.L4:.L13])" office:value-type="float" office:value="0.658391193749266" calcext:value-type="float">
            <text:p>0.6584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13]; [.R4:.R13])/SUM([.R4:.R13])" office:value-type="float" office:value="0.652453189989426" calcext:value-type="float">
            <text:p>0.6525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13]; [.X4:.X13])/SUM([.X4:.X13])" office:value-type="float" office:value="0.658267289390201" calcext:value-type="float">
            <text:p>0.6583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61" calcext:value-type="percentage">
            <text:p>66.6%</text:p>
          </table:table-cell>
          <table:table-cell/>
          <table:table-cell table:style-name="ce35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04" calcext:value-type="percentage">
            <text:p>66.0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758" calcext:value-type="percentage">
            <text:p>67.6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605" calcext:value-type="percentage">
            <text:p>66.1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/>
          <table:table-cell table:style-name="ce35"/>
          <table:table-cell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style-name="ce35"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161" calcext:value-type="float">
            <text:p>0.3161</text:p>
          </table:table-cell>
          <table:table-cell office:value-type="float" office:value="1127" calcext:value-type="float">
            <text:p>1127</text:p>
          </table:table-cell>
          <table:table-cell table:style-name="ce35"/>
          <table:table-cell office:value-type="string" calcext:value-type="string">
            <text:p>Short &lt;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2991" calcext:value-type="float">
            <text:p>0.299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3137" calcext:value-type="float">
            <text:p>0.313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982" calcext:value-type="float">
            <text:p>0.298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12" calcext:value-type="float">
            <text:p>0.8112</text:p>
          </table:table-cell>
          <table:table-cell office:value-type="float" office:value="4737" calcext:value-type="float">
            <text:p>4737</text:p>
          </table:table-cell>
          <table:table-cell table:style-name="ce35"/>
          <table:table-cell office:value-type="string" calcext:value-type="string">
            <text:p>Long &gt;=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848" calcext:value-type="float">
            <text:p>0.7848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33" calcext:value-type="float">
            <text:p>0.8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7252" calcext:value-type="float">
            <text:p>0.725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20:.E21])" office:value-type="float" office:value="0.56365" calcext:value-type="float">
            <text:p>0.56365</text:p>
          </table:table-cell>
          <table:table-cell/>
          <table:table-cell table:style-name="ce35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20:.K21])" office:value-type="float" office:value="0.54195" calcext:value-type="float">
            <text:p>0.5419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20:.Q21])" office:value-type="float" office:value="0.57335" calcext:value-type="float">
            <text:p>0.5733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20:.W21])" office:value-type="float" office:value="0.5117" calcext:value-type="float">
            <text:p>0.5117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7041" calcext:value-type="percentage">
            <text:p>70.4%</text:p>
          </table:table-cell>
          <table:table-cell table:style-name="ce160"/>
          <table:table-cell table:style-name="ce35"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07" calcext:value-type="percentage">
            <text:p>67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7314" calcext:value-type="percentage">
            <text:p>73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05" calcext:value-type="percentage">
            <text:p>60.5%</text:p>
          </table:table-cell>
          <table:table-cell table:style-name="ce16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595" calcext:value-type="float">
            <text:p>0.859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615" calcext:value-type="float">
            <text:p>0.861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56" calcext:value-type="float">
            <text:p>0.8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569" calcext:value-type="float">
            <text:p>0.8569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7408" calcext:value-type="float">
            <text:p>0.74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6" calcext:value-type="float">
            <text:p>0.756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7453" calcext:value-type="float">
            <text:p>0.745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37" calcext:value-type="float">
            <text:p>0.743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993" calcext:value-type="float">
            <text:p>0.499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991" calcext:value-type="float">
            <text:p>0.499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407" calcext:value-type="float">
            <text:p>0.5407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058" calcext:value-type="float">
            <text:p>0.405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4489" calcext:value-type="float">
            <text:p>0.448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4444" calcext:value-type="float">
            <text:p>0.444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6869" calcext:value-type="float">
            <text:p>0.686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6778" calcext:value-type="float">
            <text:p>0.6778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6895" calcext:value-type="float">
            <text:p>0.68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886" calcext:value-type="float">
            <text:p>0.6886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3096" calcext:value-type="float">
            <text:p>0.30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568" calcext:value-type="float">
            <text:p>0.356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3445" calcext:value-type="float">
            <text:p>0.344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469" calcext:value-type="float">
            <text:p>0.346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2524" calcext:value-type="float">
            <text:p>0.25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1" calcext:value-type="float">
            <text:p>0.287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2658" calcext:value-type="float">
            <text:p>0.265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39" calcext:value-type="float">
            <text:p>0.2439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215" calcext:value-type="float">
            <text:p>0.32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246" calcext:value-type="float">
            <text:p>0.424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774" calcext:value-type="float">
            <text:p>0.377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" calcext:value-type="float">
            <text:p>0.453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3986" calcext:value-type="float">
            <text:p>0.398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256" calcext:value-type="float">
            <text:p>0.12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293" calcext:value-type="float">
            <text:p>0.129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66" calcext:value-type="float">
            <text:p>0.096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26" calcext:value-type="float">
            <text:p>0.182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118" calcext:value-type="float">
            <text:p>0.11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241" calcext:value-type="float">
            <text:p>0.124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391" calcext:value-type="float">
            <text:p>0.139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526" calcext:value-type="float">
            <text:p>0.1526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27:.E37])" office:value-type="float" office:value="0.486445454545455" calcext:value-type="float">
            <text:p>0.4864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27:.K37])" office:value-type="float" office:value="0.506" calcext:value-type="float">
            <text:p>0.5060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27:.Q37])" office:value-type="float" office:value="0.496154545454546" calcext:value-type="float">
            <text:p>0.496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27:.W37])" office:value-type="float" office:value="0.507981818181818" calcext:value-type="float">
            <text:p>0.508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28:.E37])" office:value-type="float" office:value="0.43509" calcext:value-type="float">
            <text:p>0.4351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28:.K37])" office:value-type="float" office:value="0.4566" calcext:value-type="float">
            <text:p>0.4566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28:.Q37])" office:value-type="float" office:value="0.44577" calcext:value-type="float">
            <text:p>0.4458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28:.W37])" office:value-type="float" office:value="0.45878" calcext:value-type="float">
            <text:p>0.4588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8:.E37]; [.F28:.F37])/SUM([.F28:.F37])" office:value-type="float" office:value="0.625856644342616" calcext:value-type="float">
            <text:p>0.6259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8:.K37]; [.L28:.L37])/SUM([.L28:.L37])" office:value-type="float" office:value="0.642810327811068" calcext:value-type="float">
            <text:p>0.6428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8:.Q37]; [.R28:.R37])/SUM([.R28:.R37])" office:value-type="float" office:value="0.633383233462578" calcext:value-type="float">
            <text:p>0.6334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8:.W37]; [.X28:.X37])/SUM([.X28:.X37])" office:value-type="float" office:value="0.640738949594642" calcext:value-type="float">
            <text:p>0.6407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342" calcext:value-type="percentage">
            <text:p>63.4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577" calcext:value-type="percentage">
            <text:p>65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73" calcext:value-type="percentage">
            <text:p>64.7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81" calcext:value-type="percentage">
            <text:p>64.8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705" calcext:value-type="float">
            <text:p>0.2705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3476" calcext:value-type="float">
            <text:p>0.347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289" calcext:value-type="float">
            <text:p>0.289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3236" calcext:value-type="float">
            <text:p>0.3236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86" calcext:value-type="float">
            <text:p>0.81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7233" calcext:value-type="float">
            <text:p>0.72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86" calcext:value-type="float">
            <text:p>0.7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4" calcext:value-type="float">
            <text:p>0.7824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44:.E45])" office:value-type="float" office:value="0.54455" calcext:value-type="float">
            <text:p>0.5445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44:.K45])" office:value-type="float" office:value="0.53545" calcext:value-type="float">
            <text:p>0.5354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44:.Q45])" office:value-type="float" office:value="0.5375" calcext:value-type="float">
            <text:p>0.537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44:.W45])" office:value-type="float" office:value="0.553" calcext:value-type="float">
            <text:p>0.553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7094" calcext:value-type="percentage">
            <text:p>70.9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114" calcext:value-type="percentage">
            <text:p>61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1" calcext:value-type="percentage">
            <text:p>67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07" calcext:value-type="percentage">
            <text:p>67.1%</text:p>
          </table:table-cell>
          <table:table-cell table:style-name="ce160"/>
        </table:table-row>
      </table:table>
      <table:table table:name="Results_47_54" table:style-name="ta1"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ce35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32" calcext:value-type="float">
            <text:p>0.8532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556" calcext:value-type="float">
            <text:p>0.85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551" calcext:value-type="float">
            <text:p>0.855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577" calcext:value-type="float">
            <text:p>0.8577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26" calcext:value-type="float">
            <text:p>0.732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398" calcext:value-type="float">
            <text:p>0.739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508" calcext:value-type="float">
            <text:p>0.75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81" calcext:value-type="float">
            <text:p>0.738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05" calcext:value-type="float">
            <text:p>0.7405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933" calcext:value-type="float">
            <text:p>0.493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814" calcext:value-type="float">
            <text:p>0.481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4294" calcext:value-type="float">
            <text:p>0.429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5455" calcext:value-type="float">
            <text:p>0.545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464" calcext:value-type="float">
            <text:p>0.46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4131" calcext:value-type="float">
            <text:p>0.413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4799" calcext:value-type="float">
            <text:p>0.479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4817" calcext:value-type="float">
            <text:p>0.481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667" calcext:value-type="float">
            <text:p>0.667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791" calcext:value-type="float">
            <text:p>0.6791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6752" calcext:value-type="float">
            <text:p>0.675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688" calcext:value-type="float">
            <text:p>0.6688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3488" calcext:value-type="float">
            <text:p>0.34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3201" calcext:value-type="float">
            <text:p>0.320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74" calcext:value-type="float">
            <text:p>0.337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32" calcext:value-type="float">
            <text:p>0.33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751" calcext:value-type="float">
            <text:p>0.275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52" calcext:value-type="float">
            <text:p>0.25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2356" calcext:value-type="float">
            <text:p>0.235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367" calcext:value-type="float">
            <text:p>0.2367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771" calcext:value-type="float">
            <text:p>0.377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4247" calcext:value-type="float">
            <text:p>0.4247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289" calcext:value-type="float">
            <text:p>0.128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26" calcext:value-type="float">
            <text:p>0.12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1704" calcext:value-type="float">
            <text:p>0.17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1892" calcext:value-type="float">
            <text:p>0.1892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576" calcext:value-type="float">
            <text:p>0.1576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574" calcext:value-type="float">
            <text:p>0.157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1" calcext:value-type="float">
            <text:p>0.197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3:.E13])" office:value-type="float" office:value="0.5053" calcext:value-type="float">
            <text:p>0.5053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3:.K13])" office:value-type="float" office:value="0.491072727272727" calcext:value-type="float">
            <text:p>0.491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3:.Q13])" office:value-type="float" office:value="0.501445454545455" calcext:value-type="float">
            <text:p>0.5014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3:.W13])" office:value-type="float" office:value="0.513454545454545" calcext:value-type="float">
            <text:p>0.5135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4:.E13])" office:value-type="float" office:value="0.45583" calcext:value-type="float">
            <text:p>0.4558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4:.K13])" office:value-type="float" office:value="0.44018" calcext:value-type="float">
            <text:p>0.440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4:.Q13])" office:value-type="float" office:value="0.45159" calcext:value-type="float">
            <text:p>0.4516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4:.W13])" office:value-type="float" office:value="0.4648" calcext:value-type="float">
            <text:p>0.4648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13]; [.F4:.F13])/SUM([.F4:.F13])" office:value-type="float" office:value="0.636155105158031" calcext:value-type="float">
            <text:p>0.636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13]; [.L4:.L13])/SUM([.L4:.L13])" office:value-type="float" office:value="0.630267213018447" calcext:value-type="float">
            <text:p>0.6303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13]; [.R4:.R13])/SUM([.R4:.R13])" office:value-type="float" office:value="0.637197256491599" calcext:value-type="float">
            <text:p>0.6372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13]; [.X4:.X13])/SUM([.X4:.X13])" office:value-type="float" office:value="0.644962278228175" calcext:value-type="float">
            <text:p>0.645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321" calcext:value-type="percentage">
            <text:p>63.2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18" calcext:value-type="percentage">
            <text:p>64.2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88" calcext:value-type="percentage">
            <text:p>64.9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18" calcext:value-type="percentage">
            <text:p>64.2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3228" calcext:value-type="float">
            <text:p>0.3228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392" calcext:value-type="float">
            <text:p>0.339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194" calcext:value-type="float">
            <text:p>0.319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37" calcext:value-type="float">
            <text:p>0.237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02" calcext:value-type="float">
            <text:p>0.30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9" calcext:value-type="float">
            <text:p>0.839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311" calcext:value-type="float">
            <text:p>0.731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795" calcext:value-type="float">
            <text:p>0.79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791" calcext:value-type="float">
            <text:p>0.79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7486" calcext:value-type="float">
            <text:p>0.7486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20:.E21])" office:value-type="float" office:value="0.52695" calcext:value-type="float">
            <text:p>0.5269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20:.K21])" office:value-type="float" office:value="0.5671" calcext:value-type="float">
            <text:p>0.567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20:.Q21])" office:value-type="float" office:value="0.5552" calcext:value-type="float">
            <text:p>0.555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20:.W21])" office:value-type="float" office:value="0.5253" calcext:value-type="float">
            <text:p>0.5253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151" calcext:value-type="percentage">
            <text:p>61.5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871" calcext:value-type="percentage">
            <text:p>68.7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803" calcext:value-type="percentage">
            <text:p>68.0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03" calcext:value-type="percentage">
            <text:p>63.0%</text:p>
          </table:table-cell>
          <table:table-cell table:style-name="ce160"/>
        </table:table-row>
        <table:table-row table:style-name="ro2">
          <table:table-cell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556" calcext:value-type="float">
            <text:p>0.85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864" calcext:value-type="float">
            <text:p>0.86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533" calcext:value-type="float">
            <text:p>0.85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8598" calcext:value-type="float">
            <text:p>0.8598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01" calcext:value-type="float">
            <text:p>0.7401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7448" calcext:value-type="float">
            <text:p>0.74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69" calcext:value-type="float">
            <text:p>0.7369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409" calcext:value-type="float">
            <text:p>0.740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69" calcext:value-type="float">
            <text:p>0.7269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701" calcext:value-type="float">
            <text:p>0.470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876" calcext:value-type="float">
            <text:p>0.487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5269" calcext:value-type="float">
            <text:p>0.526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5071" calcext:value-type="float">
            <text:p>0.5071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4745" calcext:value-type="float">
            <text:p>0.474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4507" calcext:value-type="float">
            <text:p>0.4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4659" calcext:value-type="float">
            <text:p>0.465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3761" calcext:value-type="float">
            <text:p>0.3761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725" calcext:value-type="float">
            <text:p>0.672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6803" calcext:value-type="float">
            <text:p>0.680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6795" calcext:value-type="float">
            <text:p>0.67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6962" calcext:value-type="float">
            <text:p>0.6962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365" calcext:value-type="float">
            <text:p>0.336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3407" calcext:value-type="float">
            <text:p>0.340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274" calcext:value-type="float">
            <text:p>0.327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3512" calcext:value-type="float">
            <text:p>0.351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2407" calcext:value-type="float">
            <text:p>0.240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2384" calcext:value-type="float">
            <text:p>0.238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4" calcext:value-type="float">
            <text:p>0.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403" calcext:value-type="float">
            <text:p>0.240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6" calcext:value-type="float">
            <text:p>0.408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862" calcext:value-type="float">
            <text:p>0.386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929" calcext:value-type="float">
            <text:p>0.3929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3589" calcext:value-type="float">
            <text:p>0.3589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2" calcext:value-type="float">
            <text:p>0.11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05" calcext:value-type="float">
            <text:p>0.10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1126" calcext:value-type="float">
            <text:p>0.112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419" calcext:value-type="float">
            <text:p>0.1419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181" calcext:value-type="float">
            <text:p>0.18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1647" calcext:value-type="float">
            <text:p>0.164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138" calcext:value-type="float">
            <text:p>0.213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072" calcext:value-type="float">
            <text:p>0.207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27:.E37])" office:value-type="float" office:value="0.499236363636364" calcext:value-type="float">
            <text:p>0.499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27:.K37])" office:value-type="float" office:value="0.496581818181818" calcext:value-type="float">
            <text:p>0.4966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27:.Q37])" office:value-type="float" office:value="0.504836363636364" calcext:value-type="float">
            <text:p>0.5048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27:.W37])" office:value-type="float" office:value="0.496872727272727" calcext:value-type="float">
            <text:p>0.4969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28:.E37])" office:value-type="float" office:value="0.44916" calcext:value-type="float">
            <text:p>0.449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28:.K37])" office:value-type="float" office:value="0.44624" calcext:value-type="float">
            <text:p>0.446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28:.Q37])" office:value-type="float" office:value="0.45532" calcext:value-type="float">
            <text:p>0.4553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28:.W37])" office:value-type="float" office:value="0.44656" calcext:value-type="float">
            <text:p>0.4466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8:.E37]; [.F28:.F37])/SUM([.F28:.F37])" office:value-type="float" office:value="0.636466090941135" calcext:value-type="float">
            <text:p>0.6365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8:.K37]; [.L28:.L37])/SUM([.L28:.L37])" office:value-type="float" office:value="0.637586311831747" calcext:value-type="float">
            <text:p>0.6376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28:.Q37]; [.R28:.R37])/SUM([.R28:.R37])" office:value-type="float" office:value="0.641087486781812" calcext:value-type="float">
            <text:p>0.6411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28:.W37]; [.X28:.X37])/SUM([.X28:.X37])" office:value-type="float" office:value="0.632997561978616" calcext:value-type="float">
            <text:p>0.6330</text:p>
          </table:table-cell>
          <table:table-cell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31" calcext:value-type="percentage">
            <text:p>64.3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24" calcext:value-type="percentage">
            <text:p>64.2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03" calcext:value-type="percentage">
            <text:p>64.0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294" calcext:value-type="percentage">
            <text:p>62.9%</text:p>
          </table:table-cell>
          <table:table-cell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3"/>
          <table:table-cell table:style-name="ce149" table:number-columns-repeated="3"/>
          <table:table-cell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336" calcext:value-type="float">
            <text:p>0.33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222" calcext:value-type="float">
            <text:p>0.322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857" calcext:value-type="float">
            <text:p>0.285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111" calcext:value-type="float">
            <text:p>0.3111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42" calcext:value-type="float">
            <text:p>0.74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7685" calcext:value-type="float">
            <text:p>0.768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7869" calcext:value-type="float">
            <text:p>0.786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7785" calcext:value-type="float">
            <text:p>0.7785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44:.E45])" office:value-type="float" office:value="0.5401" calcext:value-type="float">
            <text:p>0.540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44:.K45])" office:value-type="float" office:value="0.54535" calcext:value-type="float">
            <text:p>0.5453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44:.Q45])" office:value-type="float" office:value="0.5363" calcext:value-type="float">
            <text:p>0.5363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44:.W45])" office:value-type="float" office:value="0.5448" calcext:value-type="float">
            <text:p>0.5448</text:p>
          </table:table-cell>
          <table:table-cell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306" calcext:value-type="percentage">
            <text:p>63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548" calcext:value-type="percentage">
            <text:p>65.5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717" calcext:value-type="percentage">
            <text:p>67.2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47" calcext:value-type="percentage">
            <text:p>66.5%</text:p>
          </table:table-cell>
          <table:table-cell table:style-name="ce160"/>
        </table:table-row>
      </table:table>
      <table:table table:name="Results_55_60" table:style-name="ta1">
        <table:table-column table:style-name="co21" table:default-cell-style-name="Default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ce35"/>
        <table:table-column table:style-name="co25" table:default-cell-style-name="ce141"/>
        <table:table-column table:style-name="co23" table:number-columns-repeated="3" table:default-cell-style-name="ce35"/>
        <table:table-column table:style-name="co23" table:default-cell-style-name="ce159"/>
        <table:table-column table:style-name="co21" table:default-cell-style-name="Default"/>
        <table:table-column table:style-name="co25" table:default-cell-style-name="Default"/>
        <table:table-column table:style-name="co23" table:number-columns-repeated="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3" table:number-columns-repeated="4" table:default-cell-style-name="Default"/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7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58</text:p>
          </table:table-cell>
          <table:covered-table-cell table:number-columns-repeated="3" table:style-name="ce145"/>
          <table:covered-table-cell table:style-name="ce157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29890" calcext:value-type="float">
            <text:p>29890</text:p>
          </table:table-cell>
          <table:table-cell/>
          <table:table-cell table:style-name="ce141"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table:style-name="ce159"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563" calcext:value-type="float">
            <text:p>0.85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561" calcext:value-type="float">
            <text:p>0.8561</text:p>
          </table:table-cell>
          <table:table-cell office:value-type="float" office:value="5537" calcext:value-type="float">
            <text:p>5537</text:p>
          </table:table-cell>
          <table:table-cell/>
          <table:table-cell table:style-name="ce141" office:value-type="string" calcext:value-type="string">
            <text:p>Question</text:p>
          </table:table-cell>
          <table:table-cell table:style-name="ce35" table:number-columns-repeated="3"/>
          <table:table-cell table:style-name="ce159" office:value-type="float" office:value="5537" calcext:value-type="float">
            <text:p>5537</text:p>
          </table:table-cell>
          <table:table-cell/>
          <table:table-cell table:style-name="ce141" office:value-type="string" calcext:value-type="string">
            <text:p>Question</text:p>
          </table:table-cell>
          <table:table-cell table:style-name="ce35" table:number-columns-repeated="3"/>
          <table:table-cell table:style-name="ce159"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7383" calcext:value-type="float">
            <text:p>0.73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82" calcext:value-type="float">
            <text:p>0.7382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7351" calcext:value-type="float">
            <text:p>0.7351</text:p>
          </table:table-cell>
          <table:table-cell office:value-type="float" office:value="4587" calcext:value-type="float">
            <text:p>4587</text:p>
          </table:table-cell>
          <table:table-cell/>
          <table:table-cell table:style-name="ce141" office:value-type="string" calcext:value-type="string">
            <text:p>Answer</text:p>
          </table:table-cell>
          <table:table-cell table:style-name="ce35" table:number-columns-repeated="3"/>
          <table:table-cell table:style-name="ce159" office:value-type="float" office:value="4587" calcext:value-type="float">
            <text:p>4587</text:p>
          </table:table-cell>
          <table:table-cell/>
          <table:table-cell table:style-name="ce141" office:value-type="string" calcext:value-type="string">
            <text:p>Answer</text:p>
          </table:table-cell>
          <table:table-cell table:style-name="ce35" table:number-columns-repeated="3"/>
          <table:table-cell table:style-name="ce159"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4355" calcext:value-type="float">
            <text:p>0.4355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5" calcext:value-type="float">
            <text:p>0.55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141" office:value-type="string" calcext:value-type="string">
            <text:p>Announcement</text:p>
          </table:table-cell>
          <table:table-cell table:style-name="ce35" table:number-columns-repeated="3"/>
          <table:table-cell table:style-name="ce159" office:value-type="float" office:value="1267" calcext:value-type="float">
            <text:p>1267</text:p>
          </table:table-cell>
          <table:table-cell/>
          <table:table-cell table:style-name="ce141" office:value-type="string" calcext:value-type="string">
            <text:p>Announcement</text:p>
          </table:table-cell>
          <table:table-cell table:style-name="ce35" table:number-columns-repeated="3"/>
          <table:table-cell table:style-name="ce159"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4547" calcext:value-type="float">
            <text:p>0.454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3779" calcext:value-type="float">
            <text:p>0.3779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141" office:value-type="string" calcext:value-type="string">
            <text:p>Agreement</text:p>
          </table:table-cell>
          <table:table-cell table:style-name="ce35" table:number-columns-repeated="3"/>
          <table:table-cell table:style-name="ce159" office:value-type="float" office:value="486" calcext:value-type="float">
            <text:p>486</text:p>
          </table:table-cell>
          <table:table-cell/>
          <table:table-cell table:style-name="ce141" office:value-type="string" calcext:value-type="string">
            <text:p>Agreement</text:p>
          </table:table-cell>
          <table:table-cell table:style-name="ce35" table:number-columns-repeated="3"/>
          <table:table-cell table:style-name="ce159"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22" calcext:value-type="float">
            <text:p>0.622</text:p>
          </table:table-cell>
          <table:table-cell office:value-type="float" office:value="0.6793" calcext:value-type="float">
            <text:p>0.6793</text:p>
          </table:table-cell>
          <table:table-cell office:value-type="float" office:value="0.6494" calcext:value-type="float">
            <text:p>0.6494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141" office:value-type="string" calcext:value-type="string">
            <text:p>Appreciation</text:p>
          </table:table-cell>
          <table:table-cell table:style-name="ce35" table:number-columns-repeated="3"/>
          <table:table-cell table:style-name="ce159" office:value-type="float" office:value="923" calcext:value-type="float">
            <text:p>923</text:p>
          </table:table-cell>
          <table:table-cell/>
          <table:table-cell table:style-name="ce141" office:value-type="string" calcext:value-type="string">
            <text:p>Appreciation</text:p>
          </table:table-cell>
          <table:table-cell table:style-name="ce35" table:number-columns-repeated="3"/>
          <table:table-cell table:style-name="ce159"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01" calcext:value-type="float">
            <text:p>0.301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234" calcext:value-type="float">
            <text:p>0.323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295" calcext:value-type="float">
            <text:p>0.3295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141" office:value-type="string" calcext:value-type="string">
            <text:p>Disagreement</text:p>
          </table:table-cell>
          <table:table-cell table:style-name="ce35" table:number-columns-repeated="3"/>
          <table:table-cell table:style-name="ce159" office:value-type="float" office:value="418" calcext:value-type="float">
            <text:p>418</text:p>
          </table:table-cell>
          <table:table-cell/>
          <table:table-cell table:style-name="ce141" office:value-type="string" calcext:value-type="string">
            <text:p>Disagreement</text:p>
          </table:table-cell>
          <table:table-cell table:style-name="ce35" table:number-columns-repeated="3"/>
          <table:table-cell table:style-name="ce159"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2663" calcext:value-type="float">
            <text:p>0.266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322" calcext:value-type="float">
            <text:p>0.322</text:p>
          </table:table-cell>
          <table:table-cell office:value-type="float" office:value="0.2151" calcext:value-type="float">
            <text:p>0.215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41" office:value-type="string" calcext:value-type="string">
            <text:p>-ve Reaction</text:p>
          </table:table-cell>
          <table:table-cell table:style-name="ce35" table:number-columns-repeated="3"/>
          <table:table-cell table:style-name="ce159" office:value-type="float" office:value="177" calcext:value-type="float">
            <text:p>177</text:p>
          </table:table-cell>
          <table:table-cell/>
          <table:table-cell table:style-name="ce141" office:value-type="string" calcext:value-type="string">
            <text:p>-ve Reaction</text:p>
          </table:table-cell>
          <table:table-cell table:style-name="ce35" table:number-columns-repeated="3"/>
          <table:table-cell table:style-name="ce159"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194" calcext:value-type="float">
            <text:p>0.419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294" calcext:value-type="float">
            <text:p>0.294</text:p>
          </table:table-cell>
          <table:table-cell office:value-type="float" office:value="0.3499" calcext:value-type="float">
            <text:p>0.3499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141" office:value-type="string" calcext:value-type="string">
            <text:p>Elaboration</text:p>
          </table:table-cell>
          <table:table-cell table:style-name="ce35" table:number-columns-repeated="3"/>
          <table:table-cell table:style-name="ce159" office:value-type="float" office:value="1908" calcext:value-type="float">
            <text:p>1908</text:p>
          </table:table-cell>
          <table:table-cell/>
          <table:table-cell table:style-name="ce141" office:value-type="string" calcext:value-type="string">
            <text:p>Elaboration</text:p>
          </table:table-cell>
          <table:table-cell table:style-name="ce35" table:number-columns-repeated="3"/>
          <table:table-cell table:style-name="ce159"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1704" calcext:value-type="float">
            <text:p>0.17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82" calcext:value-type="float">
            <text:p>0.1082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141" office:value-type="string" calcext:value-type="string">
            <text:p>Humor</text:p>
          </table:table-cell>
          <table:table-cell table:style-name="ce35" table:number-columns-repeated="3"/>
          <table:table-cell table:style-name="ce159" office:value-type="float" office:value="280" calcext:value-type="float">
            <text:p>280</text:p>
          </table:table-cell>
          <table:table-cell/>
          <table:table-cell table:style-name="ce141" office:value-type="string" calcext:value-type="string">
            <text:p>Humor</text:p>
          </table:table-cell>
          <table:table-cell table:style-name="ce35" table:number-columns-repeated="3"/>
          <table:table-cell table:style-name="ce159"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284" calcext:value-type="float">
            <text:p>0.128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425" calcext:value-type="float">
            <text:p>0.1425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141" office:value-type="string" calcext:value-type="string">
            <text:p>Other</text:p>
          </table:table-cell>
          <table:table-cell table:style-name="ce35" table:number-columns-repeated="3"/>
          <table:table-cell table:style-name="ce159" office:value-type="float" office:value="1439" calcext:value-type="float">
            <text:p>1439</text:p>
          </table:table-cell>
          <table:table-cell/>
          <table:table-cell table:style-name="ce141" office:value-type="string" calcext:value-type="string">
            <text:p>Other</text:p>
          </table:table-cell>
          <table:table-cell table:style-name="ce35" table:number-columns-repeated="3"/>
          <table:table-cell table:style-name="ce159"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3:.E13])" office:value-type="float" office:value="0.494736363636364" calcext:value-type="float">
            <text:p>0.4947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3:.K13])" office:value-type="float" office:value="0.478090909090909" calcext:value-type="float">
            <text:p>0.4781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Q3:.Q13])" office:value-type="float" office:value="1" calcext:value-type="float">
            <text:p>1.0000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W3:.W13])" office:value-type="float" office:value="1" calcext:value-type="float">
            <text:p>1.0000</text:p>
          </table:table-cell>
          <table:table-cell table:style-name="ce159"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4:.E13])" office:value-type="float" office:value="0.44421" calcext:value-type="float">
            <text:p>0.4442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4:.K13])" office:value-type="float" office:value="0.4259" calcext:value-type="float">
            <text:p>0.4259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Q4:.Q13])" office:value-type="string" office:string-value="" calcext:value-type="error">
            <text:p>#DIV/0!</text:p>
          </table:table-cell>
          <table:table-cell table:style-name="ce159"/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W4:.W13])" office:value-type="string" office:string-value="" calcext:value-type="error">
            <text:p>#DIV/0!</text:p>
          </table:table-cell>
          <table:table-cell table:style-name="ce159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4:.E13]; [.F4:.F13])/SUM([.F4:.F13])" office:value-type="float" office:value="0.629484502408648" calcext:value-type="float">
            <text:p>0.6295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4:.K13]; [.L4:.L13])/SUM([.L4:.L13])" office:value-type="float" office:value="0.622665944072377" calcext:value-type="float">
            <text:p>0.6227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Q4:.Q13]; [.R4:.R13])/SUM([.R4:.R13])" office:value-type="float" office:value="0" calcext:value-type="float">
            <text:p>0.0000</text:p>
          </table:table-cell>
          <table:table-cell table:style-name="ce159"/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W4:.W13]; [.X4:.X13])/SUM([.X4:.X13])" office:value-type="float" office:value="0" calcext:value-type="float">
            <text:p>0.0000</text:p>
          </table:table-cell>
          <table:table-cell table:style-name="ce159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448" calcext:value-type="percentage">
            <text:p>64.5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 office:value-type="percentage" office:value="0.6275" calcext:value-type="percentage">
            <text:p>62.8%</text:p>
          </table:table-cell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/>
          <table:table-cell table:style-name="ce159"/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/>
          <table:table-cell table:style-name="ce159"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2"/>
          <table:table-cell table:style-name="ce141"/>
          <table:table-cell table:style-name="ce149" table:number-columns-repeated="3"/>
          <table:table-cell table:style-name="ce159"/>
          <table:table-cell/>
          <table:table-cell table:style-name="ce141"/>
          <table:table-cell table:style-name="ce149" table:number-columns-repeated="3"/>
          <table:table-cell table:style-name="ce159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3143" calcext:value-type="float">
            <text:p>0.314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4" calcext:value-type="float">
            <text:p>0.25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089" calcext:value-type="float">
            <text:p>0.3089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141" office:value-type="string" calcext:value-type="string">
            <text:p>Short &lt;8</text:p>
          </table:table-cell>
          <table:table-cell table:style-name="ce35" table:number-columns-repeated="3"/>
          <table:table-cell table:style-name="ce159" office:value-type="float" office:value="1127" calcext:value-type="float">
            <text:p>1127</text:p>
          </table:table-cell>
          <table:table-cell/>
          <table:table-cell table:style-name="ce141" office:value-type="string" calcext:value-type="string">
            <text:p>Short &lt;8</text:p>
          </table:table-cell>
          <table:table-cell table:style-name="ce35" table:number-columns-repeated="3"/>
          <table:table-cell table:style-name="ce159"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6741" calcext:value-type="float">
            <text:p>0.6741</text:p>
          </table:table-cell>
          <table:table-cell office:value-type="float" office:value="0.7461" calcext:value-type="float">
            <text:p>0.746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7756" calcext:value-type="float">
            <text:p>0.7756</text:p>
          </table:table-cell>
          <table:table-cell office:value-type="float" office:value="4737" calcext:value-type="float">
            <text:p>4737</text:p>
          </table:table-cell>
          <table:table-cell/>
          <table:table-cell table:style-name="ce141" office:value-type="string" calcext:value-type="string">
            <text:p>Long &gt;=8</text:p>
          </table:table-cell>
          <table:table-cell table:style-name="ce35" table:number-columns-repeated="3"/>
          <table:table-cell table:style-name="ce159" office:value-type="float" office:value="4737" calcext:value-type="float">
            <text:p>4737</text:p>
          </table:table-cell>
          <table:table-cell/>
          <table:table-cell table:style-name="ce141" office:value-type="string" calcext:value-type="string">
            <text:p>Long &gt;=8</text:p>
          </table:table-cell>
          <table:table-cell table:style-name="ce35" table:number-columns-repeated="3"/>
          <table:table-cell table:style-name="ce159"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20:.E21])" office:value-type="float" office:value="0.5302" calcext:value-type="float">
            <text:p>0.5302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20:.K21])" office:value-type="float" office:value="0.54225" calcext:value-type="float">
            <text:p>0.54225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Q20:.Q21])" office:value-type="string" office:string-value="" calcext:value-type="error">
            <text:p>#DIV/0!</text:p>
          </table:table-cell>
          <table:table-cell table:style-name="ce159"/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W20:.W21])" office:value-type="string" office:string-value="" calcext:value-type="error">
            <text:p>#DIV/0!</text:p>
          </table:table-cell>
          <table:table-cell table:style-name="ce159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294" calcext:value-type="percentage">
            <text:p>62.9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 office:value-type="percentage" office:value="0.6612" calcext:value-type="percentage">
            <text:p>66.1%</text:p>
          </table:table-cell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/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/>
          <table:table-cell table:style-name="ce160"/>
        </table:table-row>
        <table:table-row table:style-name="ro2">
          <table:table-cell/>
          <table:table-cell table:style-name="Default" table:number-columns-repeated="11"/>
          <table:table-cell table:number-columns-repeated="12"/>
        </table:table-row>
        <table:table-row table:style-name="ro2">
          <table:table-cell/>
          <table:table-cell table:style-name="ce138" office:value-type="string" calcext:value-type="string" table:number-columns-spanned="5" table:number-rows-spanned="1">
            <text:p>Experiment 59</text:p>
          </table:table-cell>
          <table:covered-table-cell table:number-columns-repeated="3" table:style-name="ce145"/>
          <table:covered-table-cell table:style-name="ce157"/>
          <table:table-cell/>
          <table:table-cell table:style-name="ce138" office:value-type="string" calcext:value-type="string" table:number-columns-spanned="5" table:number-rows-spanned="1">
            <text:p>Experiment 60</text:p>
          </table:table-cell>
          <table:covered-table-cell table:number-columns-repeated="3" table:style-name="ce145"/>
          <table:covered-table-cell table:style-name="ce157"/>
          <table:table-cell table:number-columns-repeated="12"/>
        </table:table-row>
        <table:table-row table:style-name="ro2"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Stance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8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 table:number-columns-repeated="12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E27:.E37])" office:value-type="float" office:value="1" calcext:value-type="float">
            <text:p>1.0000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2" table:formula="of:=AVERAGE([.K27:.K37])" office:value-type="float" office:value="1" calcext:value-type="float">
            <text:p>1.0000</text:p>
          </table:table-cell>
          <table:table-cell table:number-columns-repeated="13"/>
        </table:table-row>
        <table:table-row table:style-name="ro2">
          <table:table-cell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E28:.E37])" office:value-type="string" office:string-value="" calcext:value-type="error">
            <text:p>#DIV/0!</text:p>
          </table:table-cell>
          <table:table-cell table:number-columns-repeated="2"/>
          <table:table-cell table:style-name="ce142" office:value-type="string" calcext:value-type="string">
            <text:p>Avg excl empty</text:p>
          </table:table-cell>
          <table:table-cell table:style-name="ce149" table:number-columns-repeated="2"/>
          <table:table-cell table:style-name="ce152" table:formula="of:=AVERAGE([.K28:.K37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2">
          <table:table-cell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E28:.E37]; [.F28:.F37])/SUM([.F28:.F37])" office:value-type="float" office:value="0" calcext:value-type="float">
            <text:p>0.0000</text:p>
          </table:table-cell>
          <table:table-cell table:number-columns-repeated="2"/>
          <table:table-cell table:style-name="ce142" office:value-type="string" calcext:value-type="string">
            <text:p>W. avg excl empty</text:p>
          </table:table-cell>
          <table:table-cell table:style-name="ce149" table:number-columns-repeated="2"/>
          <table:table-cell table:style-name="ce152" table:formula="of:=SUMPRODUCT([.K28:.K37]; [.L28:.L37])/SUM([.L28:.L37])" office:value-type="float" office:value="0" calcext:value-type="float">
            <text:p>0.0000</text:p>
          </table:table-cell>
          <table:table-cell table:number-columns-repeated="13"/>
        </table:table-row>
        <table:table-row table:style-name="ro2">
          <table:table-cell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/>
          <table:table-cell table:number-columns-repeated="2"/>
          <table:table-cell table:style-name="ce142" office:value-type="string" calcext:value-type="string">
            <text:p>Accuracy</text:p>
          </table:table-cell>
          <table:table-cell table:style-name="ce149" table:number-columns-repeated="2"/>
          <table:table-cell table:style-name="ce156"/>
          <table:table-cell table:number-columns-repeated="13"/>
        </table:table-row>
        <table:table-row table:style-name="ro2">
          <table:table-cell table:number-columns-repeated="2"/>
          <table:table-cell table:style-name="ce149" table:number-columns-repeated="3"/>
          <table:table-cell table:number-columns-repeated="3"/>
          <table:table-cell table:style-name="ce149" table:number-columns-repeated="3"/>
          <table:table-cell table:number-columns-repeated="13"/>
        </table:table-row>
        <table:table-row table:style-name="ro2"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/>
          <table:table-cell table:style-name="ce140" office:value-type="string" calcext:value-type="string">
            <text:p>Length</text:p>
          </table:table-cell>
          <table:table-cell table:style-name="ce146" office:value-type="string" calcext:value-type="string">
            <text:p>Precision</text:p>
          </table:table-cell>
          <table:table-cell table:style-name="ce146" office:value-type="string" calcext:value-type="string">
            <text:p>Recall</text:p>
          </table:table-cell>
          <table:table-cell table:style-name="ce146" office:value-type="string" calcext:value-type="string">
            <text:p>F1 Score</text:p>
          </table:table-cell>
          <table:table-cell table:style-name="ce158" office:value-type="string" calcext:value-type="string">
            <text:p>Support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 table:number-columns-repeated="12"/>
        </table:table-row>
        <table:table-row table:style-name="ro2">
          <table:table-cell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E44:.E45])" office:value-type="string" office:string-value="" calcext:value-type="error">
            <text:p>#DIV/0!</text:p>
          </table:table-cell>
          <table:table-cell table:number-columns-repeated="2"/>
          <table:table-cell table:style-name="ce142" office:value-type="string" calcext:value-type="string">
            <text:p>Average</text:p>
          </table:table-cell>
          <table:table-cell table:style-name="ce149" table:number-columns-repeated="2"/>
          <table:table-cell table:style-name="ce151" table:formula="of:=AVERAGE([.K44:.K45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2"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/>
          <table:table-cell table:style-name="ce160"/>
          <table:table-cell/>
          <table:table-cell table:style-name="ce143" office:value-type="string" calcext:value-type="string">
            <text:p>Accuracy</text:p>
          </table:table-cell>
          <table:table-cell table:style-name="ce150" table:number-columns-repeated="2"/>
          <table:table-cell table:style-name="ce154"/>
          <table:table-cell table:style-name="ce160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0:02:03.040535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2-04T10:05:10.121788436</dc:date>
    <meta:editing-duration>P1DT21H45M5S</meta:editing-duration>
    <meta:editing-cycles>139</meta:editing-cycles>
    <meta:generator>LibreOffice/6.4.6.2$Linux_X86_64 LibreOffice_project/40$Build-2</meta:generator>
    <meta:document-statistic meta:table-count="8" meta:cell-count="5730" meta:object-count="0"/>
  </office:meta>
</office:document-meta>
</file>